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7.742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9.149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0.933cm"/>
    </style:style>
    <style:style style:name="co15" style:family="table-column">
      <style:table-column-properties fo:break-before="auto" style:column-width="1.124cm"/>
    </style:style>
    <style:style style:name="co16" style:family="table-column">
      <style:table-column-properties fo:break-before="auto" style:column-width="2.4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 Black" fo:font-size="10pt" fo:font-style="normal" style:text-underline-style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 Black" fo:font-size="10pt" fo:font-style="normal" style:text-underline-style="none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normal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ext-properties style:font-name="DejaVu Sans"/>
    </style:style>
    <style:style style:name="ce55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40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fo:border="1.25pt solid #ff6f00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style="normal" style:font-size-asian="6pt" style:font-style-asian="normal" style:font-size-complex="6pt" style:font-style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ce72" style:family="table-cell" style:parent-style-name="Default">
      <style:text-properties fo:font-size="6pt" style:font-size-asian="6pt" style:font-size-complex="6pt"/>
    </style:style>
    <style:style style:name="ce73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74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EOI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ce27"/>
        <table:table-column table:style-name="co6" table:default-cell-style-name="ce62"/>
        <table:table-row table:style-name="ro4"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I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A" calcext:value-type="string">
            <text:p>A</text:p>
          </table:table-cell>
          <table:table-cell table:style-name="ce17" table:formula="of:=[.D1]" office:value-type="string" office:string-value="E" calcext:value-type="string">
            <text:p>E</text:p>
          </table:table-cell>
          <table:table-cell table:style-name="ce17" table:formula="of:=[.E1]" office:value-type="string" office:string-value="O" calcext:value-type="string">
            <text:p>O</text:p>
          </table:table-cell>
          <table:table-cell table:style-name="ce17" table:formula="of:=[.F1]" office:value-type="string" office:string-value="I" calcext:value-type="string">
            <text:p>I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4">
          <table:table-cell table:style-name="ce1" office:value-type="string" calcext:value-type="string">
            <text:p>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2]);[.H$1];&quot;&quot;)">
            <text:p/>
          </table:table-cell>
          <table:table-cell table:style-name="ce21" table:formula="of:=IF(ISNUMBER([.C2]);[.I$1];&quot;&quot;)" office:value-type="string" office:string-value="A" calcext:value-type="string">
            <text:p>A</text:p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A" calcext:value-type="string">
            <text:p>A</text:p>
          </table:table-cell>
          <table:table-cell table:style-name="ce31" office:value-type="string" calcext:value-type="string">
            <text:p>pale</text:p>
          </table:table-cell>
        </table:table-row>
        <table:table-row table:style-name="ro4">
          <table:table-cell table:style-name="ce1" office:value-type="string" calcext:value-type="string">
            <text:p>e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>
            <text:p/>
          </table:table-cell>
          <table:table-cell table:style-name="ce21" table:formula="of:=IF(ISNUMBER([.D3]);[.J$1];&quot;&quot;)" office:value-type="string" office:string-value="E" calcext:value-type="string">
            <text:p>E</text:p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 office:value-type="string" calcext:value-type="string">
            <text:p>pole</text:p>
          </table:table-cell>
        </table:table-row>
        <table:table-row table:style-name="ro4">
          <table:table-cell table:style-name="ce1" office:value-type="string" calcext:value-type="string">
            <text:p>o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>
            <text:p/>
          </table:table-cell>
          <table:table-cell table:style-name="ce21" table:formula="of:=IF(ISNUMBER([.E4]);[.K$1];&quot;&quot;)" office:value-type="string" office:string-value="O" calcext:value-type="string">
            <text:p>O</text:p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O" calcext:value-type="string">
            <text:p>O</text:p>
          </table:table-cell>
          <table:table-cell table:style-name="ce31" office:value-type="string" calcext:value-type="string">
            <text:p>pele</text:p>
          </table:table-cell>
        </table:table-row>
        <table:table-row table:style-name="ro4">
          <table:table-cell table:style-name="ce1" office:value-type="string" calcext:value-type="string">
            <text:p>i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>
            <text:p/>
          </table:table-cell>
          <table:table-cell table:style-name="ce21" table:formula="of:=IF(ISNUMBER([.F5]);[.L$1];&quot;&quot;)" office:value-type="string" office:string-value="I" calcext:value-type="string">
            <text:p>I</text:p>
          </table:table-cell>
          <table:table-cell table:style-name="ce24" table:formula="of:=COM.MICROSOFT.CONCAT([.H5:.L5])" office:value-type="string" office:string-value="I" calcext:value-type="string">
            <text:p>I</text:p>
          </table:table-cell>
          <table:table-cell table:style-name="ce31" office:value-type="string" calcext:value-type="string">
            <text:p>udźwięczniające: pik, fik, mig, wyrazy obce</text:p>
          </table:table-cell>
        </table:table-row>
        <table:table-row table:style-name="ro4">
          <table:table-cell table:style-name="ce1" office:value-type="string" calcext:value-type="string">
            <text:p>i'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6]);[.H$1];&quot;&quot;)" office:value-type="string" office:string-value="J" calcext:value-type="string">
            <text:p>J</text:p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>
            <text:p/>
          </table:table-cell>
          <table:table-cell table:style-name="ce24" table:formula="of:=COM.MICROSOFT.CONCAT([.H6:.L6])" office:value-type="string" office:string-value="J" calcext:value-type="string">
            <text:p>J</text:p>
          </table:table-cell>
          <table:table-cell table:style-name="ce31" office:value-type="string" calcext:value-type="string">
            <text:p>zmiękczające/uższypiające: siaki, szyk, spiek</text:p>
          </table:table-cell>
        </table:table-row>
        <table:table-row table:style-name="ro4">
          <table:table-cell table:style-name="ce1" office:value-type="string" calcext:value-type="string">
            <text:p>ą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 office:value-type="string" office:string-value="A" calcext:value-type="string">
            <text:p>A</text:p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 office:value-type="string" office:string-value="O" calcext:value-type="string">
            <text:p>O</text:p>
          </table:table-cell>
          <table:table-cell table:style-name="ce21" table:formula="of:=IF(ISNUMBER([.F7]);[.L$1];&quot;&quot;)">
            <text:p/>
          </table:table-cell>
          <table:table-cell table:style-name="ce24" table:formula="of:=COM.MICROSOFT.CONCAT([.H7:.L7])" office:value-type="string" office:string-value="AO" calcext:value-type="string">
            <text:p>AO</text:p>
          </table:table-cell>
          <table:table-cell table:style-name="ce31" office:value-type="string" calcext:value-type="string">
            <text:p>pąk</text:p>
          </table:table-cell>
        </table:table-row>
        <table:table-row table:style-name="ro4">
          <table:table-cell table:style-name="ce1" office:value-type="string" calcext:value-type="string">
            <text:p>ią/ją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8]);[.H$1];&quot;&quot;)" office:value-type="string" office:string-value="J" calcext:value-type="string">
            <text:p>J</text:p>
          </table:table-cell>
          <table:table-cell table:style-name="ce21" table:formula="of:=IF(ISNUMBER([.C8]);[.I$1];&quot;&quot;)" office:value-type="string" office:string-value="A" calcext:value-type="string">
            <text:p>A</text:p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O" calcext:value-type="string">
            <text:p>O</text:p>
          </table:table-cell>
          <table:table-cell table:style-name="ce21" table:formula="of:=IF(ISNUMBER([.F8]);[.L$1];&quot;&quot;)">
            <text:p/>
          </table:table-cell>
          <table:table-cell table:style-name="ce24" table:formula="of:=COM.MICROSOFT.CONCAT([.H8:.L8])" office:value-type="string" office:string-value="JAO" calcext:value-type="string">
            <text:p>JAO</text:p>
          </table:table-cell>
          <table:table-cell table:style-name="ce31" office:value-type="string" calcext:value-type="string">
            <text:p>piąstka, prządka, Płąchawy</text:p>
          </table:table-cell>
        </table:table-row>
        <table:table-row table:style-name="ro4">
          <table:table-cell table:style-name="ce1" office:value-type="string" calcext:value-type="string">
            <text:p>ę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>
            <text:p/>
          </table:table-cell>
          <table:table-cell table:style-name="ce21" table:formula="of:=IF(ISNUMBER([.D9]);[.J$1];&quot;&quot;)" office:value-type="string" office:string-value="E" calcext:value-type="string">
            <text:p>E</text:p>
          </table:table-cell>
          <table:table-cell table:style-name="ce21" table:formula="of:=IF(ISNUMBER([.E9]);[.K$1];&quot;&quot;)" office:value-type="string" office:string-value="O" calcext:value-type="string">
            <text:p>O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O" calcext:value-type="string">
            <text:p>EO</text:p>
          </table:table-cell>
          <table:table-cell table:style-name="ce31" office:value-type="string" calcext:value-type="string">
            <text:p>pęk</text:p>
          </table:table-cell>
        </table:table-row>
        <table:table-row table:style-name="ro4">
          <table:table-cell table:style-name="ce1" office:value-type="string" calcext:value-type="string">
            <text:p>ię/ję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 office:value-type="string" office:string-value="J" calcext:value-type="string">
            <text:p>J</text:p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E" calcext:value-type="string">
            <text:p>E</text:p>
          </table:table-cell>
          <table:table-cell table:style-name="ce21" table:formula="of:=IF(ISNUMBER([.E10]);[.K$1];&quot;&quot;)" office:value-type="string" office:string-value="O" calcext:value-type="string">
            <text:p>O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JEO" calcext:value-type="string">
            <text:p>JEO</text:p>
          </table:table-cell>
          <table:table-cell table:style-name="ce31" office:value-type="string" calcext:value-type="string">
            <text:p>pięść, przędła, Płęsno</text:p>
          </table:table-cell>
        </table:table-row>
        <table:table-row table:style-name="ro4">
          <table:table-cell table:style-name="ce1" office:value-type="string" calcext:value-type="string">
            <text:p>u/ó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1]);[.H$1];&quot;&quot;)">
            <text:p/>
          </table:table-cell>
          <table:table-cell table:style-name="ce21" table:formula="of:=IF(ISNUMBER([.C11]);[.I$1];&quot;&quot;)" office:value-type="string" office:string-value="A" calcext:value-type="string">
            <text:p>A</text:p>
          </table:table-cell>
          <table:table-cell table:style-name="ce21" table:formula="of:=IF(ISNUMBER([.D11]);[.J$1];&quot;&quot;)" office:value-type="string" office:string-value="E" calcext:value-type="string">
            <text:p>E</text:p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AE" calcext:value-type="string">
            <text:p>AE</text:p>
          </table:table-cell>
          <table:table-cell table:style-name="ce31" office:value-type="string" calcext:value-type="string">
            <text:p>pustka, pór</text:p>
          </table:table-cell>
        </table:table-row>
        <table:table-row table:style-name="ro4">
          <table:table-cell table:style-name="ce1" office:value-type="string" calcext:value-type="string">
            <text:p>iu/ju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 office:value-type="string" office:string-value="A" calcext:value-type="string">
            <text:p>A</text:p>
          </table:table-cell>
          <table:table-cell table:style-name="ce21" table:formula="of:=IF(ISNUMBER([.D12]);[.J$1];&quot;&quot;)" office:value-type="string" office:string-value="E" calcext:value-type="string">
            <text:p>E</text:p>
          </table:table-cell>
          <table:table-cell table:style-name="ce21" table:formula="of:=IF(ISNUMBER([.E12]);[.K$1];&quot;&quot;)">
            <text:p/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AE" calcext:value-type="string">
            <text:p>JAE</text:p>
          </table:table-cell>
          <table:table-cell table:style-name="ce31" office:value-type="string" calcext:value-type="string">
            <text:p>pius, szus, łóz, niósł ale też: pójdzie, czuj, jujki, słój</text:p>
          </table:table-cell>
        </table:table-row>
        <table:table-row table:style-name="ro4">
          <table:table-cell table:style-name="ce1" office:value-type="string" calcext:value-type="string">
            <text:p>y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3]);[.H$1];&quot;&quot;)">
            <text:p/>
          </table:table-cell>
          <table:table-cell table:style-name="ce21" table:formula="of:=IF(ISNUMBER([.C13]);[.I$1];&quot;&quot;)" office:value-type="string" office:string-value="A" calcext:value-type="string">
            <text:p>A</text:p>
          </table:table-cell>
          <table:table-cell table:style-name="ce21" table:formula="of:=IF(ISNUMBER([.D13]);[.J$1];&quot;&quot;)" office:value-type="string" office:string-value="E" calcext:value-type="string">
            <text:p>E</text:p>
          </table:table-cell>
          <table:table-cell table:style-name="ce21" table:formula="of:=IF(ISNUMBER([.E13]);[.K$1];&quot;&quot;)" office:value-type="string" office:string-value="O" calcext:value-type="string">
            <text:p>O</text:p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AEO" calcext:value-type="string">
            <text:p>AEO</text:p>
          </table:table-cell>
          <table:table-cell table:style-name="ce31" office:value-type="string" calcext:value-type="string">
            <text:p>pysk</text:p>
          </table:table-cell>
        </table:table-row>
        <table:table-row table:style-name="ro4">
          <table:table-cell table:style-name="ce4" office:value-type="string" calcext:value-type="string">
            <text:p>'y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 office:value-type="string" office:string-value="A" calcext:value-type="string">
            <text:p>A</text:p>
          </table:table-cell>
          <table:table-cell table:style-name="ce21" table:formula="of:=IF(ISNUMBER([.D14]);[.J$1];&quot;&quot;)" office:value-type="string" office:string-value="E" calcext:value-type="string">
            <text:p>E</text:p>
          </table:table-cell>
          <table:table-cell table:style-name="ce21" table:formula="of:=IF(ISNUMBER([.E14]);[.K$1];&quot;&quot;)" office:value-type="string" office:string-value="O" calcext:value-type="string">
            <text:p>O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JAEO" calcext:value-type="string">
            <text:p>JAEO</text:p>
          </table:table-cell>
          <table:table-cell table:style-name="ce31" office:value-type="string" calcext:value-type="string">
            <text:p>szyk, czyżyk, łyżwy</text:p>
          </table:table-cell>
        </table:table-row>
        <table:table-row table:style-name="ro4">
          <table:table-cell table:style-name="ce1" office:value-type="string" calcext:value-type="string">
            <text:p>ia/j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 office:value-type="string" office:string-value="A" calcext:value-type="string">
            <text:p>A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>
            <text:p/>
          </table:table-cell>
          <table:table-cell table:style-name="ce24" table:formula="of:=COM.MICROSOFT.CONCAT([.H15:.L15])" office:value-type="string" office:string-value="JA" calcext:value-type="string">
            <text:p>JA</text:p>
          </table:table-cell>
          <table:table-cell table:style-name="ce31" office:value-type="string" calcext:value-type="string">
            <text:p>piach, płachta, wszak</text:p>
          </table:table-cell>
        </table:table-row>
        <table:table-row table:style-name="ro4">
          <table:table-cell table:style-name="ce1" office:value-type="string" calcext:value-type="string">
            <text:p>ie/je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 office:value-type="string" office:string-value="E" calcext:value-type="string">
            <text:p>E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>
            <text:p/>
          </table:table-cell>
          <table:table-cell table:style-name="ce24" table:formula="of:=COM.MICROSOFT.CONCAT([.H16:.L16])" office:value-type="string" office:string-value="JE" calcext:value-type="string">
            <text:p>JE</text:p>
          </table:table-cell>
          <table:table-cell table:style-name="ce31" office:value-type="string" calcext:value-type="string">
            <text:p>piec, chłeptać, wrzeszczeć</text:p>
          </table:table-cell>
        </table:table-row>
        <table:table-row table:style-name="ro4">
          <table:table-cell table:style-name="ce1" office:value-type="string" calcext:value-type="string">
            <text:p>io/j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>
            <text:p/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 office:value-type="string" office:string-value="O" calcext:value-type="string">
            <text:p>O</text:p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O" calcext:value-type="string">
            <text:p>JO</text:p>
          </table:table-cell>
          <table:table-cell table:style-name="ce31" office:value-type="string" calcext:value-type="string">
            <text:p>piosenka, chłop, wrzos</text:p>
          </table:table-cell>
        </table:table-row>
        <table:table-row table:style-name="ro4">
          <table:table-cell table:style-name="ce1" office:value-type="string" calcext:value-type="string">
            <text:p>ii/j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>
            <text:p/>
          </table:table-cell>
          <table:table-cell table:style-name="ce21" table:formula="of:=IF(ISNUMBER([.E18]);[.K$1];&quot;&quot;)">
            <text:p/>
          </table:table-cell>
          <table:table-cell table:style-name="ce21" table:formula="of:=IF(ISNUMBER([.F18]);[.L$1];&quot;&quot;)" office:value-type="string" office:string-value="I" calcext:value-type="string">
            <text:p>I</text:p>
          </table:table-cell>
          <table:table-cell table:style-name="ce24" table:formula="of:=COM.MICROSOFT.CONCAT([.H18:.L18])" office:value-type="string" office:string-value="JI" calcext:value-type="string">
            <text:p>JI</text:p>
          </table:table-cell>
          <table:table-cell table:style-name="ce31" office:value-type="string" calcext:value-type="string">
            <text:p>Jidysz?, szyk, łyk, nik + ew. końcówki: żmii, frezji, spacji</text:p>
          </table:table-cell>
        </table:table-row>
        <table:table-row table:style-name="ro4">
          <table:table-cell table:style-name="ce1" office:value-type="string" calcext:value-type="string">
            <text:p>ai/aj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>
            <text:p/>
          </table:table-cell>
          <table:table-cell table:style-name="ce21" table:formula="of:=IF(ISNUMBER([.C19]);[.I$1];&quot;&quot;)" office:value-type="string" office:string-value="A" calcext:value-type="string">
            <text:p>A</text:p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>
            <text:p/>
          </table:table-cell>
          <table:table-cell table:style-name="ce21" table:formula="of:=IF(ISNUMBER([.F19]);[.L$1];&quot;&quot;)" office:value-type="string" office:string-value="I" calcext:value-type="string">
            <text:p>I</text:p>
          </table:table-cell>
          <table:table-cell table:style-name="ce24" table:formula="of:=COM.MICROSOFT.CONCAT([.H19:.L19])" office:value-type="string" office:string-value="AI" calcext:value-type="string">
            <text:p>AI</text:p>
          </table:table-cell>
          <table:table-cell table:style-name="ce31" office:value-type="string" calcext:value-type="string">
            <text:p>pajda, Majka</text:p>
          </table:table-cell>
        </table:table-row>
        <table:table-row table:style-name="ro4">
          <table:table-cell table:style-name="ce1" office:value-type="string" calcext:value-type="string">
            <text:p>iaj/jaj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A" calcext:value-type="string">
            <text:p>A</text:p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>
            <text:p/>
          </table:table-cell>
          <table:table-cell table:style-name="ce21" table:formula="of:=IF(ISNUMBER([.F20]);[.L$1];&quot;&quot;)" office:value-type="string" office:string-value="I" calcext:value-type="string">
            <text:p>I</text:p>
          </table:table-cell>
          <table:table-cell table:style-name="ce24" table:formula="of:=COM.MICROSOFT.CONCAT([.H20:.L20])" office:value-type="string" office:string-value="JAI" calcext:value-type="string">
            <text:p>JAI</text:p>
          </table:table-cell>
          <table:table-cell table:style-name="ce31" office:value-type="string" calcext:value-type="string">
            <text:p>czaj, łaje, jaja</text:p>
          </table:table-cell>
        </table:table-row>
        <table:table-row table:style-name="ro4">
          <table:table-cell table:style-name="ce1" office:value-type="string" calcext:value-type="string">
            <text:p>ei/ej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>
            <text:p/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 office:value-type="string" office:string-value="E" calcext:value-type="string">
            <text:p>E</text:p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I" calcext:value-type="string">
            <text:p>I</text:p>
          </table:table-cell>
          <table:table-cell table:style-name="ce24" table:formula="of:=COM.MICROSOFT.CONCAT([.H21:.L21])" office:value-type="string" office:string-value="EI" calcext:value-type="string">
            <text:p>EI</text:p>
          </table:table-cell>
          <table:table-cell table:style-name="ce31" office:value-type="string" calcext:value-type="string">
            <text:p>Lejda, wejść</text:p>
          </table:table-cell>
        </table:table-row>
        <table:table-row table:style-name="ro4">
          <table:table-cell table:style-name="ce5" office:value-type="string" calcext:value-type="string">
            <text:p>iej/jej</text:p>
          </table:table-cell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2]);[.H$1];&quot;&quot;)">
            <text:p/>
          </table:table-cell>
          <table:table-cell table:style-name="ce23" table:formula="of:=IF(ISNUMBER([.C22]);[.I$1];&quot;&quot;)">
            <text:p/>
          </table:table-cell>
          <table:table-cell table:style-name="ce23" table:formula="of:=IF(ISNUMBER([.D22]);[.J$1];&quot;&quot;)" office:value-type="string" office:string-value="E" calcext:value-type="string">
            <text:p>E</text:p>
          </table:table-cell>
          <table:table-cell table:style-name="ce23" table:formula="of:=IF(ISNUMBER([.E22]);[.K$1];&quot;&quot;)" office:value-type="string" office:string-value="O" calcext:value-type="string">
            <text:p>O</text:p>
          </table:table-cell>
          <table:table-cell table:style-name="ce23" table:formula="of:=IF(ISNUMBER([.F22]);[.L$1];&quot;&quot;)" office:value-type="string" office:string-value="I" calcext:value-type="string">
            <text:p>I</text:p>
          </table:table-cell>
          <table:table-cell table:style-name="ce26" table:formula="of:=COM.MICROSOFT.CONCAT([.H22:.L22])" office:value-type="string" office:string-value="EOI" calcext:value-type="string">
            <text:p>EOI</text:p>
          </table:table-cell>
          <table:table-cell table:style-name="ce32" office:value-type="string" calcext:value-type="string">
            <text:p>jej, inaczej, niej, Łejkówka, ale też: kije, pije</text:p>
          </table:table-cell>
        </table:table-row>
        <table:table-row table:style-name="ro4">
          <table:table-cell table:style-name="ce1" office:value-type="string" calcext:value-type="string">
            <text:p>oi/oj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>
            <text:p/>
          </table:table-cell>
          <table:table-cell table:style-name="ce21" table:formula="of:=IF(ISNUMBER([.D23]);[.J$1];&quot;&quot;)">
            <text:p/>
          </table:table-cell>
          <table:table-cell table:style-name="ce21" table:formula="of:=IF(ISNUMBER([.E23]);[.K$1];&quot;&quot;)" office:value-type="string" office:string-value="O" calcext:value-type="string">
            <text:p>O</text:p>
          </table:table-cell>
          <table:table-cell table:style-name="ce21" table:formula="of:=IF(ISNUMBER([.F23]);[.L$1];&quot;&quot;)" office:value-type="string" office:string-value="I" calcext:value-type="string">
            <text:p>I</text:p>
          </table:table-cell>
          <table:table-cell table:style-name="ce24" table:formula="of:=COM.MICROSOFT.CONCAT([.H23:.L23])" office:value-type="string" office:string-value="OI" calcext:value-type="string">
            <text:p>OI</text:p>
          </table:table-cell>
          <table:table-cell table:style-name="ce31" office:value-type="string" calcext:value-type="string">
            <text:p>ojczyzna, koja</text:p>
          </table:table-cell>
        </table:table-row>
        <table:table-row table:style-name="ro4">
          <table:table-cell table:style-name="ce1" office:value-type="string" calcext:value-type="string">
            <text:p>ioj/jo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 office:value-type="string" office:string-value="J" calcext:value-type="string">
            <text:p>J</text:p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>
            <text:p/>
          </table:table-cell>
          <table:table-cell table:style-name="ce21" table:formula="of:=IF(ISNUMBER([.E24]);[.K$1];&quot;&quot;)" office:value-type="string" office:string-value="O" calcext:value-type="string">
            <text:p>O</text:p>
          </table:table-cell>
          <table:table-cell table:style-name="ce21" table:formula="of:=IF(ISNUMBER([.F24]);[.L$1];&quot;&quot;)" office:value-type="string" office:string-value="I" calcext:value-type="string">
            <text:p>I</text:p>
          </table:table-cell>
          <table:table-cell table:style-name="ce24" table:formula="of:=COM.MICROSOFT.CONCAT([.H24:.L24])" office:value-type="string" office:string-value="JOI" calcext:value-type="string">
            <text:p>JOI</text:p>
          </table:table-cell>
          <table:table-cell table:style-name="ce31" office:value-type="string" calcext:value-type="string">
            <text:p>łoj, szojgu, jojczyć, ale też ijon, kijowska</text:p>
          </table:table-cell>
        </table:table-row>
        <table:table-row table:style-name="ro4">
          <table:table-cell table:style-name="ce1" office:value-type="string" calcext:value-type="string">
            <text:p>ui/uj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 office:value-type="string" office:string-value="A" calcext:value-type="string">
            <text:p>A</text:p>
          </table:table-cell>
          <table:table-cell table:style-name="ce21" table:formula="of:=IF(ISNUMBER([.D25]);[.J$1];&quot;&quot;)" office:value-type="string" office:string-value="E" calcext:value-type="string">
            <text:p>E</text:p>
          </table:table-cell>
          <table:table-cell table:style-name="ce21" table:formula="of:=IF(ISNUMBER([.E25]);[.K$1];&quot;&quot;)">
            <text:p/>
          </table:table-cell>
          <table:table-cell table:style-name="ce21" table:formula="of:=IF(ISNUMBER([.F25]);[.L$1];&quot;&quot;)" office:value-type="string" office:string-value="I" calcext:value-type="string">
            <text:p>I</text:p>
          </table:table-cell>
          <table:table-cell table:style-name="ce24" table:formula="of:=COM.MICROSOFT.CONCAT([.H25:.L25])" office:value-type="string" office:string-value="AEI" calcext:value-type="string">
            <text:p>AEI</text:p>
          </table:table-cell>
          <table:table-cell table:style-name="ce31" office:value-type="string" calcext:value-type="string">
            <text:p>ujdzie, pójdzie, kuje, ale też: pijus</text:p>
          </table:table-cell>
        </table:table-row>
        <table:table-row table:style-name="ro4">
          <table:table-cell table:style-name="ce5" office:value-type="string" calcext:value-type="string">
            <text:p>iuj/juj/ój</text:p>
          </table:table-cell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6]);[.H$1];&quot;&quot;)">
            <text:p/>
          </table:table-cell>
          <table:table-cell table:style-name="ce23" table:formula="of:=IF(ISNUMBER([.C26]);[.I$1];&quot;&quot;)" office:value-type="string" office:string-value="A" calcext:value-type="string">
            <text:p>A</text:p>
          </table:table-cell>
          <table:table-cell table:style-name="ce23" table:formula="of:=IF(ISNUMBER([.D26]);[.J$1];&quot;&quot;)" office:value-type="string" office:string-value="E" calcext:value-type="string">
            <text:p>E</text:p>
          </table:table-cell>
          <table:table-cell table:style-name="ce23" table:formula="of:=IF(ISNUMBER([.E26]);[.K$1];&quot;&quot;)" office:value-type="string" office:string-value="O" calcext:value-type="string">
            <text:p>O</text:p>
          </table:table-cell>
          <table:table-cell table:style-name="ce23" table:formula="of:=IF(ISNUMBER([.F26]);[.L$1];&quot;&quot;)" office:value-type="string" office:string-value="I" calcext:value-type="string">
            <text:p>I</text:p>
          </table:table-cell>
          <table:table-cell table:style-name="ce26" table:formula="of:=COM.MICROSOFT.CONCAT([.H26:.L26])" office:value-type="string" office:string-value="AEOI" calcext:value-type="string">
            <text:p>AEOI</text:p>
          </table:table-cell>
          <table:table-cell table:style-name="ce32" office:value-type="string" calcext:value-type="string">
            <text:p>Czuj, łój, jujki, ale też np. Bóg-Bug, Trój-truj, kór-kur</text:p>
          </table:table-cell>
        </table:table-row>
        <table:table-row table:style-name="ro4">
          <table:table-cell table:style-name="ce5" office:value-type="string" calcext:value-type="string">
            <text:p>yj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7]);[.H$1];&quot;&quot;)">
            <text:p/>
          </table:table-cell>
          <table:table-cell table:style-name="ce23" table:formula="of:=IF(ISNUMBER([.C27]);[.I$1];&quot;&quot;)" office:value-type="string" office:string-value="A" calcext:value-type="string">
            <text:p>A</text:p>
          </table:table-cell>
          <table:table-cell table:style-name="ce23" table:formula="of:=IF(ISNUMBER([.D27]);[.J$1];&quot;&quot;)">
            <text:p/>
          </table:table-cell>
          <table:table-cell table:style-name="ce23" table:formula="of:=IF(ISNUMBER([.E27]);[.K$1];&quot;&quot;)" office:value-type="string" office:string-value="O" calcext:value-type="string">
            <text:p>O</text:p>
          </table:table-cell>
          <table:table-cell table:style-name="ce23" table:formula="of:=IF(ISNUMBER([.F27]);[.L$1];&quot;&quot;)" office:value-type="string" office:string-value="I" calcext:value-type="string">
            <text:p>I</text:p>
          </table:table-cell>
          <table:table-cell table:style-name="ce26" table:formula="of:=COM.MICROSOFT.CONCAT([.H27:.L27])" office:value-type="string" office:string-value="AOI" calcext:value-type="string">
            <text:p>AOI</text:p>
          </table:table-cell>
          <table:table-cell table:style-name="ce32" office:value-type="string" calcext:value-type="string">
            <text:p>kryj, myj</text:p>
          </table:table-cell>
        </table:table-row>
        <table:table-row table:style-name="ro4">
          <table:table-cell table:style-name="ce5" office:value-type="string" calcext:value-type="string">
            <text:p>'yj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8]);[.H$1];&quot;&quot;)" office:value-type="string" office:string-value="J" calcext:value-type="string">
            <text:p>J</text:p>
          </table:table-cell>
          <table:table-cell table:style-name="ce23" table:formula="of:=IF(ISNUMBER([.C28]);[.I$1];&quot;&quot;)" office:value-type="string" office:string-value="A" calcext:value-type="string">
            <text:p>A</text:p>
          </table:table-cell>
          <table:table-cell table:style-name="ce23" table:formula="of:=IF(ISNUMBER([.D28]);[.J$1];&quot;&quot;)">
            <text:p/>
          </table:table-cell>
          <table:table-cell table:style-name="ce23" table:formula="of:=IF(ISNUMBER([.E28]);[.K$1];&quot;&quot;)" office:value-type="string" office:string-value="O" calcext:value-type="string">
            <text:p>O</text:p>
          </table:table-cell>
          <table:table-cell table:style-name="ce23" table:formula="of:=IF(ISNUMBER([.F28]);[.L$1];&quot;&quot;)" office:value-type="string" office:string-value="I" calcext:value-type="string">
            <text:p>I</text:p>
          </table:table-cell>
          <table:table-cell table:style-name="ce26" table:formula="of:=COM.MICROSOFT.CONCAT([.H28:.L28])" office:value-type="string" office:string-value="JAOI" calcext:value-type="string">
            <text:p>JAOI</text:p>
          </table:table-cell>
          <table:table-cell table:style-name="ce32" office:value-type="string" calcext:value-type="string">
            <text:p>czyj, szyj, pij, ale też: piją(?)</text:p>
          </table:table-cell>
        </table:table-row>
        <table:table-row table:style-name="ro4" table:number-rows-repeated="1048547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JEIAU_mid-stare" table:style-name="ta1">
        <table:table-column table:style-name="co7" table:default-cell-style-name="ce37"/>
        <table:table-column table:style-name="co8" table:number-columns-repeated="5" table:default-cell-style-name="Default"/>
        <table:table-column table:style-name="co3" table:default-cell-style-name="Default"/>
        <table:table-column table:style-name="co9" table:number-columns-repeated="5" table:default-cell-style-name="Default"/>
        <table:table-column table:style-name="co4" table:default-cell-style-name="ce27"/>
        <table:table-column table:style-name="co10" table:default-cell-style-name="ce62"/>
        <table:table-row table:style-name="ro4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A" calcext:value-type="string">
            <text:p>A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4">
          <table:table-cell table:style-name="ce34" office:value-type="string" calcext:value-type="string">
            <text:p>i'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31" office:value-type="string" calcext:value-type="string">
            <text:p>zmiękczające/uższypiające: siaki, szyk, spiek</text:p>
          </table:table-cell>
        </table:table-row>
        <table:table-row table:style-name="ro4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E" calcext:value-type="string">
            <text:p>E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 office:value-type="string" calcext:value-type="string">
            <text:p>bela</text:p>
          </table:table-cell>
        </table:table-row>
        <table:table-row table:style-name="ro4">
          <table:table-cell table:style-name="ce51" office:value-type="string" calcext:value-type="string">
            <text:p>ae</text:p>
          </table:table-cell>
          <table:table-cell table:style-name="ce55"/>
          <table:table-cell table:style-name="ce55" table:formula="of:=[.C3]" office:value-type="float" office:value="1" calcext:value-type="float">
            <text:p>1</text:p>
          </table:table-cell>
          <table:table-cell table:style-name="ce55" table:number-columns-repeated="3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 office:value-type="string" office:string-value="E" calcext:value-type="string">
            <text:p>E</text:p>
          </table:table-cell>
          <table:table-cell table:style-name="ce21" table:formula="of:=IF(ISNUMBER([.D4]);[.J$1];&quot;&quot;)">
            <text:p/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E" calcext:value-type="string">
            <text:p>E</text:p>
          </table:table-cell>
          <table:table-cell table:style-name="ce31"/>
        </table:table-row>
        <table:table-row table:style-name="ro4">
          <table:table-cell table:style-name="ce34" office:value-type="string" calcext:value-type="string">
            <text:p>i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 office:value-type="string" office:string-value="I" calcext:value-type="string">
            <text:p>I</text:p>
          </table:table-cell>
          <table:table-cell table:style-name="ce21" table:formula="of:=IF(ISNUMBER([.E5]);[.K$1];&quot;&quot;)">
            <text:p/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I" calcext:value-type="string">
            <text:p>I</text:p>
          </table:table-cell>
          <table:table-cell table:style-name="ce31" office:value-type="string" calcext:value-type="string">
            <text:p>bila</text:p>
          </table:table-cell>
        </table:table-row>
        <table:table-row table:style-name="ro4">
          <table:table-cell table:style-name="ce34" office:value-type="string" calcext:value-type="string">
            <text:p>a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 office:value-type="string" office:string-value="A" calcext:value-type="string">
            <text:p>A</text:p>
          </table:table-cell>
          <table:table-cell table:style-name="ce21" table:formula="of:=IF(ISNUMBER([.F6]);[.L$1];&quot;&quot;)">
            <text:p/>
          </table:table-cell>
          <table:table-cell table:style-name="ce24" table:formula="of:=COM.MICROSOFT.CONCAT([.H6:.L6])" office:value-type="string" office:string-value="A" calcext:value-type="string">
            <text:p>A</text:p>
          </table:table-cell>
          <table:table-cell table:style-name="ce31" office:value-type="string" calcext:value-type="string">
            <text:p>bal</text:p>
          </table:table-cell>
        </table:table-row>
        <table:table-row table:style-name="ro4">
          <table:table-cell table:style-name="ce34" office:value-type="string" calcext:value-type="string">
            <text:p>u/ó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>
            <text:p/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 office:value-type="string" office:string-value="U" calcext:value-type="string">
            <text:p>U</text:p>
          </table:table-cell>
          <table:table-cell table:style-name="ce24" table:formula="of:=COM.MICROSOFT.CONCAT([.H7:.L7])" office:value-type="string" office:string-value="U" calcext:value-type="string">
            <text:p>U</text:p>
          </table:table-cell>
          <table:table-cell table:style-name="ce31" office:value-type="string" calcext:value-type="string">
            <text:p>ból</text:p>
          </table:table-cell>
        </table:table-row>
        <table:table-row table:style-name="ro4">
          <table:table-cell table:style-name="ce34" office:value-type="string" calcext:value-type="string">
            <text:p>o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>
            <text:p/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A" calcext:value-type="string">
            <text:p>A</text:p>
          </table:table-cell>
          <table:table-cell table:style-name="ce21" table:formula="of:=IF(ISNUMBER([.F8]);[.L$1];&quot;&quot;)" office:value-type="string" office:string-value="U" calcext:value-type="string">
            <text:p>U</text:p>
          </table:table-cell>
          <table:table-cell table:style-name="ce24" table:formula="of:=COM.MICROSOFT.CONCAT([.H8:.L8])" office:value-type="string" office:string-value="AU" calcext:value-type="string">
            <text:p>AU</text:p>
          </table:table-cell>
          <table:table-cell table:style-name="ce31" office:value-type="string" calcext:value-type="string">
            <text:p>bok</text:p>
          </table:table-cell>
        </table:table-row>
        <table:table-row table:style-name="ro4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 office:value-type="string" office:string-value="E" calcext:value-type="string">
            <text:p>E</text:p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>
            <text:p/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I" calcext:value-type="string">
            <text:p>EI</text:p>
          </table:table-cell>
          <table:table-cell table:style-name="ce31" office:value-type="string" calcext:value-type="string">
            <text:p>pęk, wejście</text:p>
          </table:table-cell>
        </table:table-row>
        <table:table-row table:style-name="ro4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I" calcext:value-type="string">
            <text:p>I</text:p>
          </table:table-cell>
          <table:table-cell table:style-name="ce21" table:formula="of:=IF(ISNUMBER([.E10]);[.K$1];&quot;&quot;)" office:value-type="string" office:string-value="A" calcext:value-type="string">
            <text:p>A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IA" calcext:value-type="string">
            <text:p>IA</text:p>
          </table:table-cell>
          <table:table-cell table:style-name="ce31" office:value-type="string" calcext:value-type="string">
            <text:p>wąski, ojczyzna</text:p>
          </table:table-cell>
        </table:table-row>
        <table:table-row table:style-name="ro4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1]);[.H$1];&quot;&quot;)" office:value-type="string" office:string-value="J" calcext:value-type="string">
            <text:p>J</text:p>
          </table:table-cell>
          <table:table-cell table:style-name="ce21" table:formula="of:=IF(ISNUMBER([.C11]);[.I$1];&quot;&quot;)" office:value-type="string" office:string-value="E" calcext:value-type="string">
            <text:p>E</text:p>
          </table:table-cell>
          <table:table-cell table:style-name="ce21" table:formula="of:=IF(ISNUMBER([.D11]);[.J$1];&quot;&quot;)">
            <text:p/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JE" calcext:value-type="string">
            <text:p>JE</text:p>
          </table:table-cell>
          <table:table-cell table:style-name="ce31" office:value-type="string" calcext:value-type="string">
            <text:p>piec, chłeptać, wrzeszczeć, szelak</text:p>
          </table:table-cell>
        </table:table-row>
        <table:table-row table:style-name="ro4">
          <table:table-cell table:style-name="ce51" office:value-type="string" calcext:value-type="string">
            <text:p>je</text:p>
          </table:table-cell>
          <table:table-cell table:style-name="ce55" table:formula="of:=[.B11]" office:value-type="float" office:value="1" calcext:value-type="float">
            <text:p>1</text:p>
          </table:table-cell>
          <table:table-cell table:style-name="ce55" table:formula="of:=[.C11]" office:value-type="float" office:value="1" calcext:value-type="float">
            <text:p>1</text:p>
          </table:table-cell>
          <table:table-cell table:style-name="ce55" table:formula="of:=[.D11]" office:value-type="float" office:value="0" calcext:value-type="float">
            <text:p>0</text:p>
          </table:table-cell>
          <table:table-cell table:style-name="ce55" table:formula="of:=[.E11]" office:value-type="float" office:value="0" calcext:value-type="float">
            <text:p>0</text:p>
          </table:table-cell>
          <table:table-cell table:style-name="ce55" table:formula="of:=[.F11]" office:value-type="float" office:value="0" calcext:value-type="float">
            <text:p>0</text:p>
          </table:table-cell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 office:value-type="string" office:string-value="E" calcext:value-type="string">
            <text:p>E</text:p>
          </table:table-cell>
          <table:table-cell table:style-name="ce21" table:formula="of:=IF(ISNUMBER([.D12]);[.J$1];&quot;&quot;)" office:value-type="string" office:string-value="I" calcext:value-type="string">
            <text:p>I</text:p>
          </table:table-cell>
          <table:table-cell table:style-name="ce21" table:formula="of:=IF(ISNUMBER([.E12]);[.K$1];&quot;&quot;)" office:value-type="string" office:string-value="A" calcext:value-type="string">
            <text:p>A</text:p>
          </table:table-cell>
          <table:table-cell table:style-name="ce21" table:formula="of:=IF(ISNUMBER([.F12]);[.L$1];&quot;&quot;)" office:value-type="string" office:string-value="U" calcext:value-type="string">
            <text:p>U</text:p>
          </table:table-cell>
          <table:table-cell table:style-name="ce24" table:formula="of:=COM.MICROSOFT.CONCAT([.H12:.L12])" office:value-type="string" office:string-value="JE" calcext:value-type="string">
            <text:p>JE</text:p>
          </table:table-cell>
          <table:table-cell table:style-name="ce31"/>
        </table:table-row>
        <table:table-row table:style-name="ro4">
          <table:table-cell table:style-name="ce51" office:value-type="string" calcext:value-type="string">
            <text:p>ye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1" calcext:value-type="float">
            <text:p>1</text:p>
          </table:table-cell>
          <table:table-cell table:style-name="ce55" table:formula="of:=[.D12]" office:value-type="float" office:value="0" calcext:value-type="float">
            <text:p>0</text:p>
          </table:table-cell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 office:value-type="string" office:string-value="E" calcext:value-type="string">
            <text:p>E</text:p>
          </table:table-cell>
          <table:table-cell table:style-name="ce21" table:formula="of:=IF(ISNUMBER([.D13]);[.J$1];&quot;&quot;)" office:value-type="string" office:string-value="I" calcext:value-type="string">
            <text:p>I</text:p>
          </table:table-cell>
          <table:table-cell table:style-name="ce21" table:formula="of:=IF(ISNUMBER([.E13]);[.K$1];&quot;&quot;)" office:value-type="string" office:string-value="A" calcext:value-type="string">
            <text:p>A</text:p>
          </table:table-cell>
          <table:table-cell table:style-name="ce21" table:formula="of:=IF(ISNUMBER([.F13]);[.L$1];&quot;&quot;)" office:value-type="string" office:string-value="U" calcext:value-type="string">
            <text:p>U</text:p>
          </table:table-cell>
          <table:table-cell table:style-name="ce24" table:formula="of:=COM.MICROSOFT.CONCAT([.H13:.L13])" office:value-type="string" office:string-value="JE" calcext:value-type="string">
            <text:p>JE</text:p>
          </table:table-cell>
          <table:table-cell table:style-name="ce31"/>
        </table:table-row>
        <table:table-row table:style-name="ro4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>
            <text:p/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A" calcext:value-type="string">
            <text:p>A</text:p>
          </table:table-cell>
          <table:table-cell table:style-name="ce21" table:formula="of:=IF(ISNUMBER([.F14]);[.L$1];&quot;&quot;)" office:value-type="string" office:string-value="U" calcext:value-type="string">
            <text:p>U</text:p>
          </table:table-cell>
          <table:table-cell table:style-name="ce24" table:formula="of:=COM.MICROSOFT.CONCAT([.H14:.L14])" office:value-type="string" office:string-value="JAU" calcext:value-type="string">
            <text:p>JAU</text:p>
          </table:table-cell>
          <table:table-cell table:style-name="ce31" office:value-type="string" calcext:value-type="string">
            <text:p>piosenka, chłop, wrzos, szok</text:p>
          </table:table-cell>
        </table:table-row>
        <table:table-row table:style-name="ro4">
          <table:table-cell table:style-name="ce51" office:value-type="string" calcext:value-type="string">
            <text:p>jo</text:p>
          </table:table-cell>
          <table:table-cell table:style-name="ce55" table:formula="of:=[.B14]" office:value-type="float" office:value="1" calcext:value-type="float">
            <text:p>1</text:p>
          </table:table-cell>
          <table:table-cell table:style-name="ce55" table:formula="of:=[.C14]" office:value-type="float" office:value="0" calcext:value-type="float">
            <text:p>0</text:p>
          </table:table-cell>
          <table:table-cell table:style-name="ce55" table:formula="of:=[.D14]" office:value-type="float" office:value="0" calcext:value-type="float">
            <text:p>0</text:p>
          </table:table-cell>
          <table:table-cell table:style-name="ce55" table:formula="of:=[.E14]" office:value-type="float" office:value="1" calcext:value-type="float">
            <text:p>1</text:p>
          </table:table-cell>
          <table:table-cell table:style-name="ce55" table:formula="of:=[.F14]" office:value-type="float" office:value="1" calcext:value-type="float">
            <text:p>1</text:p>
          </table:table-cell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 office:value-type="string" office:string-value="E" calcext:value-type="string">
            <text:p>E</text:p>
          </table:table-cell>
          <table:table-cell table:style-name="ce21" table:formula="of:=IF(ISNUMBER([.D15]);[.J$1];&quot;&quot;)" office:value-type="string" office:string-value="I" calcext:value-type="string">
            <text:p>I</text:p>
          </table:table-cell>
          <table:table-cell table:style-name="ce21" table:formula="of:=IF(ISNUMBER([.E15]);[.K$1];&quot;&quot;)" office:value-type="string" office:string-value="A" calcext:value-type="string">
            <text:p>A</text:p>
          </table:table-cell>
          <table:table-cell table:style-name="ce21" table:formula="of:=IF(ISNUMBER([.F15]);[.L$1];&quot;&quot;)" office:value-type="string" office:string-value="U" calcext:value-type="string">
            <text:p>U</text:p>
          </table:table-cell>
          <table:table-cell table:style-name="ce24" table:formula="of:=COM.MICROSOFT.CONCAT([.H15:.L15])" office:value-type="string" office:string-value="JAU" calcext:value-type="string">
            <text:p>JAU</text:p>
          </table:table-cell>
          <table:table-cell table:style-name="ce31"/>
        </table:table-row>
        <table:table-row table:style-name="ro4">
          <table:table-cell table:style-name="ce51" office:value-type="string" calcext:value-type="string">
            <text:p>yo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0" calcext:value-type="float">
            <text:p>0</text:p>
          </table:table-cell>
          <table:table-cell table:style-name="ce55" table:formula="of:=[.D15]" office:value-type="float" office:value="0" calcext:value-type="float">
            <text:p>0</text:p>
          </table:table-cell>
          <table:table-cell table:style-name="ce55" table:formula="of:=[.E15]" office:value-type="float" office:value="1" calcext:value-type="float">
            <text:p>1</text:p>
          </table:table-cell>
          <table:table-cell table:style-name="ce55" table:formula="of:=[.F15]" office:value-type="float" office:value="1" calcext:value-type="float">
            <text:p>1</text:p>
          </table:table-cell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 office:value-type="string" office:string-value="E" calcext:value-type="string">
            <text:p>E</text:p>
          </table:table-cell>
          <table:table-cell table:style-name="ce21" table:formula="of:=IF(ISNUMBER([.D16]);[.J$1];&quot;&quot;)" office:value-type="string" office:string-value="I" calcext:value-type="string">
            <text:p>I</text:p>
          </table:table-cell>
          <table:table-cell table:style-name="ce21" table:formula="of:=IF(ISNUMBER([.E16]);[.K$1];&quot;&quot;)" office:value-type="string" office:string-value="A" calcext:value-type="string">
            <text:p>A</text:p>
          </table:table-cell>
          <table:table-cell table:style-name="ce21" table:formula="of:=IF(ISNUMBER([.F16]);[.L$1];&quot;&quot;)" office:value-type="string" office:string-value="U" calcext:value-type="string">
            <text:p>U</text:p>
          </table:table-cell>
          <table:table-cell table:style-name="ce24" table:formula="of:=COM.MICROSOFT.CONCAT([.H16:.L16])" office:value-type="string" office:string-value="JAU" calcext:value-type="string">
            <text:p>JAU</text:p>
          </table:table-cell>
          <table:table-cell table:style-name="ce31"/>
        </table:table-row>
        <table:table-row table:style-name="ro4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>
            <text:p/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 office:value-type="string" office:string-value="U" calcext:value-type="string">
            <text:p>U</text:p>
          </table:table-cell>
          <table:table-cell table:style-name="ce24" table:formula="of:=COM.MICROSOFT.CONCAT([.H17:.L17])" office:value-type="string" office:string-value="JU" calcext:value-type="string">
            <text:p>JU</text:p>
          </table:table-cell>
          <table:table-cell table:style-name="ce31" office:value-type="string" calcext:value-type="string">
            <text:p>miód, przód, wrzód</text:p>
          </table:table-cell>
        </table:table-row>
        <table:table-row table:style-name="ro4">
          <table:table-cell table:style-name="ce51" office:value-type="string" calcext:value-type="string">
            <text:p>ju</text:p>
          </table:table-cell>
          <table:table-cell table:style-name="ce55" table:formula="of:=[.B17]" office:value-type="float" office:value="1" calcext:value-type="float">
            <text:p>1</text:p>
          </table:table-cell>
          <table:table-cell table:style-name="ce55" table:formula="of:=[.C17]" office:value-type="float" office:value="0" calcext:value-type="float">
            <text:p>0</text:p>
          </table:table-cell>
          <table:table-cell table:style-name="ce55" table:formula="of:=[.D17]" office:value-type="float" office:value="0" calcext:value-type="float">
            <text:p>0</text:p>
          </table:table-cell>
          <table:table-cell table:style-name="ce55" table:formula="of:=[.E17]" office:value-type="float" office:value="0" calcext:value-type="float">
            <text:p>0</text:p>
          </table:table-cell>
          <table:table-cell table:style-name="ce55" table:formula="of:=[.F17]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 office:value-type="string" office:string-value="E" calcext:value-type="string">
            <text:p>E</text:p>
          </table:table-cell>
          <table:table-cell table:style-name="ce21" table:formula="of:=IF(ISNUMBER([.D18]);[.J$1];&quot;&quot;)" office:value-type="string" office:string-value="I" calcext:value-type="string">
            <text:p>I</text:p>
          </table:table-cell>
          <table:table-cell table:style-name="ce21" table:formula="of:=IF(ISNUMBER([.E18]);[.K$1];&quot;&quot;)" office:value-type="string" office:string-value="A" calcext:value-type="string">
            <text:p>A</text:p>
          </table:table-cell>
          <table:table-cell table:style-name="ce21" table:formula="of:=IF(ISNUMBER([.F18]);[.L$1];&quot;&quot;)" office:value-type="string" office:string-value="U" calcext:value-type="string">
            <text:p>U</text:p>
          </table:table-cell>
          <table:table-cell table:style-name="ce24" table:formula="of:=COM.MICROSOFT.CONCAT([.H18:.L18])" office:value-type="string" office:string-value="JU" calcext:value-type="string">
            <text:p>JU</text:p>
          </table:table-cell>
          <table:table-cell table:style-name="ce31"/>
        </table:table-row>
        <table:table-row table:style-name="ro4">
          <table:table-cell table:style-name="ce51" office:value-type="string" calcext:value-type="string">
            <text:p>yu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 office:value-type="string" office:string-value="E" calcext:value-type="string">
            <text:p>E</text:p>
          </table:table-cell>
          <table:table-cell table:style-name="ce21" table:formula="of:=IF(ISNUMBER([.D19]);[.J$1];&quot;&quot;)" office:value-type="string" office:string-value="I" calcext:value-type="string">
            <text:p>I</text:p>
          </table:table-cell>
          <table:table-cell table:style-name="ce21" table:formula="of:=IF(ISNUMBER([.E19]);[.K$1];&quot;&quot;)" office:value-type="string" office:string-value="A" calcext:value-type="string">
            <text:p>A</text:p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U" calcext:value-type="string">
            <text:p>JU</text:p>
          </table:table-cell>
          <table:table-cell table:style-name="ce31"/>
        </table:table-row>
        <table:table-row table:style-name="ro4">
          <table:table-cell table:style-name="ce51" office:value-type="string" calcext:value-type="string">
            <text:p>ió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E" calcext:value-type="string">
            <text:p>E</text:p>
          </table:table-cell>
          <table:table-cell table:style-name="ce21" table:formula="of:=IF(ISNUMBER([.D20]);[.J$1];&quot;&quot;)" office:value-type="string" office:string-value="I" calcext:value-type="string">
            <text:p>I</text:p>
          </table:table-cell>
          <table:table-cell table:style-name="ce21" table:formula="of:=IF(ISNUMBER([.E20]);[.K$1];&quot;&quot;)" office:value-type="string" office:string-value="A" calcext:value-type="string">
            <text:p>A</text:p>
          </table:table-cell>
          <table:table-cell table:style-name="ce21" table:formula="of:=IF(ISNUMBER([.F20]);[.L$1];&quot;&quot;)" office:value-type="string" office:string-value="U" calcext:value-type="string">
            <text:p>U</text:p>
          </table:table-cell>
          <table:table-cell table:style-name="ce24" table:formula="of:=COM.MICROSOFT.CONCAT([.H20:.L20])" office:value-type="string" office:string-value="JU" calcext:value-type="string">
            <text:p>JU</text:p>
          </table:table-cell>
          <table:table-cell table:style-name="ce31"/>
        </table:table-row>
        <table:table-row table:style-name="ro4">
          <table:table-cell table:style-name="ce51" office:value-type="string" calcext:value-type="string">
            <text:p>jó</text:p>
          </table:table-cell>
          <table:table-cell table:style-name="ce55" table:formula="of:=[.B20]" office:value-type="float" office:value="1" calcext:value-type="float">
            <text:p>1</text:p>
          </table:table-cell>
          <table:table-cell table:style-name="ce55" table:formula="of:=[.C20]" office:value-type="float" office:value="0" calcext:value-type="float">
            <text:p>0</text:p>
          </table:table-cell>
          <table:table-cell table:style-name="ce55" table:formula="of:=[.D20]" office:value-type="float" office:value="0" calcext:value-type="float">
            <text:p>0</text:p>
          </table:table-cell>
          <table:table-cell table:style-name="ce55" table:formula="of:=[.E20]" office:value-type="float" office:value="0" calcext:value-type="float">
            <text:p>0</text:p>
          </table:table-cell>
          <table:table-cell table:style-name="ce55" table:formula="of:=[.F20]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 office:value-type="string" office:string-value="J" calcext:value-type="string">
            <text:p>J</text:p>
          </table:table-cell>
          <table:table-cell table:style-name="ce21" table:formula="of:=IF(ISNUMBER([.C21]);[.I$1];&quot;&quot;)" office:value-type="string" office:string-value="E" calcext:value-type="string">
            <text:p>E</text:p>
          </table:table-cell>
          <table:table-cell table:style-name="ce21" table:formula="of:=IF(ISNUMBER([.D21]);[.J$1];&quot;&quot;)" office:value-type="string" office:string-value="I" calcext:value-type="string">
            <text:p>I</text:p>
          </table:table-cell>
          <table:table-cell table:style-name="ce21" table:formula="of:=IF(ISNUMBER([.E21]);[.K$1];&quot;&quot;)" office:value-type="string" office:string-value="A" calcext:value-type="string">
            <text:p>A</text:p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JU" calcext:value-type="string">
            <text:p>JU</text:p>
          </table:table-cell>
          <table:table-cell table:style-name="ce31"/>
        </table:table-row>
        <table:table-row table:style-name="ro4">
          <table:table-cell table:style-name="ce51" office:value-type="string" calcext:value-type="string">
            <text:p>yó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formula="of:=[.C21]" office:value-type="float" office:value="0" calcext:value-type="float">
            <text:p>0</text:p>
          </table:table-cell>
          <table:table-cell table:style-name="ce55" table:formula="of:=[.D21]" office:value-type="float" office:value="0" calcext:value-type="float">
            <text:p>0</text:p>
          </table:table-cell>
          <table:table-cell table:style-name="ce55" table:formula="of:=[.E21]" office:value-type="float" office:value="0" calcext:value-type="float">
            <text:p>0</text:p>
          </table:table-cell>
          <table:table-cell table:style-name="ce55" table:formula="of:=[.F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H$1];&quot;&quot;)" office:value-type="string" office:string-value="J" calcext:value-type="string">
            <text:p>J</text:p>
          </table:table-cell>
          <table:table-cell table:style-name="ce21" table:formula="of:=IF(ISNUMBER([.C22]);[.I$1];&quot;&quot;)" office:value-type="string" office:string-value="E" calcext:value-type="string">
            <text:p>E</text:p>
          </table:table-cell>
          <table:table-cell table:style-name="ce21" table:formula="of:=IF(ISNUMBER([.D22]);[.J$1];&quot;&quot;)" office:value-type="string" office:string-value="I" calcext:value-type="string">
            <text:p>I</text:p>
          </table:table-cell>
          <table:table-cell table:style-name="ce21" table:formula="of:=IF(ISNUMBER([.E22]);[.K$1];&quot;&quot;)" office:value-type="string" office:string-value="A" calcext:value-type="string">
            <text:p>A</text:p>
          </table:table-cell>
          <table:table-cell table:style-name="ce21" table:formula="of:=IF(ISNUMBER([.F22]);[.L$1];&quot;&quot;)" office:value-type="string" office:string-value="U" calcext:value-type="string">
            <text:p>U</text:p>
          </table:table-cell>
          <table:table-cell table:style-name="ce24" table:formula="of:=COM.MICROSOFT.CONCAT([.H22:.L22])" office:value-type="string" office:string-value="JU" calcext:value-type="string">
            <text:p>JU</text:p>
          </table:table-cell>
          <table:table-cell table:style-name="ce31"/>
        </table:table-row>
        <table:table-row table:style-name="ro4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4">
          <table:table-cell table:style-name="ce34" office:value-type="string" calcext:value-type="string">
            <text:p>ii/ji/jy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4]);[.H$1];&quot;&quot;)" office:value-type="string" office:string-value="J" calcext:value-type="string">
            <text:p>J</text:p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 office:value-type="string" office:string-value="I" calcext:value-type="string">
            <text:p>I</text:p>
          </table:table-cell>
          <table:table-cell table:style-name="ce21" table:formula="of:=IF(ISNUMBER([.E24]);[.K$1];&quot;&quot;)">
            <text:p/>
          </table:table-cell>
          <table:table-cell table:style-name="ce21" table:formula="of:=IF(ISNUMBER([.F24]);[.L$1];&quot;&quot;)">
            <text:p/>
          </table:table-cell>
          <table:table-cell table:style-name="ce24" table:formula="of:=COM.MICROSOFT.CONCAT([.H24:.L24])" office:value-type="string" office:string-value="JI" calcext:value-type="string">
            <text:p>JI</text:p>
          </table:table-cell>
          <table:table-cell table:style-name="ce31" office:value-type="string" calcext:value-type="string">
            <text:p>Jidysz?, szyk, łyk, nik + ew. końcówki: żmii, frezji, spacji</text:p>
          </table:table-cell>
        </table:table-row>
        <table:table-row table:style-name="ro4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4">
          <table:table-cell table:style-name="ce34" office:value-type="string" calcext:value-type="string">
            <text:p>ię/j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H$1];&quot;&quot;)" office:value-type="string" office:string-value="J" calcext:value-type="string">
            <text:p>J</text:p>
          </table:table-cell>
          <table:table-cell table:style-name="ce21" table:formula="of:=IF(ISNUMBER([.C27]);[.I$1];&quot;&quot;)" office:value-type="string" office:string-value="E" calcext:value-type="string">
            <text:p>E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>
            <text:p/>
          </table:table-cell>
          <table:table-cell table:style-name="ce21" table:formula="of:=IF(ISNUMBER([.F27]);[.L$1];&quot;&quot;)">
            <text:p/>
          </table:table-cell>
          <table:table-cell table:style-name="ce24" table:formula="of:=COM.MICROSOFT.CONCAT([.H27:.L27])" office:value-type="string" office:string-value="JEI" calcext:value-type="string">
            <text:p>JEI</text:p>
          </table:table-cell>
          <table:table-cell table:style-name="ce31" office:value-type="string" calcext:value-type="string">
            <text:p>pięść, rzęsa, łęgi</text:p>
          </table:table-cell>
        </table:table-row>
        <table:table-row table:style-name="ro4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4">
          <table:table-cell table:style-name="ce34" office:value-type="string" calcext:value-type="string">
            <text:p>ią/j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0]);[.H$1];&quot;&quot;)" office:value-type="string" office:string-value="J" calcext:value-type="string">
            <text:p>J</text:p>
          </table:table-cell>
          <table:table-cell table:style-name="ce21" table:formula="of:=IF(ISNUMBER([.C30]);[.I$1];&quot;&quot;)">
            <text:p/>
          </table:table-cell>
          <table:table-cell table:style-name="ce21" table:formula="of:=IF(ISNUMBER([.D30]);[.J$1];&quot;&quot;)" office:value-type="string" office:string-value="I" calcext:value-type="string">
            <text:p>I</text:p>
          </table:table-cell>
          <table:table-cell table:style-name="ce21" table:formula="of:=IF(ISNUMBER([.E30]);[.K$1];&quot;&quot;)" office:value-type="string" office:string-value="A" calcext:value-type="string">
            <text:p>A</text:p>
          </table:table-cell>
          <table:table-cell table:style-name="ce21" table:formula="of:=IF(ISNUMBER([.F30]);[.L$1];&quot;&quot;)">
            <text:p/>
          </table:table-cell>
          <table:table-cell table:style-name="ce24" table:formula="of:=COM.MICROSOFT.CONCAT([.H30:.L30])" office:value-type="string" office:string-value="JIA" calcext:value-type="string">
            <text:p>JIA</text:p>
          </table:table-cell>
          <table:table-cell table:style-name="ce31" office:value-type="string" calcext:value-type="string">
            <text:p>piąstki, łąka, jojczyć, ijon, kijowska, poi,</text:p>
          </table:table-cell>
        </table:table-row>
        <table:table-row table:style-name="ro4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4">
          <table:table-cell table:style-name="ce3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>
            <text:p/>
          </table:table-cell>
          <table:table-cell table:style-name="ce21" table:formula="of:=IF(ISNUMBER([.D33]);[.J$1];&quot;&quot;)" office:value-type="string" office:string-value="I" calcext:value-type="string">
            <text:p>I</text:p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 office:value-type="string" office:string-value="U" calcext:value-type="string">
            <text:p>U</text:p>
          </table:table-cell>
          <table:table-cell table:style-name="ce24" table:formula="of:=COM.MICROSOFT.CONCAT([.H33:.L33])" office:value-type="string" office:string-value="IU" calcext:value-type="string">
            <text:p>IU</text:p>
          </table:table-cell>
          <table:table-cell table:style-name="ce31"/>
        </table:table-row>
        <table:table-row table:style-name="ro4">
          <table:table-cell table:style-name="ce3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 office:value-type="string" office:string-value="E" calcext:value-type="string">
            <text:p>E</text:p>
          </table:table-cell>
          <table:table-cell table:style-name="ce21" table:formula="of:=IF(ISNUMBER([.D34]);[.J$1];&quot;&quot;)" office:value-type="string" office:string-value="I" calcext:value-type="string">
            <text:p>I</text:p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 office:value-type="string" office:string-value="U" calcext:value-type="string">
            <text:p>U</text:p>
          </table:table-cell>
          <table:table-cell table:style-name="ce24" table:formula="of:=COM.MICROSOFT.CONCAT([.H34:.L34])" office:value-type="string" office:string-value="EIU" calcext:value-type="string">
            <text:p>EIU</text:p>
          </table:table-cell>
          <table:table-cell table:style-name="ce31"/>
        </table:table-row>
        <table:table-row table:style-name="ro4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 office:value-type="string" office:string-value="E" calcext:value-type="string">
            <text:p>E</text:p>
          </table:table-cell>
          <table:table-cell table:style-name="ce21" table:formula="of:=IF(ISNUMBER([.D35]);[.J$1];&quot;&quot;)">
            <text:p/>
          </table:table-cell>
          <table:table-cell table:style-name="ce21" table:formula="of:=IF(ISNUMBER([.E35]);[.K$1];&quot;&quot;)">
            <text:p/>
          </table:table-cell>
          <table:table-cell table:style-name="ce21" table:formula="of:=IF(ISNUMBER([.F35]);[.L$1];&quot;&quot;)" office:value-type="string" office:string-value="U" calcext:value-type="string">
            <text:p>U</text:p>
          </table:table-cell>
          <table:table-cell table:style-name="ce24" table:formula="of:=COM.MICROSOFT.CONCAT([.H35:.L35])" office:value-type="string" office:string-value="EU" calcext:value-type="string">
            <text:p>EU</text:p>
          </table:table-cell>
          <table:table-cell table:style-name="ce31"/>
        </table:table-row>
        <table:table-row table:style-name="ro4">
          <table:table-cell table:style-name="ce34" office:value-type="string" calcext:value-type="string">
            <text:p>j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6]);[.H$1];&quot;&quot;)" office:value-type="string" office:string-value="J" calcext:value-type="string">
            <text:p>J</text:p>
          </table:table-cell>
          <table:table-cell table:style-name="ce21" table:formula="of:=IF(ISNUMBER([.C36]);[.I$1];&quot;&quot;)" office:value-type="string" office:string-value="E" calcext:value-type="string">
            <text:p>E</text:p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 office:value-type="string" office:string-value="U" calcext:value-type="string">
            <text:p>U</text:p>
          </table:table-cell>
          <table:table-cell table:style-name="ce24" table:formula="of:=COM.MICROSOFT.CONCAT([.H36:.L36])" office:value-type="string" office:string-value="JEU" calcext:value-type="string">
            <text:p>JEU</text:p>
          </table:table-cell>
          <table:table-cell table:style-name="ce31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 office:value-type="string" office:string-value="E" calcext:value-type="string">
            <text:p>E</text:p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 office:value-type="string" office:string-value="A" calcext:value-type="string">
            <text:p>A</text:p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 office:value-type="string" office:string-value="EA" calcext:value-type="string">
            <text:p>EA</text:p>
          </table:table-cell>
          <table:table-cell table:style-name="ce31"/>
        </table:table-row>
        <table:table-row table:style-name="ro4">
          <table:table-cell table:style-name="ce34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8]);[.H$1];&quot;&quot;)">
            <text:p/>
          </table:table-cell>
          <table:table-cell table:style-name="ce21" table:formula="of:=IF(ISNUMBER([.C38]);[.I$1];&quot;&quot;)" office:value-type="string" office:string-value="E" calcext:value-type="string">
            <text:p>E</text:p>
          </table:table-cell>
          <table:table-cell table:style-name="ce21" table:formula="of:=IF(ISNUMBER([.D38]);[.J$1];&quot;&quot;)" office:value-type="string" office:string-value="I" calcext:value-type="string">
            <text:p>I</text:p>
          </table:table-cell>
          <table:table-cell table:style-name="ce21" table:formula="of:=IF(ISNUMBER([.E38]);[.K$1];&quot;&quot;)" office:value-type="string" office:string-value="A" calcext:value-type="string">
            <text:p>A</text:p>
          </table:table-cell>
          <table:table-cell table:style-name="ce21" table:formula="of:=IF(ISNUMBER([.F38]);[.L$1];&quot;&quot;)">
            <text:p/>
          </table:table-cell>
          <table:table-cell table:style-name="ce24" table:formula="of:=COM.MICROSOFT.CONCAT([.H38:.L38])" office:value-type="string" office:string-value="EIA" calcext:value-type="string">
            <text:p>EIA</text:p>
          </table:table-cell>
          <table:table-cell table:style-name="ce31"/>
        </table:table-row>
        <table:table-row table:style-name="ro4">
          <table:table-cell table:style-name="ce34"/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9]);[.H$1];&quot;&quot;)" office:value-type="string" office:string-value="J" calcext:value-type="string">
            <text:p>J</text:p>
          </table:table-cell>
          <table:table-cell table:style-name="ce21" table:formula="of:=IF(ISNUMBER([.C39]);[.I$1];&quot;&quot;)" office:value-type="string" office:string-value="E" calcext:value-type="string">
            <text:p>E</text:p>
          </table:table-cell>
          <table:table-cell table:style-name="ce21" table:formula="of:=IF(ISNUMBER([.D39]);[.J$1];&quot;&quot;)" office:value-type="string" office:string-value="I" calcext:value-type="string">
            <text:p>I</text:p>
          </table:table-cell>
          <table:table-cell table:style-name="ce21" table:formula="of:=IF(ISNUMBER([.E39]);[.K$1];&quot;&quot;)" office:value-type="string" office:string-value="A" calcext:value-type="string">
            <text:p>A</text:p>
          </table:table-cell>
          <table:table-cell table:style-name="ce21" table:formula="of:=IF(ISNUMBER([.F39]);[.L$1];&quot;&quot;)">
            <text:p/>
          </table:table-cell>
          <table:table-cell table:style-name="ce24" table:formula="of:=COM.MICROSOFT.CONCAT([.H39:.L39])" office:value-type="string" office:string-value="JEIA" calcext:value-type="string">
            <text:p>JEIA</text:p>
          </table:table-cell>
          <table:table-cell table:style-name="ce31"/>
        </table:table-row>
        <table:table-row table:style-name="ro4">
          <table:table-cell table:style-name="ce35"/>
          <table:table-cell table:style-name="ce7" table:number-columns-repeated="5"/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>
            <text:p/>
          </table:table-cell>
          <table:table-cell table:style-name="ce21" table:formula="of:=IF(ISNUMBER([.D40]);[.J$1];&quot;&quot;)">
            <text:p/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>
            <text:p/>
          </table:table-cell>
          <table:table-cell table:style-name="ce24" table:formula="of:=COM.MICROSOFT.CONCAT([.H40:.L40])">
            <text:p/>
          </table:table-cell>
          <table:table-cell table:style-name="ce31"/>
        </table:table-row>
        <table:table-row table:style-name="ro4">
          <table:table-cell table:style-name="ce34"/>
          <table:table-cell table:style-name="ce38" table:number-columns-repeated="5"/>
          <table:table-cell table:style-name="ce39"/>
          <table:table-cell table:style-name="ce40" table:formula="of:=IF(ISNUMBER([.B41]);[.H$1];&quot;&quot;)">
            <text:p/>
          </table:table-cell>
          <table:table-cell table:style-name="ce41" table:formula="of:=IF(ISNUMBER([.C41]);[.I$1];&quot;&quot;)">
            <text:p/>
          </table:table-cell>
          <table:table-cell table:style-name="ce41" table:formula="of:=IF(ISNUMBER([.D41]);[.J$1];&quot;&quot;)">
            <text:p/>
          </table:table-cell>
          <table:table-cell table:style-name="ce41" table:formula="of:=IF(ISNUMBER([.E41]);[.K$1];&quot;&quot;)">
            <text:p/>
          </table:table-cell>
          <table:table-cell table:style-name="ce41" table:formula="of:=IF(ISNUMBER([.F41]);[.L$1];&quot;&quot;)">
            <text:p/>
          </table:table-cell>
          <table:table-cell table:style-name="ce42" table:formula="of:=COM.MICROSOFT.CONCAT([.H41:.L41])">
            <text:p/>
          </table:table-cell>
          <table:table-cell table:style-name="ce43"/>
        </table:table-row>
        <table:table-row table:style-name="ro4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H$1];&quot;&quot;)" office:value-type="string" office:string-value="J" calcext:value-type="string">
            <text:p>J</text:p>
          </table:table-cell>
          <table:table-cell table:style-name="ce21" table:formula="of:=IF(ISNUMBER([.C42]);[.I$1];&quot;&quot;)" office:value-type="string" office:string-value="E" calcext:value-type="string">
            <text:p>E</text:p>
          </table:table-cell>
          <table:table-cell table:style-name="ce21" table:formula="of:=IF(ISNUMBER([.D42]);[.J$1];&quot;&quot;)">
            <text:p/>
          </table:table-cell>
          <table:table-cell table:style-name="ce21" table:formula="of:=IF(ISNUMBER([.E42]);[.K$1];&quot;&quot;)" office:value-type="string" office:string-value="A" calcext:value-type="string">
            <text:p>A</text:p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 office:value-type="string" office:string-value="JEA" calcext:value-type="string">
            <text:p>JEA</text:p>
          </table:table-cell>
          <table:table-cell table:style-name="ce31"/>
        </table:table-row>
        <table:table-row table:style-name="ro4">
          <table:table-cell table:style-name="ce34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 office:value-type="string" office:string-value="E" calcext:value-type="string">
            <text:p>E</text:p>
          </table:table-cell>
          <table:table-cell table:style-name="ce21" table:formula="of:=IF(ISNUMBER([.D43]);[.J$1];&quot;&quot;)" office:value-type="string" office:string-value="I" calcext:value-type="string">
            <text:p>I</text:p>
          </table:table-cell>
          <table:table-cell table:style-name="ce21" table:formula="of:=IF(ISNUMBER([.E43]);[.K$1];&quot;&quot;)" office:value-type="string" office:string-value="A" calcext:value-type="string">
            <text:p>A</text:p>
          </table:table-cell>
          <table:table-cell table:style-name="ce21" table:formula="of:=IF(ISNUMBER([.F43]);[.L$1];&quot;&quot;)" office:value-type="string" office:string-value="U" calcext:value-type="string">
            <text:p>U</text:p>
          </table:table-cell>
          <table:table-cell table:style-name="ce24" table:formula="of:=COM.MICROSOFT.CONCAT([.H43:.L43])" office:value-type="string" office:string-value="EIAU" calcext:value-type="string">
            <text:p>EIAU</text:p>
          </table:table-cell>
          <table:table-cell table:style-name="ce31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 office:value-type="string" office:string-value="E" calcext:value-type="string">
            <text:p>E</text:p>
          </table:table-cell>
          <table:table-cell table:style-name="ce21" table:formula="of:=IF(ISNUMBER([.D44]);[.J$1];&quot;&quot;)">
            <text:p/>
          </table:table-cell>
          <table:table-cell table:style-name="ce21" table:formula="of:=IF(ISNUMBER([.E44]);[.K$1];&quot;&quot;)" office:value-type="string" office:string-value="A" calcext:value-type="string">
            <text:p>A</text:p>
          </table:table-cell>
          <table:table-cell table:style-name="ce21" table:formula="of:=IF(ISNUMBER([.F44]);[.L$1];&quot;&quot;)" office:value-type="string" office:string-value="U" calcext:value-type="string">
            <text:p>U</text:p>
          </table:table-cell>
          <table:table-cell table:style-name="ce24" table:formula="of:=COM.MICROSOFT.CONCAT([.H44:.L44])" office:value-type="string" office:string-value="EAU" calcext:value-type="string">
            <text:p>EAU</text:p>
          </table:table-cell>
          <table:table-cell table:style-name="ce31" office:value-type="string" calcext:value-type="string">
            <text:p>pysk</text:p>
          </table:table-cell>
        </table:table-row>
        <table:table-row table:style-name="ro4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5]);[.H$1];&quot;&quot;)" office:value-type="string" office:string-value="J" calcext:value-type="string">
            <text:p>J</text:p>
          </table:table-cell>
          <table:table-cell table:style-name="ce21" table:formula="of:=IF(ISNUMBER([.C45]);[.I$1];&quot;&quot;)" office:value-type="string" office:string-value="E" calcext:value-type="string">
            <text:p>E</text:p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 office:value-type="string" office:string-value="A" calcext:value-type="string">
            <text:p>A</text:p>
          </table:table-cell>
          <table:table-cell table:style-name="ce21" table:formula="of:=IF(ISNUMBER([.F45]);[.L$1];&quot;&quot;)" office:value-type="string" office:string-value="U" calcext:value-type="string">
            <text:p>U</text:p>
          </table:table-cell>
          <table:table-cell table:style-name="ce24" table:formula="of:=COM.MICROSOFT.CONCAT([.H45:.L45])" office:value-type="string" office:string-value="JEAU" calcext:value-type="string">
            <text:p>JEAU</text:p>
          </table:table-cell>
          <table:table-cell table:style-name="ce31" office:value-type="string" calcext:value-type="string">
            <text:p>piach, płachta, wszak</text:p>
          </table:table-cell>
        </table:table-row>
        <table:table-row table:style-name="ro4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46]);[.H$1];&quot;&quot;)">
            <text:p/>
          </table:table-cell>
          <table:table-cell table:style-name="ce23" table:formula="of:=IF(ISNUMBER([.C46]);[.I$1];&quot;&quot;)">
            <text:p/>
          </table:table-cell>
          <table:table-cell table:style-name="ce23" table:formula="of:=IF(ISNUMBER([.D46]);[.J$1];&quot;&quot;)">
            <text:p/>
          </table:table-cell>
          <table:table-cell table:style-name="ce23" table:formula="of:=IF(ISNUMBER([.E46]);[.K$1];&quot;&quot;)">
            <text:p/>
          </table:table-cell>
          <table:table-cell table:style-name="ce23" table:formula="of:=IF(ISNUMBER([.F46]);[.L$1];&quot;&quot;)">
            <text:p/>
          </table:table-cell>
          <table:table-cell table:style-name="ce26" table:formula="of:=COM.MICROSOFT.CONCAT([.H46:.L46])">
            <text:p/>
          </table:table-cell>
          <table:table-cell table:style-name="ce32"/>
        </table:table-row>
        <table:table-row table:style-name="ro4">
          <table:table-cell/>
          <table:table-cell table:style-name="ce8" table:number-columns-repeated="5"/>
          <table:table-cell table:style-name="ce12"/>
          <table:table-cell table:style-name="ce16" table:formula="of:=IF(ISNUMBER([.B47]);[.H$1];&quot;&quot;)">
            <text:p/>
          </table:table-cell>
          <table:table-cell table:style-name="ce23" table:formula="of:=IF(ISNUMBER([.C47]);[.I$1];&quot;&quot;)">
            <text:p/>
          </table:table-cell>
          <table:table-cell table:style-name="ce23" table:formula="of:=IF(ISNUMBER([.D47]);[.J$1];&quot;&quot;)">
            <text:p/>
          </table:table-cell>
          <table:table-cell table:style-name="ce23" table:formula="of:=IF(ISNUMBER([.E47]);[.K$1];&quot;&quot;)">
            <text:p/>
          </table:table-cell>
          <table:table-cell table:style-name="ce23" table:formula="of:=IF(ISNUMBER([.F47]);[.L$1];&quot;&quot;)">
            <text:p/>
          </table:table-cell>
          <table:table-cell table:style-name="ce26" table:formula="of:=COM.MICROSOFT.CONCAT([.H47:.L47])">
            <text:p/>
          </table:table-cell>
          <table:table-cell table:style-name="ce32"/>
        </table:table-row>
        <table:table-row table:style-name="ro4" table:number-rows-repeated="1048528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JEIAU-mid" table:style-name="ta1">
        <office:forms form:automatic-focus="false" form:apply-design-mode="false"/>
        <table:table-column table:style-name="co11" table:default-cell-style-name="ce37"/>
        <table:table-column table:style-name="co12" table:number-columns-repeated="6" table:default-cell-style-name="Default"/>
        <table:table-column table:style-name="co3" table:default-cell-style-name="Default"/>
        <table:table-column table:style-name="co8" table:number-columns-repeated="6" table:default-cell-style-name="Default"/>
        <table:table-column table:style-name="co4" table:default-cell-style-name="ce27"/>
        <table:table-column table:style-name="co13" table:default-cell-style-name="ce66"/>
        <table:table-column table:style-name="co14" table:default-cell-style-name="ce62"/>
        <table:table-column table:style-name="co15" table:default-cell-style-name="ce62"/>
        <table:table-column table:style-name="co5" table:default-cell-style-name="Default"/>
        <table:table-column table:style-name="co16" table:default-cell-style-name="ce72"/>
        <table:table-row table:style-name="ro4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3" office:value-type="string" calcext:value-type="string">
            <text:p>~</text:p>
          </table:table-cell>
          <table:table-cell table:style-name="ce17" table:formula="of:=[.E1]" office:value-type="string" office:string-value="I" calcext:value-type="string">
            <text:p>I</text:p>
          </table:table-cell>
          <table:table-cell table:style-name="ce17" table:formula="of:=[.F1]" office:value-type="string" office:string-value="A" calcext:value-type="string">
            <text:p>A</text:p>
          </table:table-cell>
          <table:table-cell table:style-name="ce17" table:formula="of:=[.G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4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11"/>
          <table:table-cell table:style-name="ce15" table:formula="of:=IF(ISNUMBER([.B2]);[.I$1];&quot;&quot;)" office:value-type="string" office:string-value="J" calcext:value-type="string">
            <text:p>J</text:p>
          </table:table-cell>
          <table:table-cell table:style-name="ce21" table:formula="of:=IF(ISNUMBER([.C2]);[.J$1];&quot;&quot;)">
            <text:p/>
          </table:table-cell>
          <table:table-cell table:style-name="ce15" table:formula="of:=IF(ISNUMBER([.D2]);[.K$1];&quot;&quot;)">
            <text:p/>
          </table:table-cell>
          <table:table-cell table:style-name="ce21" table:formula="of:=IF(ISNUMBER([.E2]);[.L$1];&quot;&quot;)">
            <text:p/>
          </table:table-cell>
          <table:table-cell table:style-name="ce21" table:formula="of:=IF(ISNUMBER([.F2]);[.M$1];&quot;&quot;)">
            <text:p/>
          </table:table-cell>
          <table:table-cell table:style-name="ce21" table:formula="of:=IF(ISNUMBER([.G2]);[.N$1];&quot;&quot;)">
            <text:p/>
          </table:table-cell>
          <table:table-cell table:style-name="ce24" table:formula="of:=COM.MICROSOFT.CONCAT([.I2:.N2])" office:value-type="string" office:string-value="J" calcext:value-type="string">
            <text:p>J</text:p>
          </table:table-cell>
          <table:table-cell table:style-name="ce64" table:formula="of:=CONCATENATE([$przecinki.$A$2];[.Q2];[$przecinki.$A$2];[$przecinki.$B$2];[$przecinki.$C$2];[$przecinki.$A$2];[.R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O2]" office:value-type="string" office:string-value="J" calcext:value-type="string">
            <text:p>J</text:p>
          </table:table-cell>
          <table:table-cell/>
          <table:table-cell table:style-name="ce69" office:value-type="string" calcext:value-type="string">
            <text:p>zmiękczające/uższypiające: siaki, szyk, spiek</text:p>
          </table:table-cell>
        </table:table-row>
        <table:table-row table:style-name="ro4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3]);[.I$1];&quot;&quot;)">
            <text:p/>
          </table:table-cell>
          <table:table-cell table:style-name="ce21" table:formula="of:=IF(ISNUMBER([.C3]);[.J$1];&quot;&quot;)" office:value-type="string" office:string-value="E" calcext:value-type="string">
            <text:p>E</text:p>
          </table:table-cell>
          <table:table-cell table:style-name="ce15" table:formula="of:=IF(ISNUMBER([.D3]);[.K$1];&quot;&quot;)">
            <text:p/>
          </table:table-cell>
          <table:table-cell table:style-name="ce21" table:formula="of:=IF(ISNUMBER([.E3]);[.L$1];&quot;&quot;)">
            <text:p/>
          </table:table-cell>
          <table:table-cell table:style-name="ce21" table:formula="of:=IF(ISNUMBER([.F3]);[.M$1];&quot;&quot;)">
            <text:p/>
          </table:table-cell>
          <table:table-cell table:style-name="ce21" table:formula="of:=IF(ISNUMBER([.G3]);[.N$1];&quot;&quot;)">
            <text:p/>
          </table:table-cell>
          <table:table-cell table:style-name="ce24" table:formula="of:=COM.MICROSOFT.CONCAT([.I3:.N3])" office:value-type="string" office:string-value="E" calcext:value-type="string">
            <text:p>E</text:p>
          </table:table-cell>
          <table:table-cell table:style-name="ce64" table:formula="of:=CONCATENATE([$przecinki.$A$2];[.Q3];[$przecinki.$A$2];[$przecinki.$B$2];[$przecinki.$C$2];[$przecinki.$A$2];[.R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O3]" office:value-type="string" office:string-value="E" calcext:value-type="string">
            <text:p>E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4">
          <table:table-cell table:style-name="ce34" office:value-type="string" calcext:value-type="string">
            <text:p>i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I$1];&quot;&quot;)">
            <text:p/>
          </table:table-cell>
          <table:table-cell table:style-name="ce21" table:formula="of:=IF(ISNUMBER([.C4]);[.J$1];&quot;&quot;)">
            <text:p/>
          </table:table-cell>
          <table:table-cell table:style-name="ce15" table:formula="of:=IF(ISNUMBER([.D4]);[.K$1];&quot;&quot;)">
            <text:p/>
          </table:table-cell>
          <table:table-cell table:style-name="ce21" table:formula="of:=IF(ISNUMBER([.E4]);[.L$1];&quot;&quot;)" office:value-type="string" office:string-value="I" calcext:value-type="string">
            <text:p>I</text:p>
          </table:table-cell>
          <table:table-cell table:style-name="ce21" table:formula="of:=IF(ISNUMBER([.F4]);[.M$1];&quot;&quot;)">
            <text:p/>
          </table:table-cell>
          <table:table-cell table:style-name="ce21" table:formula="of:=IF(ISNUMBER([.G4]);[.N$1];&quot;&quot;)">
            <text:p/>
          </table:table-cell>
          <table:table-cell table:style-name="ce24" table:formula="of:=COM.MICROSOFT.CONCAT([.I4:.N4])" office:value-type="string" office:string-value="I" calcext:value-type="string">
            <text:p>I</text:p>
          </table:table-cell>
          <table:table-cell table:style-name="ce64" table:formula="of:=CONCATENATE([$przecinki.$A$2];[.Q4];[$przecinki.$A$2];[$przecinki.$B$2];[$przecinki.$C$2];[$przecinki.$A$2];[.R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O4]" office:value-type="string" office:string-value="I" calcext:value-type="string">
            <text:p>I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4">
          <table:table-cell table:style-name="ce34" office:value-type="string" calcext:value-type="string">
            <text:p>a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I$1];&quot;&quot;)">
            <text:p/>
          </table:table-cell>
          <table:table-cell table:style-name="ce21" table:formula="of:=IF(ISNUMBER([.C5]);[.J$1];&quot;&quot;)">
            <text:p/>
          </table:table-cell>
          <table:table-cell table:style-name="ce15" table:formula="of:=IF(ISNUMBER([.D5]);[.K$1];&quot;&quot;)">
            <text:p/>
          </table:table-cell>
          <table:table-cell table:style-name="ce21" table:formula="of:=IF(ISNUMBER([.E5]);[.L$1];&quot;&quot;)">
            <text:p/>
          </table:table-cell>
          <table:table-cell table:style-name="ce21" table:formula="of:=IF(ISNUMBER([.F5]);[.M$1];&quot;&quot;)" office:value-type="string" office:string-value="A" calcext:value-type="string">
            <text:p>A</text:p>
          </table:table-cell>
          <table:table-cell table:style-name="ce21" table:formula="of:=IF(ISNUMBER([.G5]);[.N$1];&quot;&quot;)">
            <text:p/>
          </table:table-cell>
          <table:table-cell table:style-name="ce24" table:formula="of:=COM.MICROSOFT.CONCAT([.I5:.N5])" office:value-type="string" office:string-value="A" calcext:value-type="string">
            <text:p>A</text:p>
          </table:table-cell>
          <table:table-cell table:style-name="ce64" table:formula="of:=CONCATENATE([$przecinki.$A$2];[.Q5];[$przecinki.$A$2];[$przecinki.$B$2];[$przecinki.$C$2];[$przecinki.$A$2];[.R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O5]" office:value-type="string" office:string-value="A" calcext:value-type="string">
            <text:p>A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4">
          <table:table-cell table:style-name="ce34" office:value-type="string" calcext:value-type="string">
            <text:p>u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I$1];&quot;&quot;)">
            <text:p/>
          </table:table-cell>
          <table:table-cell table:style-name="ce21" table:formula="of:=IF(ISNUMBER([.C6]);[.J$1];&quot;&quot;)">
            <text:p/>
          </table:table-cell>
          <table:table-cell table:style-name="ce15" table:formula="of:=IF(ISNUMBER([.D6]);[.K$1];&quot;&quot;)">
            <text:p/>
          </table:table-cell>
          <table:table-cell table:style-name="ce21" table:formula="of:=IF(ISNUMBER([.E6]);[.L$1];&quot;&quot;)">
            <text:p/>
          </table:table-cell>
          <table:table-cell table:style-name="ce21" table:formula="of:=IF(ISNUMBER([.F6]);[.M$1];&quot;&quot;)">
            <text:p/>
          </table:table-cell>
          <table:table-cell table:style-name="ce21" table:formula="of:=IF(ISNUMBER([.G6]);[.N$1];&quot;&quot;)" office:value-type="string" office:string-value="U" calcext:value-type="string">
            <text:p>U</text:p>
          </table:table-cell>
          <table:table-cell table:style-name="ce24" table:formula="of:=COM.MICROSOFT.CONCAT([.I6:.N6])" office:value-type="string" office:string-value="U" calcext:value-type="string">
            <text:p>U</text:p>
          </table:table-cell>
          <table:table-cell table:style-name="ce64" table:formula="of:=CONCATENATE([$przecinki.$A$2];[.Q6];[$przecinki.$A$2];[$przecinki.$B$2];[$przecinki.$C$2];[$przecinki.$A$2];[.R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O6]" office:value-type="string" office:string-value="U" calcext:value-type="string">
            <text:p>U</text:p>
          </table:table-cell>
          <table:table-cell/>
          <table:table-cell table:style-name="ce69" office:value-type="string" calcext:value-type="string">
            <text:p>ból</text:p>
          </table:table-cell>
        </table:table-row>
        <table:table-row table:style-name="ro4">
          <table:table-cell table:style-name="ce51" office:value-type="string" calcext:value-type="string">
            <text:p>ó</text:p>
          </table:table-cell>
          <table:table-cell table:style-name="ce55" table:number-columns-repeated="5"/>
          <table:table-cell table:style-name="ce55" table:formula="of:=[.G6]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I$1];&quot;&quot;)">
            <text:p/>
          </table:table-cell>
          <table:table-cell table:style-name="ce21" table:formula="of:=IF(ISNUMBER([.C7]);[.J$1];&quot;&quot;)">
            <text:p/>
          </table:table-cell>
          <table:table-cell table:style-name="ce15" table:formula="of:=IF(ISNUMBER([.D7]);[.K$1];&quot;&quot;)">
            <text:p/>
          </table:table-cell>
          <table:table-cell table:style-name="ce21" table:formula="of:=IF(ISNUMBER([.E7]);[.L$1];&quot;&quot;)">
            <text:p/>
          </table:table-cell>
          <table:table-cell table:style-name="ce21" table:formula="of:=IF(ISNUMBER([.F7]);[.M$1];&quot;&quot;)">
            <text:p/>
          </table:table-cell>
          <table:table-cell table:style-name="ce21" table:formula="of:=IF(ISNUMBER([.G7]);[.N$1];&quot;&quot;)" office:value-type="string" office:string-value="U" calcext:value-type="string">
            <text:p>U</text:p>
          </table:table-cell>
          <table:table-cell table:style-name="ce24" table:formula="of:=COM.MICROSOFT.CONCAT([.I7:.N7])" office:value-type="string" office:string-value="U" calcext:value-type="string">
            <text:p>U</text:p>
          </table:table-cell>
          <table:table-cell table:style-name="ce64" table:formula="of:=CONCATENATE([$przecinki.$A$2];[.Q7];[$przecinki.$A$2];[$przecinki.$B$2];[$przecinki.$C$2];[$przecinki.$A$2];[.R7];[$przecinki.$A$2];[$przecinki.$D$2])" office:value-type="string" office:string-value="&quot;ó&quot;: &quot;U&quot;," calcext:value-type="string">
            <text:p>"ó": "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O7]" office:value-type="string" office:string-value="U" calcext:value-type="string">
            <text:p>U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I$1];&quot;&quot;)">
            <text:p/>
          </table:table-cell>
          <table:table-cell table:style-name="ce21" table:formula="of:=IF(ISNUMBER([.C8]);[.J$1];&quot;&quot;)">
            <text:p/>
          </table:table-cell>
          <table:table-cell table:style-name="ce15" table:formula="of:=IF(ISNUMBER([.D8]);[.K$1];&quot;&quot;)">
            <text:p/>
          </table:table-cell>
          <table:table-cell table:style-name="ce21" table:formula="of:=IF(ISNUMBER([.E8]);[.L$1];&quot;&quot;)">
            <text:p/>
          </table:table-cell>
          <table:table-cell table:style-name="ce21" table:formula="of:=IF(ISNUMBER([.F8]);[.M$1];&quot;&quot;)" office:value-type="string" office:string-value="A" calcext:value-type="string">
            <text:p>A</text:p>
          </table:table-cell>
          <table:table-cell table:style-name="ce21" table:formula="of:=IF(ISNUMBER([.G8]);[.N$1];&quot;&quot;)" office:value-type="string" office:string-value="U" calcext:value-type="string">
            <text:p>U</text:p>
          </table:table-cell>
          <table:table-cell table:style-name="ce24" table:formula="of:=COM.MICROSOFT.CONCAT([.I8:.N8])" office:value-type="string" office:string-value="AU" calcext:value-type="string">
            <text:p>AU</text:p>
          </table:table-cell>
          <table:table-cell table:style-name="ce64" table:formula="of:=CONCATENATE([$przecinki.$A$2];[.Q8];[$przecinki.$A$2];[$przecinki.$B$2];[$przecinki.$C$2];[$przecinki.$A$2];[.R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O8]" office:value-type="string" office:string-value="AU" calcext:value-type="string">
            <text:p>AU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4">
          <table:table-cell table:style-name="ce34" office:value-type="string" calcext:value-type="string">
            <text:p>ę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9]);[.I$1];&quot;&quot;)">
            <text:p/>
          </table:table-cell>
          <table:table-cell table:style-name="ce21" table:formula="of:=IF(ISNUMBER([.C9]);[.J$1];&quot;&quot;)" office:value-type="string" office:string-value="E" calcext:value-type="string">
            <text:p>E</text:p>
          </table:table-cell>
          <table:table-cell table:style-name="ce15" table:formula="of:=IF(ISNUMBER([.D9]);[.K$1];&quot;&quot;)">
            <text:p/>
          </table:table-cell>
          <table:table-cell table:style-name="ce21" table:formula="of:=IF(ISNUMBER([.E9]);[.L$1];&quot;&quot;)" office:value-type="string" office:string-value="I" calcext:value-type="string">
            <text:p>I</text:p>
          </table:table-cell>
          <table:table-cell table:style-name="ce21" table:formula="of:=IF(ISNUMBER([.F9]);[.M$1];&quot;&quot;)">
            <text:p/>
          </table:table-cell>
          <table:table-cell table:style-name="ce21" table:formula="of:=IF(ISNUMBER([.G9]);[.N$1];&quot;&quot;)">
            <text:p/>
          </table:table-cell>
          <table:table-cell table:style-name="ce24" table:formula="of:=COM.MICROSOFT.CONCAT([.I9:.N9])" office:value-type="string" office:string-value="EI" calcext:value-type="string">
            <text:p>EI</text:p>
          </table:table-cell>
          <table:table-cell table:style-name="ce64" table:formula="of:=CONCATENATE([$przecinki.$A$2];[.Q9];[$przecinki.$A$2];[$przecinki.$B$2];[$przecinki.$C$2];[$przecinki.$A$2];[.R9];[$przecinki.$A$2];[$przecinki.$D$2])" office:value-type="string" office:string-value="&quot;ę&quot;: &quot;EI&quot;," calcext:value-type="string">
            <text:p>"ę": "EI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O9]" office:value-type="string" office:string-value="EI" calcext:value-type="string">
            <text:p>EI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4">
          <table:table-cell table:style-name="ce34" office:value-type="string" calcext:value-type="string">
            <text:p>ą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I$1];&quot;&quot;)">
            <text:p/>
          </table:table-cell>
          <table:table-cell table:style-name="ce21" table:formula="of:=IF(ISNUMBER([.C10]);[.J$1];&quot;&quot;)">
            <text:p/>
          </table:table-cell>
          <table:table-cell table:style-name="ce15" table:formula="of:=IF(ISNUMBER([.D10]);[.K$1];&quot;&quot;)">
            <text:p/>
          </table:table-cell>
          <table:table-cell table:style-name="ce21" table:formula="of:=IF(ISNUMBER([.E10]);[.L$1];&quot;&quot;)" office:value-type="string" office:string-value="I" calcext:value-type="string">
            <text:p>I</text:p>
          </table:table-cell>
          <table:table-cell table:style-name="ce21" table:formula="of:=IF(ISNUMBER([.F10]);[.M$1];&quot;&quot;)" office:value-type="string" office:string-value="A" calcext:value-type="string">
            <text:p>A</text:p>
          </table:table-cell>
          <table:table-cell table:style-name="ce21" table:formula="of:=IF(ISNUMBER([.G10]);[.N$1];&quot;&quot;)">
            <text:p/>
          </table:table-cell>
          <table:table-cell table:style-name="ce24" table:formula="of:=COM.MICROSOFT.CONCAT([.I10:.N10])" office:value-type="string" office:string-value="IA" calcext:value-type="string">
            <text:p>IA</text:p>
          </table:table-cell>
          <table:table-cell table:style-name="ce64" table:formula="of:=CONCATENATE([$przecinki.$A$2];[.Q10];[$przecinki.$A$2];[$przecinki.$B$2];[$przecinki.$C$2];[$przecinki.$A$2];[.R10];[$przecinki.$A$2];[$przecinki.$D$2])" office:value-type="string" office:string-value="&quot;ą&quot;: &quot;IA&quot;," calcext:value-type="string">
            <text:p>"ą": "IA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O10]" office:value-type="string" office:string-value="IA" calcext:value-type="string">
            <text:p>IA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4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I$1];&quot;&quot;)">
            <text:p/>
          </table:table-cell>
          <table:table-cell table:style-name="ce21" table:formula="of:=IF(ISNUMBER([.C11]);[.J$1];&quot;&quot;)" office:value-type="string" office:string-value="E" calcext:value-type="string">
            <text:p>E</text:p>
          </table:table-cell>
          <table:table-cell table:style-name="ce15" table:formula="of:=IF(ISNUMBER([.D11]);[.K$1];&quot;&quot;)">
            <text:p/>
          </table:table-cell>
          <table:table-cell table:style-name="ce21" table:formula="of:=IF(ISNUMBER([.E11]);[.L$1];&quot;&quot;)">
            <text:p/>
          </table:table-cell>
          <table:table-cell table:style-name="ce21" table:formula="of:=IF(ISNUMBER([.F11]);[.M$1];&quot;&quot;)">
            <text:p/>
          </table:table-cell>
          <table:table-cell table:style-name="ce21" table:formula="of:=IF(ISNUMBER([.G11]);[.N$1];&quot;&quot;)" office:value-type="string" office:string-value="U" calcext:value-type="string">
            <text:p>U</text:p>
          </table:table-cell>
          <table:table-cell table:style-name="ce24" table:formula="of:=COM.MICROSOFT.CONCAT([.I11:.N11])" office:value-type="string" office:string-value="EU" calcext:value-type="string">
            <text:p>EU</text:p>
          </table:table-cell>
          <table:table-cell table:style-name="ce64" table:formula="of:=CONCATENATE([$przecinki.$A$2];[.Q11];[$przecinki.$A$2];[$przecinki.$B$2];[$przecinki.$C$2];[$przecinki.$A$2];[.R11];[$przecinki.$A$2];[$przecinki.$D$2])" office:value-type="string" office:string-value="&quot;y&quot;: &quot;EU&quot;," calcext:value-type="string">
            <text:p>"y": "E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O11]" office:value-type="string" office:string-value="EU" calcext:value-type="string">
            <text:p>EU</text:p>
          </table:table-cell>
          <table:table-cell/>
          <table:table-cell table:style-name="ce69" office:value-type="string" calcext:value-type="string">
            <text:p>pysk</text:p>
          </table:table-cell>
        </table:table-row>
        <table:table-row table:style-name="ro4">
          <table:table-cell table:style-name="ce34" office:value-type="string" calcext:value-type="string">
            <text:p>i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I$1];&quot;&quot;)" office:value-type="string" office:string-value="J" calcext:value-type="string">
            <text:p>J</text:p>
          </table:table-cell>
          <table:table-cell table:style-name="ce21" table:formula="of:=IF(ISNUMBER([.C12]);[.J$1];&quot;&quot;)">
            <text:p/>
          </table:table-cell>
          <table:table-cell table:style-name="ce15" table:formula="of:=IF(ISNUMBER([.D12]);[.K$1];&quot;&quot;)">
            <text:p/>
          </table:table-cell>
          <table:table-cell table:style-name="ce21" table:formula="of:=IF(ISNUMBER([.E12]);[.L$1];&quot;&quot;)">
            <text:p/>
          </table:table-cell>
          <table:table-cell table:style-name="ce21" table:formula="of:=IF(ISNUMBER([.F12]);[.M$1];&quot;&quot;)" office:value-type="string" office:string-value="A" calcext:value-type="string">
            <text:p>A</text:p>
          </table:table-cell>
          <table:table-cell table:style-name="ce21" table:formula="of:=IF(ISNUMBER([.G12]);[.N$1];&quot;&quot;)">
            <text:p/>
          </table:table-cell>
          <table:table-cell table:style-name="ce24" table:formula="of:=COM.MICROSOFT.CONCAT([.I12:.N12])" office:value-type="string" office:string-value="JA" calcext:value-type="string">
            <text:p>JA</text:p>
          </table:table-cell>
          <table:table-cell table:style-name="ce64" table:formula="of:=CONCATENATE([$przecinki.$A$2];[.Q12];[$przecinki.$A$2];[$przecinki.$B$2];[$przecinki.$C$2];[$przecinki.$A$2];[.R12];[$przecinki.$A$2];[$przecinki.$D$2])" office:value-type="string" office:string-value="&quot;ia&quot;: &quot;JA&quot;," calcext:value-type="string">
            <text:p>"ia": "J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O12]" office:value-type="string" office:string-value="JA" calcext:value-type="string">
            <text:p>JA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4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number-columns-repeated="3"/>
          <table:table-cell table:style-name="ce55" table:formula="of:=[.F12]" office:value-type="float" office:value="1" calcext:value-type="float">
            <text:p>1</text:p>
          </table:table-cell>
          <table:table-cell table:style-name="ce55"/>
          <table:table-cell table:style-name="ce11"/>
          <table:table-cell table:style-name="ce15" table:formula="of:=IF(ISNUMBER([.B13]);[.I$1];&quot;&quot;)" office:value-type="string" office:string-value="J" calcext:value-type="string">
            <text:p>J</text:p>
          </table:table-cell>
          <table:table-cell table:style-name="ce21" table:formula="of:=IF(ISNUMBER([.C13]);[.J$1];&quot;&quot;)">
            <text:p/>
          </table:table-cell>
          <table:table-cell table:style-name="ce15" table:formula="of:=IF(ISNUMBER([.D13]);[.K$1];&quot;&quot;)">
            <text:p/>
          </table:table-cell>
          <table:table-cell table:style-name="ce21" table:formula="of:=IF(ISNUMBER([.E13]);[.L$1];&quot;&quot;)">
            <text:p/>
          </table:table-cell>
          <table:table-cell table:style-name="ce21" table:formula="of:=IF(ISNUMBER([.F13]);[.M$1];&quot;&quot;)" office:value-type="string" office:string-value="A" calcext:value-type="string">
            <text:p>A</text:p>
          </table:table-cell>
          <table:table-cell table:style-name="ce21" table:formula="of:=IF(ISNUMBER([.G13]);[.N$1];&quot;&quot;)">
            <text:p/>
          </table:table-cell>
          <table:table-cell table:style-name="ce24" table:formula="of:=COM.MICROSOFT.CONCAT([.I13:.N13])" office:value-type="string" office:string-value="JA" calcext:value-type="string">
            <text:p>JA</text:p>
          </table:table-cell>
          <table:table-cell table:style-name="ce64" table:formula="of:=CONCATENATE([$przecinki.$A$2];[.Q13];[$przecinki.$A$2];[$przecinki.$B$2];[$przecinki.$C$2];[$przecinki.$A$2];[.R13];[$przecinki.$A$2];[$przecinki.$D$2])" office:value-type="string" office:string-value="&quot;ja&quot;: &quot;JA&quot;," calcext:value-type="string">
            <text:p>"ja": "J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O13]" office:value-type="string" office:string-value="JA" calcext:value-type="string">
            <text:p>JA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1" calcext:value-type="float">
            <text:p>1</text:p>
          </table:table-cell>
          <table:table-cell table:style-name="ce55" table:number-columns-repeated="3"/>
          <table:table-cell table:style-name="ce55" table:formula="of:=[.F13]" office:value-type="float" office:value="1" calcext:value-type="float">
            <text:p>1</text:p>
          </table:table-cell>
          <table:table-cell table:style-name="ce55"/>
          <table:table-cell table:style-name="ce11"/>
          <table:table-cell table:style-name="ce15" table:formula="of:=IF(ISNUMBER([.B14]);[.I$1];&quot;&quot;)" office:value-type="string" office:string-value="J" calcext:value-type="string">
            <text:p>J</text:p>
          </table:table-cell>
          <table:table-cell table:style-name="ce21" table:formula="of:=IF(ISNUMBER([.C14]);[.J$1];&quot;&quot;)">
            <text:p/>
          </table:table-cell>
          <table:table-cell table:style-name="ce15" table:formula="of:=IF(ISNUMBER([.D14]);[.K$1];&quot;&quot;)">
            <text:p/>
          </table:table-cell>
          <table:table-cell table:style-name="ce21" table:formula="of:=IF(ISNUMBER([.E14]);[.L$1];&quot;&quot;)">
            <text:p/>
          </table:table-cell>
          <table:table-cell table:style-name="ce21" table:formula="of:=IF(ISNUMBER([.F14]);[.M$1];&quot;&quot;)" office:value-type="string" office:string-value="A" calcext:value-type="string">
            <text:p>A</text:p>
          </table:table-cell>
          <table:table-cell table:style-name="ce21" table:formula="of:=IF(ISNUMBER([.G14]);[.N$1];&quot;&quot;)">
            <text:p/>
          </table:table-cell>
          <table:table-cell table:style-name="ce24" table:formula="of:=COM.MICROSOFT.CONCAT([.I14:.N14])" office:value-type="string" office:string-value="JA" calcext:value-type="string">
            <text:p>JA</text:p>
          </table:table-cell>
          <table:table-cell table:style-name="ce64" table:formula="of:=CONCATENATE([$przecinki.$A$2];[.Q14];[$przecinki.$A$2];[$przecinki.$B$2];[$przecinki.$C$2];[$przecinki.$A$2];[.R14];[$przecinki.$A$2];[$przecinki.$D$2])" office:value-type="string" office:string-value="&quot;ya&quot;: &quot;JA&quot;," calcext:value-type="string">
            <text:p>"ya": "J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O14]" office:value-type="string" office:string-value="JA" calcext:value-type="string">
            <text:p>JA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15]);[.I$1];&quot;&quot;)" office:value-type="string" office:string-value="J" calcext:value-type="string">
            <text:p>J</text:p>
          </table:table-cell>
          <table:table-cell table:style-name="ce21" table:formula="of:=IF(ISNUMBER([.C15]);[.J$1];&quot;&quot;)" office:value-type="string" office:string-value="E" calcext:value-type="string">
            <text:p>E</text:p>
          </table:table-cell>
          <table:table-cell table:style-name="ce15" table:formula="of:=IF(ISNUMBER([.D15]);[.K$1];&quot;&quot;)">
            <text:p/>
          </table:table-cell>
          <table:table-cell table:style-name="ce21" table:formula="of:=IF(ISNUMBER([.E15]);[.L$1];&quot;&quot;)">
            <text:p/>
          </table:table-cell>
          <table:table-cell table:style-name="ce21" table:formula="of:=IF(ISNUMBER([.F15]);[.M$1];&quot;&quot;)">
            <text:p/>
          </table:table-cell>
          <table:table-cell table:style-name="ce21" table:formula="of:=IF(ISNUMBER([.G15]);[.N$1];&quot;&quot;)">
            <text:p/>
          </table:table-cell>
          <table:table-cell table:style-name="ce24" table:formula="of:=COM.MICROSOFT.CONCAT([.I15:.N15])" office:value-type="string" office:string-value="JE" calcext:value-type="string">
            <text:p>JE</text:p>
          </table:table-cell>
          <table:table-cell table:style-name="ce64" table:formula="of:=CONCATENATE([$przecinki.$A$2];[.Q15];[$przecinki.$A$2];[$przecinki.$B$2];[$przecinki.$C$2];[$przecinki.$A$2];[.R15];[$przecinki.$A$2];[$przecinki.$D$2])" office:value-type="string" office:string-value="&quot;ie&quot;: &quot;JE&quot;," calcext:value-type="string">
            <text:p>"ie": "JE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O15]" office:value-type="string" office:string-value="JE" calcext:value-type="string">
            <text:p>JE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4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 table:number-columns-repeated="4"/>
          <table:table-cell table:style-name="ce11"/>
          <table:table-cell table:style-name="ce15" table:formula="of:=IF(ISNUMBER([.B16]);[.I$1];&quot;&quot;)" office:value-type="string" office:string-value="J" calcext:value-type="string">
            <text:p>J</text:p>
          </table:table-cell>
          <table:table-cell table:style-name="ce21" table:formula="of:=IF(ISNUMBER([.C16]);[.J$1];&quot;&quot;)" office:value-type="string" office:string-value="E" calcext:value-type="string">
            <text:p>E</text:p>
          </table:table-cell>
          <table:table-cell table:style-name="ce15" table:formula="of:=IF(ISNUMBER([.D16]);[.K$1];&quot;&quot;)">
            <text:p/>
          </table:table-cell>
          <table:table-cell table:style-name="ce21" table:formula="of:=IF(ISNUMBER([.E16]);[.L$1];&quot;&quot;)">
            <text:p/>
          </table:table-cell>
          <table:table-cell table:style-name="ce21" table:formula="of:=IF(ISNUMBER([.F16]);[.M$1];&quot;&quot;)">
            <text:p/>
          </table:table-cell>
          <table:table-cell table:style-name="ce21" table:formula="of:=IF(ISNUMBER([.G16]);[.N$1];&quot;&quot;)">
            <text:p/>
          </table:table-cell>
          <table:table-cell table:style-name="ce24" table:formula="of:=COM.MICROSOFT.CONCAT([.I16:.N16])" office:value-type="string" office:string-value="JE" calcext:value-type="string">
            <text:p>JE</text:p>
          </table:table-cell>
          <table:table-cell table:style-name="ce64" table:formula="of:=CONCATENATE([$przecinki.$A$2];[.Q16];[$przecinki.$A$2];[$przecinki.$B$2];[$przecinki.$C$2];[$przecinki.$A$2];[.R16];[$przecinki.$A$2];[$przecinki.$D$2])" office:value-type="string" office:string-value="&quot;je&quot;: &quot;JE&quot;," calcext:value-type="string">
            <text:p>"je": "JE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O16]" office:value-type="string" office:string-value="JE" calcext:value-type="string">
            <text:p>JE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1" calcext:value-type="float">
            <text:p>1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 table:number-columns-repeated="4"/>
          <table:table-cell table:style-name="ce11"/>
          <table:table-cell table:style-name="ce15" table:formula="of:=IF(ISNUMBER([.B17]);[.I$1];&quot;&quot;)" office:value-type="string" office:string-value="J" calcext:value-type="string">
            <text:p>J</text:p>
          </table:table-cell>
          <table:table-cell table:style-name="ce21" table:formula="of:=IF(ISNUMBER([.C17]);[.J$1];&quot;&quot;)" office:value-type="string" office:string-value="E" calcext:value-type="string">
            <text:p>E</text:p>
          </table:table-cell>
          <table:table-cell table:style-name="ce15" table:formula="of:=IF(ISNUMBER([.D17]);[.K$1];&quot;&quot;)">
            <text:p/>
          </table:table-cell>
          <table:table-cell table:style-name="ce21" table:formula="of:=IF(ISNUMBER([.E17]);[.L$1];&quot;&quot;)">
            <text:p/>
          </table:table-cell>
          <table:table-cell table:style-name="ce21" table:formula="of:=IF(ISNUMBER([.F17]);[.M$1];&quot;&quot;)">
            <text:p/>
          </table:table-cell>
          <table:table-cell table:style-name="ce21" table:formula="of:=IF(ISNUMBER([.G17]);[.N$1];&quot;&quot;)">
            <text:p/>
          </table:table-cell>
          <table:table-cell table:style-name="ce24" table:formula="of:=COM.MICROSOFT.CONCAT([.I17:.N17])" office:value-type="string" office:string-value="JE" calcext:value-type="string">
            <text:p>JE</text:p>
          </table:table-cell>
          <table:table-cell table:style-name="ce64" table:formula="of:=CONCATENATE([$przecinki.$A$2];[.Q17];[$przecinki.$A$2];[$przecinki.$B$2];[$przecinki.$C$2];[$przecinki.$A$2];[.R17];[$przecinki.$A$2];[$przecinki.$D$2])" office:value-type="string" office:string-value="&quot;ye&quot;: &quot;JE&quot;," calcext:value-type="string">
            <text:p>"ye": "JE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O17]" office:value-type="string" office:string-value="JE" calcext:value-type="string">
            <text:p>JE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I$1];&quot;&quot;)" office:value-type="string" office:string-value="J" calcext:value-type="string">
            <text:p>J</text:p>
          </table:table-cell>
          <table:table-cell table:style-name="ce21" table:formula="of:=IF(ISNUMBER([.C18]);[.J$1];&quot;&quot;)">
            <text:p/>
          </table:table-cell>
          <table:table-cell table:style-name="ce15" table:formula="of:=IF(ISNUMBER([.D18]);[.K$1];&quot;&quot;)">
            <text:p/>
          </table:table-cell>
          <table:table-cell table:style-name="ce21" table:formula="of:=IF(ISNUMBER([.E18]);[.L$1];&quot;&quot;)">
            <text:p/>
          </table:table-cell>
          <table:table-cell table:style-name="ce21" table:formula="of:=IF(ISNUMBER([.F18]);[.M$1];&quot;&quot;)" office:value-type="string" office:string-value="A" calcext:value-type="string">
            <text:p>A</text:p>
          </table:table-cell>
          <table:table-cell table:style-name="ce21" table:formula="of:=IF(ISNUMBER([.G18]);[.N$1];&quot;&quot;)" office:value-type="string" office:string-value="U" calcext:value-type="string">
            <text:p>U</text:p>
          </table:table-cell>
          <table:table-cell table:style-name="ce24" table:formula="of:=COM.MICROSOFT.CONCAT([.I18:.N18])" office:value-type="string" office:string-value="JAU" calcext:value-type="string">
            <text:p>JAU</text:p>
          </table:table-cell>
          <table:table-cell table:style-name="ce64" table:formula="of:=CONCATENATE([$przecinki.$A$2];[.Q18];[$przecinki.$A$2];[$przecinki.$B$2];[$przecinki.$C$2];[$przecinki.$A$2];[.R18];[$przecinki.$A$2];[$przecinki.$D$2])" office:value-type="string" office:string-value="&quot;io&quot;: &quot;JAU&quot;," calcext:value-type="string">
            <text:p>"io": "J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O18]" office:value-type="string" office:string-value="JAU" calcext:value-type="string">
            <text:p>JAU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4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number-columns-repeated="3"/>
          <table:table-cell table:style-name="ce55" table:formula="of:=[.F18]" office:value-type="float" office:value="1" calcext:value-type="float">
            <text:p>1</text:p>
          </table:table-cell>
          <table:table-cell table:style-name="ce55" table:formula="of:=[.G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I$1];&quot;&quot;)" office:value-type="string" office:string-value="J" calcext:value-type="string">
            <text:p>J</text:p>
          </table:table-cell>
          <table:table-cell table:style-name="ce21" table:formula="of:=IF(ISNUMBER([.C19]);[.J$1];&quot;&quot;)">
            <text:p/>
          </table:table-cell>
          <table:table-cell table:style-name="ce15" table:formula="of:=IF(ISNUMBER([.D19]);[.K$1];&quot;&quot;)">
            <text:p/>
          </table:table-cell>
          <table:table-cell table:style-name="ce21" table:formula="of:=IF(ISNUMBER([.E19]);[.L$1];&quot;&quot;)">
            <text:p/>
          </table:table-cell>
          <table:table-cell table:style-name="ce21" table:formula="of:=IF(ISNUMBER([.F19]);[.M$1];&quot;&quot;)" office:value-type="string" office:string-value="A" calcext:value-type="string">
            <text:p>A</text:p>
          </table:table-cell>
          <table:table-cell table:style-name="ce21" table:formula="of:=IF(ISNUMBER([.G19]);[.N$1];&quot;&quot;)" office:value-type="string" office:string-value="U" calcext:value-type="string">
            <text:p>U</text:p>
          </table:table-cell>
          <table:table-cell table:style-name="ce24" table:formula="of:=COM.MICROSOFT.CONCAT([.I19:.N19])" office:value-type="string" office:string-value="JAU" calcext:value-type="string">
            <text:p>JAU</text:p>
          </table:table-cell>
          <table:table-cell table:style-name="ce64" table:formula="of:=CONCATENATE([$przecinki.$A$2];[.Q19];[$przecinki.$A$2];[$przecinki.$B$2];[$przecinki.$C$2];[$przecinki.$A$2];[.R19];[$przecinki.$A$2];[$przecinki.$D$2])" office:value-type="string" office:string-value="&quot;jo&quot;: &quot;JAU&quot;," calcext:value-type="string">
            <text:p>"jo": "J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O19]" office:value-type="string" office:string-value="JAU" calcext:value-type="string">
            <text:p>JAU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number-columns-repeated="3"/>
          <table:table-cell table:style-name="ce55" table:formula="of:=[.F19]" office:value-type="float" office:value="1" calcext:value-type="float">
            <text:p>1</text:p>
          </table:table-cell>
          <table:table-cell table:style-name="ce55" table:formula="of:=[.G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I$1];&quot;&quot;)" office:value-type="string" office:string-value="J" calcext:value-type="string">
            <text:p>J</text:p>
          </table:table-cell>
          <table:table-cell table:style-name="ce21" table:formula="of:=IF(ISNUMBER([.C20]);[.J$1];&quot;&quot;)">
            <text:p/>
          </table:table-cell>
          <table:table-cell table:style-name="ce15" table:formula="of:=IF(ISNUMBER([.D20]);[.K$1];&quot;&quot;)">
            <text:p/>
          </table:table-cell>
          <table:table-cell table:style-name="ce21" table:formula="of:=IF(ISNUMBER([.E20]);[.L$1];&quot;&quot;)">
            <text:p/>
          </table:table-cell>
          <table:table-cell table:style-name="ce21" table:formula="of:=IF(ISNUMBER([.F20]);[.M$1];&quot;&quot;)" office:value-type="string" office:string-value="A" calcext:value-type="string">
            <text:p>A</text:p>
          </table:table-cell>
          <table:table-cell table:style-name="ce21" table:formula="of:=IF(ISNUMBER([.G20]);[.N$1];&quot;&quot;)" office:value-type="string" office:string-value="U" calcext:value-type="string">
            <text:p>U</text:p>
          </table:table-cell>
          <table:table-cell table:style-name="ce24" table:formula="of:=COM.MICROSOFT.CONCAT([.I20:.N20])" office:value-type="string" office:string-value="JAU" calcext:value-type="string">
            <text:p>JAU</text:p>
          </table:table-cell>
          <table:table-cell table:style-name="ce64" table:formula="of:=CONCATENATE([$przecinki.$A$2];[.Q20];[$przecinki.$A$2];[$przecinki.$B$2];[$przecinki.$C$2];[$przecinki.$A$2];[.R20];[$przecinki.$A$2];[$przecinki.$D$2])" office:value-type="string" office:string-value="&quot;yo&quot;: &quot;JAU&quot;," calcext:value-type="string">
            <text:p>"yo": "J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O20]" office:value-type="string" office:string-value="JAU" calcext:value-type="string">
            <text:p>JAU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I$1];&quot;&quot;)" office:value-type="string" office:string-value="J" calcext:value-type="string">
            <text:p>J</text:p>
          </table:table-cell>
          <table:table-cell table:style-name="ce21" table:formula="of:=IF(ISNUMBER([.C21]);[.J$1];&quot;&quot;)">
            <text:p/>
          </table:table-cell>
          <table:table-cell table:style-name="ce15" table:formula="of:=IF(ISNUMBER([.D21]);[.K$1];&quot;&quot;)">
            <text:p/>
          </table:table-cell>
          <table:table-cell table:style-name="ce21" table:formula="of:=IF(ISNUMBER([.E21]);[.L$1];&quot;&quot;)">
            <text:p/>
          </table:table-cell>
          <table:table-cell table:style-name="ce21" table:formula="of:=IF(ISNUMBER([.F21]);[.M$1];&quot;&quot;)">
            <text:p/>
          </table:table-cell>
          <table:table-cell table:style-name="ce21" table:formula="of:=IF(ISNUMBER([.G21]);[.N$1];&quot;&quot;)" office:value-type="string" office:string-value="U" calcext:value-type="string">
            <text:p>U</text:p>
          </table:table-cell>
          <table:table-cell table:style-name="ce24" table:formula="of:=COM.MICROSOFT.CONCAT([.I21:.N21])" office:value-type="string" office:string-value="JU" calcext:value-type="string">
            <text:p>JU</text:p>
          </table:table-cell>
          <table:table-cell table:style-name="ce64" table:formula="of:=CONCATENATE([$przecinki.$A$2];[.Q21];[$przecinki.$A$2];[$przecinki.$B$2];[$przecinki.$C$2];[$przecinki.$A$2];[.R21];[$przecinki.$A$2];[$przecinki.$D$2])" office:value-type="string" office:string-value="&quot;iu&quot;: &quot;JU&quot;," calcext:value-type="string">
            <text:p>"iu": "J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O21]" office:value-type="string" office:string-value="JU" calcext:value-type="string">
            <text:p>JU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4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I$1];&quot;&quot;)" office:value-type="string" office:string-value="J" calcext:value-type="string">
            <text:p>J</text:p>
          </table:table-cell>
          <table:table-cell table:style-name="ce21" table:formula="of:=IF(ISNUMBER([.C22]);[.J$1];&quot;&quot;)">
            <text:p/>
          </table:table-cell>
          <table:table-cell table:style-name="ce15" table:formula="of:=IF(ISNUMBER([.D22]);[.K$1];&quot;&quot;)">
            <text:p/>
          </table:table-cell>
          <table:table-cell table:style-name="ce21" table:formula="of:=IF(ISNUMBER([.E22]);[.L$1];&quot;&quot;)">
            <text:p/>
          </table:table-cell>
          <table:table-cell table:style-name="ce21" table:formula="of:=IF(ISNUMBER([.F22]);[.M$1];&quot;&quot;)">
            <text:p/>
          </table:table-cell>
          <table:table-cell table:style-name="ce21" table:formula="of:=IF(ISNUMBER([.G22]);[.N$1];&quot;&quot;)" office:value-type="string" office:string-value="U" calcext:value-type="string">
            <text:p>U</text:p>
          </table:table-cell>
          <table:table-cell table:style-name="ce24" table:formula="of:=COM.MICROSOFT.CONCAT([.I22:.N22])" office:value-type="string" office:string-value="JU" calcext:value-type="string">
            <text:p>JU</text:p>
          </table:table-cell>
          <table:table-cell table:style-name="ce64" table:formula="of:=CONCATENATE([$przecinki.$A$2];[.Q22];[$przecinki.$A$2];[$przecinki.$B$2];[$przecinki.$C$2];[$przecinki.$A$2];[.R22];[$przecinki.$A$2];[$przecinki.$D$2])" office:value-type="string" office:string-value="&quot;ju&quot;: &quot;JU&quot;," calcext:value-type="string">
            <text:p>"ju": "J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O22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I$1];&quot;&quot;)" office:value-type="string" office:string-value="J" calcext:value-type="string">
            <text:p>J</text:p>
          </table:table-cell>
          <table:table-cell table:style-name="ce21" table:formula="of:=IF(ISNUMBER([.C23]);[.J$1];&quot;&quot;)">
            <text:p/>
          </table:table-cell>
          <table:table-cell table:style-name="ce15" table:formula="of:=IF(ISNUMBER([.D23]);[.K$1];&quot;&quot;)">
            <text:p/>
          </table:table-cell>
          <table:table-cell table:style-name="ce21" table:formula="of:=IF(ISNUMBER([.E23]);[.L$1];&quot;&quot;)">
            <text:p/>
          </table:table-cell>
          <table:table-cell table:style-name="ce21" table:formula="of:=IF(ISNUMBER([.F23]);[.M$1];&quot;&quot;)">
            <text:p/>
          </table:table-cell>
          <table:table-cell table:style-name="ce21" table:formula="of:=IF(ISNUMBER([.G23]);[.N$1];&quot;&quot;)" office:value-type="string" office:string-value="U" calcext:value-type="string">
            <text:p>U</text:p>
          </table:table-cell>
          <table:table-cell table:style-name="ce24" table:formula="of:=COM.MICROSOFT.CONCAT([.I23:.N23])" office:value-type="string" office:string-value="JU" calcext:value-type="string">
            <text:p>JU</text:p>
          </table:table-cell>
          <table:table-cell table:style-name="ce64" table:formula="of:=CONCATENATE([$przecinki.$A$2];[.Q23];[$przecinki.$A$2];[$przecinki.$B$2];[$przecinki.$C$2];[$przecinki.$A$2];[.R23];[$przecinki.$A$2];[$przecinki.$D$2])" office:value-type="string" office:string-value="&quot;yu&quot;: &quot;JU&quot;," calcext:value-type="string">
            <text:p>"yu": "J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O23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ió</text:p>
          </table:table-cell>
          <table:table-cell table:style-name="ce55" table:formula="of:=[.B23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3]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I$1];&quot;&quot;)" office:value-type="string" office:string-value="J" calcext:value-type="string">
            <text:p>J</text:p>
          </table:table-cell>
          <table:table-cell table:style-name="ce21" table:formula="of:=IF(ISNUMBER([.C24]);[.J$1];&quot;&quot;)">
            <text:p/>
          </table:table-cell>
          <table:table-cell table:style-name="ce15" table:formula="of:=IF(ISNUMBER([.D24]);[.K$1];&quot;&quot;)">
            <text:p/>
          </table:table-cell>
          <table:table-cell table:style-name="ce21" table:formula="of:=IF(ISNUMBER([.E24]);[.L$1];&quot;&quot;)">
            <text:p/>
          </table:table-cell>
          <table:table-cell table:style-name="ce21" table:formula="of:=IF(ISNUMBER([.F24]);[.M$1];&quot;&quot;)">
            <text:p/>
          </table:table-cell>
          <table:table-cell table:style-name="ce21" table:formula="of:=IF(ISNUMBER([.G24]);[.N$1];&quot;&quot;)" office:value-type="string" office:string-value="U" calcext:value-type="string">
            <text:p>U</text:p>
          </table:table-cell>
          <table:table-cell table:style-name="ce24" table:formula="of:=COM.MICROSOFT.CONCAT([.I24:.N24])" office:value-type="string" office:string-value="JU" calcext:value-type="string">
            <text:p>JU</text:p>
          </table:table-cell>
          <table:table-cell table:style-name="ce64" table:formula="of:=CONCATENATE([$przecinki.$A$2];[.Q24];[$przecinki.$A$2];[$przecinki.$B$2];[$przecinki.$C$2];[$przecinki.$A$2];[.R24];[$przecinki.$A$2];[$przecinki.$D$2])" office:value-type="string" office:string-value="&quot;ió&quot;: &quot;JU&quot;," calcext:value-type="string">
            <text:p>"ió": "J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O24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I$1];&quot;&quot;)" office:value-type="string" office:string-value="J" calcext:value-type="string">
            <text:p>J</text:p>
          </table:table-cell>
          <table:table-cell table:style-name="ce21" table:formula="of:=IF(ISNUMBER([.C25]);[.J$1];&quot;&quot;)">
            <text:p/>
          </table:table-cell>
          <table:table-cell table:style-name="ce15" table:formula="of:=IF(ISNUMBER([.D25]);[.K$1];&quot;&quot;)">
            <text:p/>
          </table:table-cell>
          <table:table-cell table:style-name="ce21" table:formula="of:=IF(ISNUMBER([.E25]);[.L$1];&quot;&quot;)">
            <text:p/>
          </table:table-cell>
          <table:table-cell table:style-name="ce21" table:formula="of:=IF(ISNUMBER([.F25]);[.M$1];&quot;&quot;)">
            <text:p/>
          </table:table-cell>
          <table:table-cell table:style-name="ce21" table:formula="of:=IF(ISNUMBER([.G25]);[.N$1];&quot;&quot;)" office:value-type="string" office:string-value="U" calcext:value-type="string">
            <text:p>U</text:p>
          </table:table-cell>
          <table:table-cell table:style-name="ce24" table:formula="of:=COM.MICROSOFT.CONCAT([.I25:.N25])" office:value-type="string" office:string-value="JU" calcext:value-type="string">
            <text:p>JU</text:p>
          </table:table-cell>
          <table:table-cell table:style-name="ce64" table:formula="of:=CONCATENATE([$przecinki.$A$2];[.Q25];[$przecinki.$A$2];[$przecinki.$B$2];[$przecinki.$C$2];[$przecinki.$A$2];[.R25];[$przecinki.$A$2];[$przecinki.$D$2])" office:value-type="string" office:string-value="&quot;jó&quot;: &quot;JU&quot;," calcext:value-type="string">
            <text:p>"jó": "J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O25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ó</text:p>
          </table:table-cell>
          <table:table-cell table:style-name="ce55" table:formula="of:=[.B25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5]" office:value-type="float" office:value="1" calcext:value-type="float">
            <text:p>1</text:p>
          </table:table-cell>
          <table:table-cell table:style-name="ce11"/>
          <table:table-cell table:style-name="ce15" table:formula="of:=IF(ISNUMBER([.B26]);[.I$1];&quot;&quot;)" office:value-type="string" office:string-value="J" calcext:value-type="string">
            <text:p>J</text:p>
          </table:table-cell>
          <table:table-cell table:style-name="ce21" table:formula="of:=IF(ISNUMBER([.C26]);[.J$1];&quot;&quot;)">
            <text:p/>
          </table:table-cell>
          <table:table-cell table:style-name="ce15" table:formula="of:=IF(ISNUMBER([.D26]);[.K$1];&quot;&quot;)">
            <text:p/>
          </table:table-cell>
          <table:table-cell table:style-name="ce21" table:formula="of:=IF(ISNUMBER([.E26]);[.L$1];&quot;&quot;)">
            <text:p/>
          </table:table-cell>
          <table:table-cell table:style-name="ce21" table:formula="of:=IF(ISNUMBER([.F26]);[.M$1];&quot;&quot;)">
            <text:p/>
          </table:table-cell>
          <table:table-cell table:style-name="ce21" table:formula="of:=IF(ISNUMBER([.G26]);[.N$1];&quot;&quot;)" office:value-type="string" office:string-value="U" calcext:value-type="string">
            <text:p>U</text:p>
          </table:table-cell>
          <table:table-cell table:style-name="ce24" table:formula="of:=COM.MICROSOFT.CONCAT([.I26:.N26])" office:value-type="string" office:string-value="JU" calcext:value-type="string">
            <text:p>JU</text:p>
          </table:table-cell>
          <table:table-cell table:style-name="ce64" table:formula="of:=CONCATENATE([$przecinki.$A$2];[.Q26];[$przecinki.$A$2];[$przecinki.$B$2];[$przecinki.$C$2];[$przecinki.$A$2];[.R26];[$przecinki.$A$2];[$przecinki.$D$2])" office:value-type="string" office:string-value="&quot;yó&quot;: &quot;JU&quot;," calcext:value-type="string">
            <text:p>"yó": "JU",</text:p>
          </table:table-cell>
          <table:table-cell table:style-name="ce31" table:formula="of:=[.A26]" office:value-type="string" office:string-value="yó" calcext:value-type="string">
            <text:p>yó</text:p>
          </table:table-cell>
          <table:table-cell table:style-name="ce31" table:formula="of:=[.O26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I$1];&quot;&quot;)" office:value-type="string" office:string-value="J" calcext:value-type="string">
            <text:p>J</text:p>
          </table:table-cell>
          <table:table-cell table:style-name="ce21" table:formula="of:=IF(ISNUMBER([.C27]);[.J$1];&quot;&quot;)">
            <text:p/>
          </table:table-cell>
          <table:table-cell table:style-name="ce15" table:formula="of:=IF(ISNUMBER([.D27]);[.K$1];&quot;&quot;)">
            <text:p/>
          </table:table-cell>
          <table:table-cell table:style-name="ce21" table:formula="of:=IF(ISNUMBER([.E27]);[.L$1];&quot;&quot;)" office:value-type="string" office:string-value="I" calcext:value-type="string">
            <text:p>I</text:p>
          </table:table-cell>
          <table:table-cell table:style-name="ce21" table:formula="of:=IF(ISNUMBER([.F27]);[.M$1];&quot;&quot;)">
            <text:p/>
          </table:table-cell>
          <table:table-cell table:style-name="ce21" table:formula="of:=IF(ISNUMBER([.G27]);[.N$1];&quot;&quot;)">
            <text:p/>
          </table:table-cell>
          <table:table-cell table:style-name="ce24" table:formula="of:=COM.MICROSOFT.CONCAT([.I27:.N27])" office:value-type="string" office:string-value="JI" calcext:value-type="string">
            <text:p>JI</text:p>
          </table:table-cell>
          <table:table-cell table:style-name="ce64" table:formula="of:=CONCATENATE([$przecinki.$A$2];[.Q27];[$przecinki.$A$2];[$przecinki.$B$2];[$przecinki.$C$2];[$przecinki.$A$2];[.R27];[$przecinki.$A$2];[$przecinki.$D$2])" office:value-type="string" office:string-value="&quot;ii&quot;: &quot;JI&quot;," calcext:value-type="string">
            <text:p>"ii": "JI",</text:p>
          </table:table-cell>
          <table:table-cell table:style-name="ce31" table:formula="of:=[.A27]" office:value-type="string" office:string-value="ii" calcext:value-type="string">
            <text:p>ii</text:p>
          </table:table-cell>
          <table:table-cell table:style-name="ce31" table:formula="of:=[.O27]" office:value-type="string" office:string-value="JI" calcext:value-type="string">
            <text:p>JI</text:p>
          </table:table-cell>
          <table:table-cell/>
          <table:table-cell table:style-name="ce69" office:value-type="string" calcext:value-type="string">
            <text:p>Jidysz?, szyk, łyk, nik + ew. końcówki: żmii, frezji, spacji</text:p>
          </table:table-cell>
        </table:table-row>
        <table:table-row table:style-name="ro4">
          <table:table-cell table:style-name="ce51" office:value-type="string" calcext:value-type="string">
            <text:p>ji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7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8]);[.I$1];&quot;&quot;)" office:value-type="string" office:string-value="J" calcext:value-type="string">
            <text:p>J</text:p>
          </table:table-cell>
          <table:table-cell table:style-name="ce21" table:formula="of:=IF(ISNUMBER([.C28]);[.J$1];&quot;&quot;)">
            <text:p/>
          </table:table-cell>
          <table:table-cell table:style-name="ce15" table:formula="of:=IF(ISNUMBER([.D28]);[.K$1];&quot;&quot;)">
            <text:p/>
          </table:table-cell>
          <table:table-cell table:style-name="ce21" table:formula="of:=IF(ISNUMBER([.E28]);[.L$1];&quot;&quot;)" office:value-type="string" office:string-value="I" calcext:value-type="string">
            <text:p>I</text:p>
          </table:table-cell>
          <table:table-cell table:style-name="ce21" table:formula="of:=IF(ISNUMBER([.F28]);[.M$1];&quot;&quot;)">
            <text:p/>
          </table:table-cell>
          <table:table-cell table:style-name="ce21" table:formula="of:=IF(ISNUMBER([.G28]);[.N$1];&quot;&quot;)">
            <text:p/>
          </table:table-cell>
          <table:table-cell table:style-name="ce24" table:formula="of:=COM.MICROSOFT.CONCAT([.I28:.N28])" office:value-type="string" office:string-value="JI" calcext:value-type="string">
            <text:p>JI</text:p>
          </table:table-cell>
          <table:table-cell table:style-name="ce64" table:formula="of:=CONCATENATE([$przecinki.$A$2];[.Q28];[$przecinki.$A$2];[$przecinki.$B$2];[$przecinki.$C$2];[$przecinki.$A$2];[.R28];[$przecinki.$A$2];[$przecinki.$D$2])" office:value-type="string" office:string-value="&quot;ji&quot;: &quot;JI&quot;," calcext:value-type="string">
            <text:p>"ji": "JI",</text:p>
          </table:table-cell>
          <table:table-cell table:style-name="ce31" table:formula="of:=[.A28]" office:value-type="string" office:string-value="ji" calcext:value-type="string">
            <text:p>ji</text:p>
          </table:table-cell>
          <table:table-cell table:style-name="ce31" table:formula="of:=[.O28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i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9]);[.I$1];&quot;&quot;)" office:value-type="string" office:string-value="J" calcext:value-type="string">
            <text:p>J</text:p>
          </table:table-cell>
          <table:table-cell table:style-name="ce21" table:formula="of:=IF(ISNUMBER([.C29]);[.J$1];&quot;&quot;)">
            <text:p/>
          </table:table-cell>
          <table:table-cell table:style-name="ce15" table:formula="of:=IF(ISNUMBER([.D29]);[.K$1];&quot;&quot;)">
            <text:p/>
          </table:table-cell>
          <table:table-cell table:style-name="ce21" table:formula="of:=IF(ISNUMBER([.E29]);[.L$1];&quot;&quot;)" office:value-type="string" office:string-value="I" calcext:value-type="string">
            <text:p>I</text:p>
          </table:table-cell>
          <table:table-cell table:style-name="ce21" table:formula="of:=IF(ISNUMBER([.F29]);[.M$1];&quot;&quot;)">
            <text:p/>
          </table:table-cell>
          <table:table-cell table:style-name="ce21" table:formula="of:=IF(ISNUMBER([.G29]);[.N$1];&quot;&quot;)">
            <text:p/>
          </table:table-cell>
          <table:table-cell table:style-name="ce24" table:formula="of:=COM.MICROSOFT.CONCAT([.I29:.N29])" office:value-type="string" office:string-value="JI" calcext:value-type="string">
            <text:p>JI</text:p>
          </table:table-cell>
          <table:table-cell table:style-name="ce64" table:formula="of:=CONCATENATE([$przecinki.$A$2];[.Q29];[$przecinki.$A$2];[$przecinki.$B$2];[$przecinki.$C$2];[$przecinki.$A$2];[.R29];[$przecinki.$A$2];[$przecinki.$D$2])" office:value-type="string" office:string-value="&quot;yi&quot;: &quot;JI&quot;," calcext:value-type="string">
            <text:p>"yi": "JI",</text:p>
          </table:table-cell>
          <table:table-cell table:style-name="ce31" table:formula="of:=[.A29]" office:value-type="string" office:string-value="yi" calcext:value-type="string">
            <text:p>yi</text:p>
          </table:table-cell>
          <table:table-cell table:style-name="ce31" table:formula="of:=[.O29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jy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0]);[.I$1];&quot;&quot;)" office:value-type="string" office:string-value="J" calcext:value-type="string">
            <text:p>J</text:p>
          </table:table-cell>
          <table:table-cell table:style-name="ce21" table:formula="of:=IF(ISNUMBER([.C30]);[.J$1];&quot;&quot;)">
            <text:p/>
          </table:table-cell>
          <table:table-cell table:style-name="ce15" table:formula="of:=IF(ISNUMBER([.D30]);[.K$1];&quot;&quot;)">
            <text:p/>
          </table:table-cell>
          <table:table-cell table:style-name="ce21" table:formula="of:=IF(ISNUMBER([.E30]);[.L$1];&quot;&quot;)" office:value-type="string" office:string-value="I" calcext:value-type="string">
            <text:p>I</text:p>
          </table:table-cell>
          <table:table-cell table:style-name="ce21" table:formula="of:=IF(ISNUMBER([.F30]);[.M$1];&quot;&quot;)">
            <text:p/>
          </table:table-cell>
          <table:table-cell table:style-name="ce21" table:formula="of:=IF(ISNUMBER([.G30]);[.N$1];&quot;&quot;)">
            <text:p/>
          </table:table-cell>
          <table:table-cell table:style-name="ce24" table:formula="of:=COM.MICROSOFT.CONCAT([.I30:.N30])" office:value-type="string" office:string-value="JI" calcext:value-type="string">
            <text:p>JI</text:p>
          </table:table-cell>
          <table:table-cell table:style-name="ce64" table:formula="of:=CONCATENATE([$przecinki.$A$2];[.Q30];[$przecinki.$A$2];[$przecinki.$B$2];[$przecinki.$C$2];[$przecinki.$A$2];[.R30];[$przecinki.$A$2];[$przecinki.$D$2])" office:value-type="string" office:string-value="&quot;jy&quot;: &quot;JI&quot;," calcext:value-type="string">
            <text:p>"jy": "JI",</text:p>
          </table:table-cell>
          <table:table-cell table:style-name="ce31" table:formula="of:=[.A30]" office:value-type="string" office:string-value="jy" calcext:value-type="string">
            <text:p>jy</text:p>
          </table:table-cell>
          <table:table-cell table:style-name="ce31" table:formula="of:=[.O30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ę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31]);[.I$1];&quot;&quot;)" office:value-type="string" office:string-value="J" calcext:value-type="string">
            <text:p>J</text:p>
          </table:table-cell>
          <table:table-cell table:style-name="ce21" table:formula="of:=IF(ISNUMBER([.C31]);[.J$1];&quot;&quot;)" office:value-type="string" office:string-value="E" calcext:value-type="string">
            <text:p>E</text:p>
          </table:table-cell>
          <table:table-cell table:style-name="ce15" table:formula="of:=IF(ISNUMBER([.D31]);[.K$1];&quot;&quot;)">
            <text:p/>
          </table:table-cell>
          <table:table-cell table:style-name="ce21" table:formula="of:=IF(ISNUMBER([.E31]);[.L$1];&quot;&quot;)" office:value-type="string" office:string-value="I" calcext:value-type="string">
            <text:p>I</text:p>
          </table:table-cell>
          <table:table-cell table:style-name="ce21" table:formula="of:=IF(ISNUMBER([.F31]);[.M$1];&quot;&quot;)">
            <text:p/>
          </table:table-cell>
          <table:table-cell table:style-name="ce21" table:formula="of:=IF(ISNUMBER([.G31]);[.N$1];&quot;&quot;)">
            <text:p/>
          </table:table-cell>
          <table:table-cell table:style-name="ce24" table:formula="of:=COM.MICROSOFT.CONCAT([.I31:.N31])" office:value-type="string" office:string-value="JEI" calcext:value-type="string">
            <text:p>JEI</text:p>
          </table:table-cell>
          <table:table-cell table:style-name="ce64" table:formula="of:=CONCATENATE([$przecinki.$A$2];[.Q31];[$przecinki.$A$2];[$przecinki.$B$2];[$przecinki.$C$2];[$przecinki.$A$2];[.R31];[$przecinki.$A$2];[$przecinki.$D$2])" office:value-type="string" office:string-value="&quot;ię&quot;: &quot;JEI&quot;," calcext:value-type="string">
            <text:p>"ię": "JEI",</text:p>
          </table:table-cell>
          <table:table-cell table:style-name="ce31" table:formula="of:=[.A31]" office:value-type="string" office:string-value="ię" calcext:value-type="string">
            <text:p>ię</text:p>
          </table:table-cell>
          <table:table-cell table:style-name="ce31" table:formula="of:=[.O31]" office:value-type="string" office:string-value="JEI" calcext:value-type="string">
            <text:p>JEI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4">
          <table:table-cell table:style-name="ce51" office:value-type="string" calcext:value-type="string">
            <text:p>ję</text:p>
          </table:table-cell>
          <table:table-cell table:style-name="ce55" table:formula="of:=[.B31]" office:value-type="float" office:value="1" calcext:value-type="float">
            <text:p>1</text:p>
          </table:table-cell>
          <table:table-cell table:style-name="ce55" table:formula="of:=[.C31]" office:value-type="float" office:value="1" calcext:value-type="float">
            <text:p>1</text:p>
          </table:table-cell>
          <table:table-cell table:style-name="ce55"/>
          <table:table-cell table:style-name="ce55" table:formula="of:=[.E31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2]);[.I$1];&quot;&quot;)" office:value-type="string" office:string-value="J" calcext:value-type="string">
            <text:p>J</text:p>
          </table:table-cell>
          <table:table-cell table:style-name="ce21" table:formula="of:=IF(ISNUMBER([.C32]);[.J$1];&quot;&quot;)" office:value-type="string" office:string-value="E" calcext:value-type="string">
            <text:p>E</text:p>
          </table:table-cell>
          <table:table-cell table:style-name="ce15" table:formula="of:=IF(ISNUMBER([.D32]);[.K$1];&quot;&quot;)">
            <text:p/>
          </table:table-cell>
          <table:table-cell table:style-name="ce21" table:formula="of:=IF(ISNUMBER([.E32]);[.L$1];&quot;&quot;)" office:value-type="string" office:string-value="I" calcext:value-type="string">
            <text:p>I</text:p>
          </table:table-cell>
          <table:table-cell table:style-name="ce21" table:formula="of:=IF(ISNUMBER([.F32]);[.M$1];&quot;&quot;)">
            <text:p/>
          </table:table-cell>
          <table:table-cell table:style-name="ce21" table:formula="of:=IF(ISNUMBER([.G32]);[.N$1];&quot;&quot;)">
            <text:p/>
          </table:table-cell>
          <table:table-cell table:style-name="ce24" table:formula="of:=COM.MICROSOFT.CONCAT([.I32:.N32])" office:value-type="string" office:string-value="JEI" calcext:value-type="string">
            <text:p>JEI</text:p>
          </table:table-cell>
          <table:table-cell table:style-name="ce64" table:formula="of:=CONCATENATE([$przecinki.$A$2];[.Q32];[$przecinki.$A$2];[$przecinki.$B$2];[$przecinki.$C$2];[$przecinki.$A$2];[.R32];[$przecinki.$A$2];[$przecinki.$D$2])" office:value-type="string" office:string-value="&quot;ję&quot;: &quot;JEI&quot;," calcext:value-type="string">
            <text:p>"ję": "JEI",</text:p>
          </table:table-cell>
          <table:table-cell table:style-name="ce31" table:formula="of:=[.A32]" office:value-type="string" office:string-value="ję" calcext:value-type="string">
            <text:p>ję</text:p>
          </table:table-cell>
          <table:table-cell table:style-name="ce31" table:formula="of:=[.O32]" office:value-type="string" office:string-value="JEI" calcext:value-type="string">
            <text:p>JEI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ę</text:p>
          </table:table-cell>
          <table:table-cell table:style-name="ce55" table:formula="of:=[.B32]" office:value-type="float" office:value="1" calcext:value-type="float">
            <text:p>1</text:p>
          </table:table-cell>
          <table:table-cell table:style-name="ce55" table:formula="of:=[.C32]" office:value-type="float" office:value="1" calcext:value-type="float">
            <text:p>1</text:p>
          </table:table-cell>
          <table:table-cell table:style-name="ce55"/>
          <table:table-cell table:style-name="ce55" table:formula="of:=[.E32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3]);[.I$1];&quot;&quot;)" office:value-type="string" office:string-value="J" calcext:value-type="string">
            <text:p>J</text:p>
          </table:table-cell>
          <table:table-cell table:style-name="ce21" table:formula="of:=IF(ISNUMBER([.C33]);[.J$1];&quot;&quot;)" office:value-type="string" office:string-value="E" calcext:value-type="string">
            <text:p>E</text:p>
          </table:table-cell>
          <table:table-cell table:style-name="ce15" table:formula="of:=IF(ISNUMBER([.D33]);[.K$1];&quot;&quot;)">
            <text:p/>
          </table:table-cell>
          <table:table-cell table:style-name="ce21" table:formula="of:=IF(ISNUMBER([.E33]);[.L$1];&quot;&quot;)" office:value-type="string" office:string-value="I" calcext:value-type="string">
            <text:p>I</text:p>
          </table:table-cell>
          <table:table-cell table:style-name="ce21" table:formula="of:=IF(ISNUMBER([.F33]);[.M$1];&quot;&quot;)">
            <text:p/>
          </table:table-cell>
          <table:table-cell table:style-name="ce21" table:formula="of:=IF(ISNUMBER([.G33]);[.N$1];&quot;&quot;)">
            <text:p/>
          </table:table-cell>
          <table:table-cell table:style-name="ce24" table:formula="of:=COM.MICROSOFT.CONCAT([.I33:.N33])" office:value-type="string" office:string-value="JEI" calcext:value-type="string">
            <text:p>JEI</text:p>
          </table:table-cell>
          <table:table-cell table:style-name="ce64" table:formula="of:=CONCATENATE([$przecinki.$A$2];[.Q33];[$przecinki.$A$2];[$przecinki.$B$2];[$przecinki.$C$2];[$przecinki.$A$2];[.R33];[$przecinki.$A$2];[$przecinki.$D$2])" office:value-type="string" office:string-value="&quot;yę&quot;: &quot;JEI&quot;," calcext:value-type="string">
            <text:p>"yę": "JEI",</text:p>
          </table:table-cell>
          <table:table-cell table:style-name="ce31" table:formula="of:=[.A33]" office:value-type="string" office:string-value="yę" calcext:value-type="string">
            <text:p>yę</text:p>
          </table:table-cell>
          <table:table-cell table:style-name="ce31" table:formula="of:=[.O33]" office:value-type="string" office:string-value="JEI" calcext:value-type="string">
            <text:p>JEI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ą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4]);[.I$1];&quot;&quot;)" office:value-type="string" office:string-value="J" calcext:value-type="string">
            <text:p>J</text:p>
          </table:table-cell>
          <table:table-cell table:style-name="ce21" table:formula="of:=IF(ISNUMBER([.C34]);[.J$1];&quot;&quot;)">
            <text:p/>
          </table:table-cell>
          <table:table-cell table:style-name="ce15" table:formula="of:=IF(ISNUMBER([.D34]);[.K$1];&quot;&quot;)">
            <text:p/>
          </table:table-cell>
          <table:table-cell table:style-name="ce21" table:formula="of:=IF(ISNUMBER([.E34]);[.L$1];&quot;&quot;)" office:value-type="string" office:string-value="I" calcext:value-type="string">
            <text:p>I</text:p>
          </table:table-cell>
          <table:table-cell table:style-name="ce21" table:formula="of:=IF(ISNUMBER([.F34]);[.M$1];&quot;&quot;)" office:value-type="string" office:string-value="A" calcext:value-type="string">
            <text:p>A</text:p>
          </table:table-cell>
          <table:table-cell table:style-name="ce21" table:formula="of:=IF(ISNUMBER([.G34]);[.N$1];&quot;&quot;)">
            <text:p/>
          </table:table-cell>
          <table:table-cell table:style-name="ce24" table:formula="of:=COM.MICROSOFT.CONCAT([.I34:.N34])" office:value-type="string" office:string-value="JIA" calcext:value-type="string">
            <text:p>JIA</text:p>
          </table:table-cell>
          <table:table-cell table:style-name="ce64" table:formula="of:=CONCATENATE([$przecinki.$A$2];[.Q34];[$przecinki.$A$2];[$przecinki.$B$2];[$przecinki.$C$2];[$przecinki.$A$2];[.R34];[$przecinki.$A$2];[$przecinki.$D$2])" office:value-type="string" office:string-value="&quot;ią&quot;: &quot;JIA&quot;," calcext:value-type="string">
            <text:p>"ią": "JIA",</text:p>
          </table:table-cell>
          <table:table-cell table:style-name="ce31" table:formula="of:=[.A34]" office:value-type="string" office:string-value="ią" calcext:value-type="string">
            <text:p>ią</text:p>
          </table:table-cell>
          <table:table-cell table:style-name="ce31" table:formula="of:=[.O34]" office:value-type="string" office:string-value="JIA" calcext:value-type="string">
            <text:p>JIA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4">
          <table:table-cell table:style-name="ce51" office:value-type="string" calcext:value-type="string">
            <text:p>ją</text:p>
          </table:table-cell>
          <table:table-cell table:style-name="ce55" table:formula="of:=[.B34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34]" office:value-type="float" office:value="1" calcext:value-type="float">
            <text:p>1</text:p>
          </table:table-cell>
          <table:table-cell table:style-name="ce55" table:formula="of:=[.F34]" office:value-type="float" office:value="1" calcext:value-type="float">
            <text:p>1</text:p>
          </table:table-cell>
          <table:table-cell table:style-name="ce55"/>
          <table:table-cell table:style-name="ce11"/>
          <table:table-cell table:style-name="ce15" table:formula="of:=IF(ISNUMBER([.B35]);[.I$1];&quot;&quot;)" office:value-type="string" office:string-value="J" calcext:value-type="string">
            <text:p>J</text:p>
          </table:table-cell>
          <table:table-cell table:style-name="ce21" table:formula="of:=IF(ISNUMBER([.C35]);[.J$1];&quot;&quot;)">
            <text:p/>
          </table:table-cell>
          <table:table-cell table:style-name="ce15" table:formula="of:=IF(ISNUMBER([.D35]);[.K$1];&quot;&quot;)">
            <text:p/>
          </table:table-cell>
          <table:table-cell table:style-name="ce21" table:formula="of:=IF(ISNUMBER([.E35]);[.L$1];&quot;&quot;)" office:value-type="string" office:string-value="I" calcext:value-type="string">
            <text:p>I</text:p>
          </table:table-cell>
          <table:table-cell table:style-name="ce21" table:formula="of:=IF(ISNUMBER([.F35]);[.M$1];&quot;&quot;)" office:value-type="string" office:string-value="A" calcext:value-type="string">
            <text:p>A</text:p>
          </table:table-cell>
          <table:table-cell table:style-name="ce21" table:formula="of:=IF(ISNUMBER([.G35]);[.N$1];&quot;&quot;)">
            <text:p/>
          </table:table-cell>
          <table:table-cell table:style-name="ce24" table:formula="of:=COM.MICROSOFT.CONCAT([.I35:.N35])" office:value-type="string" office:string-value="JIA" calcext:value-type="string">
            <text:p>JIA</text:p>
          </table:table-cell>
          <table:table-cell table:style-name="ce64" table:formula="of:=CONCATENATE([$przecinki.$A$2];[.Q35];[$przecinki.$A$2];[$przecinki.$B$2];[$przecinki.$C$2];[$przecinki.$A$2];[.R35];[$przecinki.$A$2];[$przecinki.$D$2])" office:value-type="string" office:string-value="&quot;ją&quot;: &quot;JIA&quot;," calcext:value-type="string">
            <text:p>"ją": "JIA",</text:p>
          </table:table-cell>
          <table:table-cell table:style-name="ce31" table:formula="of:=[.A35]" office:value-type="string" office:string-value="ją" calcext:value-type="string">
            <text:p>ją</text:p>
          </table:table-cell>
          <table:table-cell table:style-name="ce31" table:formula="of:=[.O35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ą</text:p>
          </table:table-cell>
          <table:table-cell table:style-name="ce55" table:formula="of:=[.B35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35]" office:value-type="float" office:value="1" calcext:value-type="float">
            <text:p>1</text:p>
          </table:table-cell>
          <table:table-cell table:style-name="ce55" table:formula="of:=[.F35]" office:value-type="float" office:value="1" calcext:value-type="float">
            <text:p>1</text:p>
          </table:table-cell>
          <table:table-cell table:style-name="ce55"/>
          <table:table-cell table:style-name="ce11"/>
          <table:table-cell table:style-name="ce15" table:formula="of:=IF(ISNUMBER([.B36]);[.I$1];&quot;&quot;)" office:value-type="string" office:string-value="J" calcext:value-type="string">
            <text:p>J</text:p>
          </table:table-cell>
          <table:table-cell table:style-name="ce21" table:formula="of:=IF(ISNUMBER([.C36]);[.J$1];&quot;&quot;)">
            <text:p/>
          </table:table-cell>
          <table:table-cell table:style-name="ce15" table:formula="of:=IF(ISNUMBER([.D36]);[.K$1];&quot;&quot;)">
            <text:p/>
          </table:table-cell>
          <table:table-cell table:style-name="ce21" table:formula="of:=IF(ISNUMBER([.E36]);[.L$1];&quot;&quot;)" office:value-type="string" office:string-value="I" calcext:value-type="string">
            <text:p>I</text:p>
          </table:table-cell>
          <table:table-cell table:style-name="ce21" table:formula="of:=IF(ISNUMBER([.F36]);[.M$1];&quot;&quot;)" office:value-type="string" office:string-value="A" calcext:value-type="string">
            <text:p>A</text:p>
          </table:table-cell>
          <table:table-cell table:style-name="ce21" table:formula="of:=IF(ISNUMBER([.G36]);[.N$1];&quot;&quot;)">
            <text:p/>
          </table:table-cell>
          <table:table-cell table:style-name="ce24" table:formula="of:=COM.MICROSOFT.CONCAT([.I36:.N36])" office:value-type="string" office:string-value="JIA" calcext:value-type="string">
            <text:p>JIA</text:p>
          </table:table-cell>
          <table:table-cell table:style-name="ce64" table:formula="of:=CONCATENATE([$przecinki.$A$2];[.Q36];[$przecinki.$A$2];[$przecinki.$B$2];[$przecinki.$C$2];[$przecinki.$A$2];[.R36];[$przecinki.$A$2];[$przecinki.$D$2])" office:value-type="string" office:string-value="&quot;yą&quot;: &quot;JIA&quot;," calcext:value-type="string">
            <text:p>"yą": "JIA",</text:p>
          </table:table-cell>
          <table:table-cell table:style-name="ce31" table:formula="of:=[.A36]" office:value-type="string" office:string-value="yą" calcext:value-type="string">
            <text:p>yą</text:p>
          </table:table-cell>
          <table:table-cell table:style-name="ce31" table:formula="of:=[.O36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ae</text:p>
          </table:table-cell>
          <table:table-cell table:style-name="ce55"/>
          <table:table-cell table:style-name="ce55" table:formula="of:=[.C3]" office:value-type="float" office:value="1" calcext:value-type="float">
            <text:p>1</text:p>
          </table:table-cell>
          <table:table-cell table:style-name="ce55" table:number-columns-repeated="4"/>
          <table:table-cell table:style-name="ce11"/>
          <table:table-cell table:style-name="ce15" table:formula="of:=IF(ISNUMBER([.B37]);[.I$1];&quot;&quot;)">
            <text:p/>
          </table:table-cell>
          <table:table-cell table:style-name="ce21" table:formula="of:=IF(ISNUMBER([.C37]);[.J$1];&quot;&quot;)" office:value-type="string" office:string-value="E" calcext:value-type="string">
            <text:p>E</text:p>
          </table:table-cell>
          <table:table-cell table:style-name="ce15" table:formula="of:=IF(ISNUMBER([.D37]);[.K$1];&quot;&quot;)">
            <text:p/>
          </table:table-cell>
          <table:table-cell table:style-name="ce21" table:formula="of:=IF(ISNUMBER([.E37]);[.L$1];&quot;&quot;)">
            <text:p/>
          </table:table-cell>
          <table:table-cell table:style-name="ce21" table:formula="of:=IF(ISNUMBER([.F37]);[.M$1];&quot;&quot;)">
            <text:p/>
          </table:table-cell>
          <table:table-cell table:style-name="ce21" table:formula="of:=IF(ISNUMBER([.G37]);[.N$1];&quot;&quot;)">
            <text:p/>
          </table:table-cell>
          <table:table-cell table:style-name="ce24" table:formula="of:=COM.MICROSOFT.CONCAT([.I37:.N37])" office:value-type="string" office:string-value="E" calcext:value-type="string">
            <text:p>E</text:p>
          </table:table-cell>
          <table:table-cell table:style-name="ce64" table:formula="of:=CONCATENATE([$przecinki.$A$2];[.Q37];[$przecinki.$A$2];[$przecinki.$B$2];[$przecinki.$C$2];[$przecinki.$A$2];[.R37];[$przecinki.$A$2];[$przecinki.$D$2])" office:value-type="string" office:string-value="&quot;ae&quot;: &quot;E&quot;," calcext:value-type="string">
            <text:p>"ae": "E",</text:p>
          </table:table-cell>
          <table:table-cell table:style-name="ce31" table:formula="of:=[.A37]" office:value-type="string" office:string-value="ae" calcext:value-type="string">
            <text:p>ae</text:p>
          </table:table-cell>
          <table:table-cell table:style-name="ce31" table:formula="of:=[.O37]" office:value-type="string" office:string-value="E" calcext:value-type="string">
            <text:p>E</text:p>
          </table:table-cell>
          <table:table-cell/>
          <table:table-cell table:style-name="ce69" office:value-type="string" calcext:value-type="string">
            <text:p>mae (łac)</text:p>
          </table:table-cell>
        </table:table-row>
        <table:table-row table:style-name="ro4">
          <table:table-cell table:style-name="ce51"/>
          <table:table-cell table:style-name="ce55" table:number-columns-repeated="6"/>
          <table:table-cell table:style-name="ce11"/>
          <table:table-cell table:style-name="ce15"/>
          <table:table-cell table:style-name="ce21"/>
          <table:table-cell table:style-name="ce15"/>
          <table:table-cell table:style-name="ce21" table:number-columns-repeated="3"/>
          <table:table-cell table:style-name="ce24"/>
          <table:table-cell table:style-name="ce64" table:formula="of:=CONCATENATE([$przecinki.$A$2];[.Q38];[$przecinki.$A$2];[$przecinki.$B$2];[$przecinki.$C$2];[$przecinki.$A$2];[.R38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/>
          <table:table-cell table:style-name="ce69"/>
        </table:table-row>
        <table:table-row table:style-name="ro4">
          <table:table-cell table:style-name="ce3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9]);[.I$1];&quot;&quot;)">
            <text:p/>
          </table:table-cell>
          <table:table-cell table:style-name="ce21" table:formula="of:=IF(ISNUMBER([.C39]);[.J$1];&quot;&quot;)">
            <text:p/>
          </table:table-cell>
          <table:table-cell table:style-name="ce15" table:formula="of:=IF(ISNUMBER([.D39]);[.K$1];&quot;&quot;)">
            <text:p/>
          </table:table-cell>
          <table:table-cell table:style-name="ce21" table:formula="of:=IF(ISNUMBER([.E39]);[.L$1];&quot;&quot;)" office:value-type="string" office:string-value="I" calcext:value-type="string">
            <text:p>I</text:p>
          </table:table-cell>
          <table:table-cell table:style-name="ce21" table:formula="of:=IF(ISNUMBER([.F39]);[.M$1];&quot;&quot;)">
            <text:p/>
          </table:table-cell>
          <table:table-cell table:style-name="ce21" table:formula="of:=IF(ISNUMBER([.G39]);[.N$1];&quot;&quot;)" office:value-type="string" office:string-value="U" calcext:value-type="string">
            <text:p>U</text:p>
          </table:table-cell>
          <table:table-cell table:style-name="ce24" table:formula="of:=COM.MICROSOFT.CONCAT([.I39:.N39])" office:value-type="string" office:string-value="IU" calcext:value-type="string">
            <text:p>IU</text:p>
          </table:table-cell>
          <table:table-cell table:style-name="ce64" table:formula="of:=CONCATENATE([$przecinki.$A$2];[.Q39];[$przecinki.$A$2];[$przecinki.$B$2];[$przecinki.$C$2];[$przecinki.$A$2];[.R39];[$przecinki.$A$2];[$przecinki.$D$2])" office:value-type="string" office:string-value="&quot;0&quot;: &quot;IU&quot;," calcext:value-type="string">
            <text:p>"0": "IU",</text:p>
          </table:table-cell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O39]" office:value-type="string" office:string-value="IU" calcext:value-type="string">
            <text:p>IU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0]);[.I$1];&quot;&quot;)">
            <text:p/>
          </table:table-cell>
          <table:table-cell table:style-name="ce21" table:formula="of:=IF(ISNUMBER([.C40]);[.J$1];&quot;&quot;)" office:value-type="string" office:string-value="E" calcext:value-type="string">
            <text:p>E</text:p>
          </table:table-cell>
          <table:table-cell table:style-name="ce15" table:formula="of:=IF(ISNUMBER([.D40]);[.K$1];&quot;&quot;)">
            <text:p/>
          </table:table-cell>
          <table:table-cell table:style-name="ce21" table:formula="of:=IF(ISNUMBER([.E40]);[.L$1];&quot;&quot;)" office:value-type="string" office:string-value="I" calcext:value-type="string">
            <text:p>I</text:p>
          </table:table-cell>
          <table:table-cell table:style-name="ce21" table:formula="of:=IF(ISNUMBER([.F40]);[.M$1];&quot;&quot;)">
            <text:p/>
          </table:table-cell>
          <table:table-cell table:style-name="ce21" table:formula="of:=IF(ISNUMBER([.G40]);[.N$1];&quot;&quot;)" office:value-type="string" office:string-value="U" calcext:value-type="string">
            <text:p>U</text:p>
          </table:table-cell>
          <table:table-cell table:style-name="ce24" table:formula="of:=COM.MICROSOFT.CONCAT([.I40:.N40])" office:value-type="string" office:string-value="EIU" calcext:value-type="string">
            <text:p>EIU</text:p>
          </table:table-cell>
          <table:table-cell table:style-name="ce64" table:formula="of:=CONCATENATE([$przecinki.$A$2];[.Q40];[$przecinki.$A$2];[$przecinki.$B$2];[$przecinki.$C$2];[$przecinki.$A$2];[.R40];[$przecinki.$A$2];[$przecinki.$D$2])" office:value-type="string" office:string-value="&quot;0&quot;: &quot;EIU&quot;," calcext:value-type="string">
            <text:p>"0": "EIU",</text:p>
          </table:table-cell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O40]" office:value-type="string" office:string-value="EIU" calcext:value-type="string">
            <text:p>EIU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1]);[.I$1];&quot;&quot;)">
            <text:p/>
          </table:table-cell>
          <table:table-cell table:style-name="ce21" table:formula="of:=IF(ISNUMBER([.C41]);[.J$1];&quot;&quot;)" office:value-type="string" office:string-value="E" calcext:value-type="string">
            <text:p>E</text:p>
          </table:table-cell>
          <table:table-cell table:style-name="ce15" table:formula="of:=IF(ISNUMBER([.D41]);[.K$1];&quot;&quot;)">
            <text:p/>
          </table:table-cell>
          <table:table-cell table:style-name="ce21" table:formula="of:=IF(ISNUMBER([.E41]);[.L$1];&quot;&quot;)">
            <text:p/>
          </table:table-cell>
          <table:table-cell table:style-name="ce21" table:formula="of:=IF(ISNUMBER([.F41]);[.M$1];&quot;&quot;)">
            <text:p/>
          </table:table-cell>
          <table:table-cell table:style-name="ce21" table:formula="of:=IF(ISNUMBER([.G41]);[.N$1];&quot;&quot;)" office:value-type="string" office:string-value="U" calcext:value-type="string">
            <text:p>U</text:p>
          </table:table-cell>
          <table:table-cell table:style-name="ce24" table:formula="of:=COM.MICROSOFT.CONCAT([.I41:.N41])" office:value-type="string" office:string-value="EU" calcext:value-type="string">
            <text:p>EU</text:p>
          </table:table-cell>
          <table:table-cell table:style-name="ce64" table:formula="of:=CONCATENATE([$przecinki.$A$2];[.Q41];[$przecinki.$A$2];[$przecinki.$B$2];[$przecinki.$C$2];[$przecinki.$A$2];[.R41];[$przecinki.$A$2];[$przecinki.$D$2])" office:value-type="string" office:string-value="&quot;0&quot;: &quot;EU&quot;," calcext:value-type="string">
            <text:p>"0": "EU",</text:p>
          </table:table-cell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O41]" office:value-type="string" office:string-value="EU" calcext:value-type="string">
            <text:p>EU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I$1];&quot;&quot;)" office:value-type="string" office:string-value="J" calcext:value-type="string">
            <text:p>J</text:p>
          </table:table-cell>
          <table:table-cell table:style-name="ce21" table:formula="of:=IF(ISNUMBER([.C42]);[.J$1];&quot;&quot;)">
            <text:p/>
          </table:table-cell>
          <table:table-cell table:style-name="ce15" table:formula="of:=IF(ISNUMBER([.D42]);[.K$1];&quot;&quot;)">
            <text:p/>
          </table:table-cell>
          <table:table-cell table:style-name="ce21" table:formula="of:=IF(ISNUMBER([.E42]);[.L$1];&quot;&quot;)" office:value-type="string" office:string-value="I" calcext:value-type="string">
            <text:p>I</text:p>
          </table:table-cell>
          <table:table-cell table:style-name="ce21" table:formula="of:=IF(ISNUMBER([.F42]);[.M$1];&quot;&quot;)" office:value-type="string" office:string-value="A" calcext:value-type="string">
            <text:p>A</text:p>
          </table:table-cell>
          <table:table-cell table:style-name="ce21" table:formula="of:=IF(ISNUMBER([.G42]);[.N$1];&quot;&quot;)">
            <text:p/>
          </table:table-cell>
          <table:table-cell table:style-name="ce24" table:formula="of:=COM.MICROSOFT.CONCAT([.I42:.N42])" office:value-type="string" office:string-value="JIA" calcext:value-type="string">
            <text:p>JIA</text:p>
          </table:table-cell>
          <table:table-cell table:style-name="ce64" table:formula="of:=CONCATENATE([$przecinki.$A$2];[.Q42];[$przecinki.$A$2];[$przecinki.$B$2];[$przecinki.$C$2];[$przecinki.$A$2];[.R42];[$przecinki.$A$2];[$przecinki.$D$2])" office:value-type="string" office:string-value="&quot;0&quot;: &quot;JIA&quot;," calcext:value-type="string">
            <text:p>"0": "JIA",</text:p>
          </table:table-cell>
          <table:table-cell table:style-name="ce31" table:formula="of:=[.A42]" office:value-type="float" office:value="0" calcext:value-type="float">
            <text:p>0</text:p>
          </table:table-cell>
          <table:table-cell table:style-name="ce31" table:formula="of:=[.O42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3]);[.I$1];&quot;&quot;)">
            <text:p/>
          </table:table-cell>
          <table:table-cell table:style-name="ce21" table:formula="of:=IF(ISNUMBER([.C43]);[.J$1];&quot;&quot;)" office:value-type="string" office:string-value="E" calcext:value-type="string">
            <text:p>E</text:p>
          </table:table-cell>
          <table:table-cell table:style-name="ce15" table:formula="of:=IF(ISNUMBER([.D43]);[.K$1];&quot;&quot;)">
            <text:p/>
          </table:table-cell>
          <table:table-cell table:style-name="ce21" table:formula="of:=IF(ISNUMBER([.E43]);[.L$1];&quot;&quot;)">
            <text:p/>
          </table:table-cell>
          <table:table-cell table:style-name="ce21" table:formula="of:=IF(ISNUMBER([.F43]);[.M$1];&quot;&quot;)" office:value-type="string" office:string-value="A" calcext:value-type="string">
            <text:p>A</text:p>
          </table:table-cell>
          <table:table-cell table:style-name="ce21" table:formula="of:=IF(ISNUMBER([.G43]);[.N$1];&quot;&quot;)">
            <text:p/>
          </table:table-cell>
          <table:table-cell table:style-name="ce24" table:formula="of:=COM.MICROSOFT.CONCAT([.I43:.N43])" office:value-type="string" office:string-value="EA" calcext:value-type="string">
            <text:p>EA</text:p>
          </table:table-cell>
          <table:table-cell table:style-name="ce64" table:formula="of:=CONCATENATE([$przecinki.$A$2];[.Q43];[$przecinki.$A$2];[$przecinki.$B$2];[$przecinki.$C$2];[$przecinki.$A$2];[.R43];[$przecinki.$A$2];[$przecinki.$D$2])" office:value-type="string" office:string-value="&quot;0&quot;: &quot;EA&quot;," calcext:value-type="string">
            <text:p>"0": "EA",</text:p>
          </table:table-cell>
          <table:table-cell table:style-name="ce31" table:formula="of:=[.A43]" office:value-type="float" office:value="0" calcext:value-type="float">
            <text:p>0</text:p>
          </table:table-cell>
          <table:table-cell table:style-name="ce31" table:formula="of:=[.O43]" office:value-type="string" office:string-value="EA" calcext:value-type="string">
            <text:p>EA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4]);[.I$1];&quot;&quot;)">
            <text:p/>
          </table:table-cell>
          <table:table-cell table:style-name="ce21" table:formula="of:=IF(ISNUMBER([.C44]);[.J$1];&quot;&quot;)" office:value-type="string" office:string-value="E" calcext:value-type="string">
            <text:p>E</text:p>
          </table:table-cell>
          <table:table-cell table:style-name="ce15" table:formula="of:=IF(ISNUMBER([.D44]);[.K$1];&quot;&quot;)">
            <text:p/>
          </table:table-cell>
          <table:table-cell table:style-name="ce21" table:formula="of:=IF(ISNUMBER([.E44]);[.L$1];&quot;&quot;)" office:value-type="string" office:string-value="I" calcext:value-type="string">
            <text:p>I</text:p>
          </table:table-cell>
          <table:table-cell table:style-name="ce21" table:formula="of:=IF(ISNUMBER([.F44]);[.M$1];&quot;&quot;)" office:value-type="string" office:string-value="A" calcext:value-type="string">
            <text:p>A</text:p>
          </table:table-cell>
          <table:table-cell table:style-name="ce21" table:formula="of:=IF(ISNUMBER([.G44]);[.N$1];&quot;&quot;)">
            <text:p/>
          </table:table-cell>
          <table:table-cell table:style-name="ce24" table:formula="of:=COM.MICROSOFT.CONCAT([.I44:.N44])" office:value-type="string" office:string-value="EIA" calcext:value-type="string">
            <text:p>EIA</text:p>
          </table:table-cell>
          <table:table-cell table:style-name="ce64" table:formula="of:=CONCATENATE([$przecinki.$A$2];[.Q44];[$przecinki.$A$2];[$przecinki.$B$2];[$przecinki.$C$2];[$przecinki.$A$2];[.R44];[$przecinki.$A$2];[$przecinki.$D$2])" office:value-type="string" office:string-value="&quot;0&quot;: &quot;EIA&quot;," calcext:value-type="string">
            <text:p>"0": "EIA",</text:p>
          </table:table-cell>
          <table:table-cell table:style-name="ce31" table:formula="of:=[.A44]" office:value-type="float" office:value="0" calcext:value-type="float">
            <text:p>0</text:p>
          </table:table-cell>
          <table:table-cell table:style-name="ce31" table:formula="of:=[.O44]" office:value-type="string" office:string-value="EIA" calcext:value-type="string">
            <text:p>EIA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5]);[.I$1];&quot;&quot;)" office:value-type="string" office:string-value="J" calcext:value-type="string">
            <text:p>J</text:p>
          </table:table-cell>
          <table:table-cell table:style-name="ce21" table:formula="of:=IF(ISNUMBER([.C45]);[.J$1];&quot;&quot;)" office:value-type="string" office:string-value="E" calcext:value-type="string">
            <text:p>E</text:p>
          </table:table-cell>
          <table:table-cell table:style-name="ce15" table:formula="of:=IF(ISNUMBER([.D45]);[.K$1];&quot;&quot;)">
            <text:p/>
          </table:table-cell>
          <table:table-cell table:style-name="ce21" table:formula="of:=IF(ISNUMBER([.E45]);[.L$1];&quot;&quot;)">
            <text:p/>
          </table:table-cell>
          <table:table-cell table:style-name="ce21" table:formula="of:=IF(ISNUMBER([.F45]);[.M$1];&quot;&quot;)" office:value-type="string" office:string-value="A" calcext:value-type="string">
            <text:p>A</text:p>
          </table:table-cell>
          <table:table-cell table:style-name="ce21" table:formula="of:=IF(ISNUMBER([.G45]);[.N$1];&quot;&quot;)">
            <text:p/>
          </table:table-cell>
          <table:table-cell table:style-name="ce24" table:formula="of:=COM.MICROSOFT.CONCAT([.I45:.N45])" office:value-type="string" office:string-value="JEA" calcext:value-type="string">
            <text:p>JEA</text:p>
          </table:table-cell>
          <table:table-cell table:style-name="ce64" table:formula="of:=CONCATENATE([$przecinki.$A$2];[.Q45];[$przecinki.$A$2];[$przecinki.$B$2];[$przecinki.$C$2];[$przecinki.$A$2];[.R45];[$przecinki.$A$2];[$przecinki.$D$2])" office:value-type="string" office:string-value="&quot;0&quot;: &quot;JEA&quot;," calcext:value-type="string">
            <text:p>"0": "JEA",</text:p>
          </table:table-cell>
          <table:table-cell table:style-name="ce31" table:formula="of:=[.A45]" office:value-type="float" office:value="0" calcext:value-type="float">
            <text:p>0</text:p>
          </table:table-cell>
          <table:table-cell table:style-name="ce31" table:formula="of:=[.O45]" office:value-type="string" office:string-value="JEA" calcext:value-type="string">
            <text:p>JEA</text:p>
          </table:table-cell>
          <table:table-cell/>
          <table:table-cell table:style-name="ce69"/>
        </table:table-row>
        <table:table-row table:style-name="ro4">
          <table:table-cell table:style-name="ce3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6]);[.I$1];&quot;&quot;)">
            <text:p/>
          </table:table-cell>
          <table:table-cell table:style-name="ce21" table:formula="of:=IF(ISNUMBER([.C46]);[.J$1];&quot;&quot;)" office:value-type="string" office:string-value="E" calcext:value-type="string">
            <text:p>E</text:p>
          </table:table-cell>
          <table:table-cell table:style-name="ce15" table:formula="of:=IF(ISNUMBER([.D46]);[.K$1];&quot;&quot;)">
            <text:p/>
          </table:table-cell>
          <table:table-cell table:style-name="ce21" table:formula="of:=IF(ISNUMBER([.E46]);[.L$1];&quot;&quot;)">
            <text:p/>
          </table:table-cell>
          <table:table-cell table:style-name="ce21" table:formula="of:=IF(ISNUMBER([.F46]);[.M$1];&quot;&quot;)" office:value-type="string" office:string-value="A" calcext:value-type="string">
            <text:p>A</text:p>
          </table:table-cell>
          <table:table-cell table:style-name="ce21" table:formula="of:=IF(ISNUMBER([.G46]);[.N$1];&quot;&quot;)" office:value-type="string" office:string-value="U" calcext:value-type="string">
            <text:p>U</text:p>
          </table:table-cell>
          <table:table-cell table:style-name="ce24" table:formula="of:=COM.MICROSOFT.CONCAT([.I46:.N46])" office:value-type="string" office:string-value="EAU" calcext:value-type="string">
            <text:p>EAU</text:p>
          </table:table-cell>
          <table:table-cell table:style-name="ce64" table:formula="of:=CONCATENATE([$przecinki.$A$2];[.Q46];[$przecinki.$A$2];[$przecinki.$B$2];[$przecinki.$C$2];[$przecinki.$A$2];[.R46];[$przecinki.$A$2];[$przecinki.$D$2])" office:value-type="string" office:string-value="&quot;0&quot;: &quot;EAU&quot;," calcext:value-type="string">
            <text:p>"0": "EAU",</text:p>
          </table:table-cell>
          <table:table-cell table:style-name="ce31" table:formula="of:=[.A46]" office:value-type="float" office:value="0" calcext:value-type="float">
            <text:p>0</text:p>
          </table:table-cell>
          <table:table-cell table:style-name="ce31" table:formula="of:=[.O46]" office:value-type="string" office:string-value="EAU" calcext:value-type="string">
            <text:p>EAU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style-name="ce39"/>
          <table:table-cell table:style-name="ce40" table:formula="of:=IF(ISNUMBER([.B47]);[.I$1];&quot;&quot;)" office:value-type="string" office:string-value="J" calcext:value-type="string">
            <text:p>J</text:p>
          </table:table-cell>
          <table:table-cell table:style-name="ce41" table:formula="of:=IF(ISNUMBER([.C47]);[.J$1];&quot;&quot;)" office:value-type="string" office:string-value="E" calcext:value-type="string">
            <text:p>E</text:p>
          </table:table-cell>
          <table:table-cell table:style-name="ce15" table:formula="of:=IF(ISNUMBER([.D47]);[.K$1];&quot;&quot;)">
            <text:p/>
          </table:table-cell>
          <table:table-cell table:style-name="ce41" table:formula="of:=IF(ISNUMBER([.E47]);[.L$1];&quot;&quot;)">
            <text:p/>
          </table:table-cell>
          <table:table-cell table:style-name="ce41" table:formula="of:=IF(ISNUMBER([.F47]);[.M$1];&quot;&quot;)" office:value-type="string" office:string-value="A" calcext:value-type="string">
            <text:p>A</text:p>
          </table:table-cell>
          <table:table-cell table:style-name="ce41" table:formula="of:=IF(ISNUMBER([.G47]);[.N$1];&quot;&quot;)" office:value-type="string" office:string-value="U" calcext:value-type="string">
            <text:p>U</text:p>
          </table:table-cell>
          <table:table-cell table:style-name="ce42" table:formula="of:=COM.MICROSOFT.CONCAT([.I47:.N47])" office:value-type="string" office:string-value="JEAU" calcext:value-type="string">
            <text:p>JEAU</text:p>
          </table:table-cell>
          <table:table-cell table:style-name="ce64" table:formula="of:=CONCATENATE([$przecinki.$A$2];[.Q47];[$przecinki.$A$2];[$przecinki.$B$2];[$przecinki.$C$2];[$przecinki.$A$2];[.R47];[$przecinki.$A$2];[$przecinki.$D$2])" office:value-type="string" office:string-value="&quot;0&quot;: &quot;JEAU&quot;," calcext:value-type="string">
            <text:p>"0": "JEAU",</text:p>
          </table:table-cell>
          <table:table-cell table:style-name="ce31" table:formula="of:=[.A47]" office:value-type="float" office:value="0" calcext:value-type="float">
            <text:p>0</text:p>
          </table:table-cell>
          <table:table-cell table:style-name="ce31" table:formula="of:=[.O47]" office:value-type="string" office:string-value="JEAU" calcext:value-type="string">
            <text:p>JEAU</text:p>
          </table:table-cell>
          <table:table-cell/>
          <table:table-cell table:style-name="ce70"/>
        </table:table-row>
        <table:table-row table:style-name="ro4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8]);[.I$1];&quot;&quot;)" office:value-type="string" office:string-value="J" calcext:value-type="string">
            <text:p>J</text:p>
          </table:table-cell>
          <table:table-cell table:style-name="ce21" table:formula="of:=IF(ISNUMBER([.C48]);[.J$1];&quot;&quot;)" office:value-type="string" office:string-value="E" calcext:value-type="string">
            <text:p>E</text:p>
          </table:table-cell>
          <table:table-cell table:style-name="ce15" table:formula="of:=IF(ISNUMBER([.D48]);[.K$1];&quot;&quot;)">
            <text:p/>
          </table:table-cell>
          <table:table-cell table:style-name="ce21" table:formula="of:=IF(ISNUMBER([.E48]);[.L$1];&quot;&quot;)" office:value-type="string" office:string-value="I" calcext:value-type="string">
            <text:p>I</text:p>
          </table:table-cell>
          <table:table-cell table:style-name="ce21" table:formula="of:=IF(ISNUMBER([.F48]);[.M$1];&quot;&quot;)" office:value-type="string" office:string-value="A" calcext:value-type="string">
            <text:p>A</text:p>
          </table:table-cell>
          <table:table-cell table:style-name="ce21" table:formula="of:=IF(ISNUMBER([.G48]);[.N$1];&quot;&quot;)">
            <text:p/>
          </table:table-cell>
          <table:table-cell table:style-name="ce24" table:formula="of:=COM.MICROSOFT.CONCAT([.I48:.N48])" office:value-type="string" office:string-value="JEIA" calcext:value-type="string">
            <text:p>JEIA</text:p>
          </table:table-cell>
          <table:table-cell table:style-name="ce64" table:formula="of:=CONCATENATE([$przecinki.$A$2];[.Q48];[$przecinki.$A$2];[$przecinki.$B$2];[$przecinki.$C$2];[$przecinki.$A$2];[.R48];[$przecinki.$A$2];[$przecinki.$D$2])" office:value-type="string" office:string-value="&quot;0&quot;: &quot;JEIA&quot;," calcext:value-type="string">
            <text:p>"0": "JEIA",</text:p>
          </table:table-cell>
          <table:table-cell table:style-name="ce31" table:formula="of:=[.A48]" office:value-type="float" office:value="0" calcext:value-type="float">
            <text:p>0</text:p>
          </table:table-cell>
          <table:table-cell table:style-name="ce31" table:formula="of:=[.O48]" office:value-type="string" office:string-value="JEIA" calcext:value-type="string">
            <text:p>JEIA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9]);[.I$1];&quot;&quot;)">
            <text:p/>
          </table:table-cell>
          <table:table-cell table:style-name="ce21" table:formula="of:=IF(ISNUMBER([.C49]);[.J$1];&quot;&quot;)" office:value-type="string" office:string-value="E" calcext:value-type="string">
            <text:p>E</text:p>
          </table:table-cell>
          <table:table-cell table:style-name="ce15" table:formula="of:=IF(ISNUMBER([.D49]);[.K$1];&quot;&quot;)">
            <text:p/>
          </table:table-cell>
          <table:table-cell table:style-name="ce21" table:formula="of:=IF(ISNUMBER([.E49]);[.L$1];&quot;&quot;)" office:value-type="string" office:string-value="I" calcext:value-type="string">
            <text:p>I</text:p>
          </table:table-cell>
          <table:table-cell table:style-name="ce21" table:formula="of:=IF(ISNUMBER([.F49]);[.M$1];&quot;&quot;)" office:value-type="string" office:string-value="A" calcext:value-type="string">
            <text:p>A</text:p>
          </table:table-cell>
          <table:table-cell table:style-name="ce21" table:formula="of:=IF(ISNUMBER([.G49]);[.N$1];&quot;&quot;)" office:value-type="string" office:string-value="U" calcext:value-type="string">
            <text:p>U</text:p>
          </table:table-cell>
          <table:table-cell table:style-name="ce24" table:formula="of:=COM.MICROSOFT.CONCAT([.I49:.N49])" office:value-type="string" office:string-value="EIAU" calcext:value-type="string">
            <text:p>EIAU</text:p>
          </table:table-cell>
          <table:table-cell table:style-name="ce64" table:formula="of:=CONCATENATE([$przecinki.$A$2];[.Q49];[$przecinki.$A$2];[$przecinki.$B$2];[$przecinki.$C$2];[$przecinki.$A$2];[.R49];[$przecinki.$A$2];[$przecinki.$D$2])" office:value-type="string" office:string-value="&quot;0&quot;: &quot;EIAU&quot;," calcext:value-type="string">
            <text:p>"0": "EIAU",</text:p>
          </table:table-cell>
          <table:table-cell table:style-name="ce31" table:formula="of:=[.A49]" office:value-type="float" office:value="0" calcext:value-type="float">
            <text:p>0</text:p>
          </table:table-cell>
          <table:table-cell table:style-name="ce31" table:formula="of:=[.O49]" office:value-type="string" office:string-value="EIAU" calcext:value-type="string">
            <text:p>EIAU</text:p>
          </table:table-cell>
          <table:table-cell/>
          <table:table-cell table:style-name="ce69"/>
        </table:table-row>
        <table:table-row table:style-name="ro4">
          <table:table-cell table:style-name="ce36"/>
          <table:table-cell table:style-name="ce7" table:number-columns-repeated="6"/>
          <table:table-cell table:style-name="ce11"/>
          <table:table-cell table:style-name="ce15" table:formula="of:=IF(ISNUMBER([.B50]);[.I$1];&quot;&quot;)">
            <text:p/>
          </table:table-cell>
          <table:table-cell table:style-name="ce21" table:formula="of:=IF(ISNUMBER([.C50]);[.J$1];&quot;&quot;)">
            <text:p/>
          </table:table-cell>
          <table:table-cell table:style-name="ce15" table:formula="of:=IF(ISNUMBER([.D50]);[.K$1];&quot;&quot;)">
            <text:p/>
          </table:table-cell>
          <table:table-cell table:style-name="ce21" table:formula="of:=IF(ISNUMBER([.E50]);[.L$1];&quot;&quot;)">
            <text:p/>
          </table:table-cell>
          <table:table-cell table:style-name="ce21" table:formula="of:=IF(ISNUMBER([.F50]);[.M$1];&quot;&quot;)">
            <text:p/>
          </table:table-cell>
          <table:table-cell table:style-name="ce21" table:formula="of:=IF(ISNUMBER([.G50]);[.N$1];&quot;&quot;)">
            <text:p/>
          </table:table-cell>
          <table:table-cell table:style-name="ce24" table:formula="of:=COM.MICROSOFT.CONCAT([.I50:.N50])">
            <text:p/>
          </table:table-cell>
          <table:table-cell table:style-name="ce63"/>
          <table:table-cell table:style-name="ce31" table:formula="of:=[.A50]" office:value-type="float" office:value="0" calcext:value-type="float">
            <text:p>0</text:p>
          </table:table-cell>
          <table:table-cell table:style-name="ce31" table:formula="of:=[.O50]">
            <text:p/>
          </table:table-cell>
          <table:table-cell/>
          <table:table-cell table:style-name="ce69"/>
        </table:table-row>
        <table:table-row table:style-name="ro4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1]);[.I$1];&quot;&quot;)">
            <text:p/>
          </table:table-cell>
          <table:table-cell table:style-name="ce23" table:formula="of:=IF(ISNUMBER([.C51]);[.J$1];&quot;&quot;)">
            <text:p/>
          </table:table-cell>
          <table:table-cell table:style-name="ce15" table:formula="of:=IF(ISNUMBER([.D51]);[.K$1];&quot;&quot;)">
            <text:p/>
          </table:table-cell>
          <table:table-cell table:style-name="ce23" table:formula="of:=IF(ISNUMBER([.E51]);[.L$1];&quot;&quot;)">
            <text:p/>
          </table:table-cell>
          <table:table-cell table:style-name="ce23" table:formula="of:=IF(ISNUMBER([.F51]);[.M$1];&quot;&quot;)">
            <text:p/>
          </table:table-cell>
          <table:table-cell table:style-name="ce23" table:formula="of:=IF(ISNUMBER([.G51]);[.N$1];&quot;&quot;)">
            <text:p/>
          </table:table-cell>
          <table:table-cell table:style-name="ce26" table:formula="of:=COM.MICROSOFT.CONCAT([.I51:.N51])">
            <text:p/>
          </table:table-cell>
          <table:table-cell table:style-name="ce65"/>
          <table:table-cell table:style-name="ce31" table:formula="of:=[.A51]" office:value-type="float" office:value="0" calcext:value-type="float">
            <text:p>0</text:p>
          </table:table-cell>
          <table:table-cell table:style-name="ce31" table:formula="of:=[.O51]">
            <text:p/>
          </table:table-cell>
          <table:table-cell/>
          <table:table-cell table:style-name="ce71"/>
        </table:table-row>
        <table:table-row table:style-name="ro4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2]);[.I$1];&quot;&quot;)">
            <text:p/>
          </table:table-cell>
          <table:table-cell table:style-name="ce23" table:formula="of:=IF(ISNUMBER([.C52]);[.J$1];&quot;&quot;)">
            <text:p/>
          </table:table-cell>
          <table:table-cell table:style-name="ce15" table:formula="of:=IF(ISNUMBER([.D52]);[.K$1];&quot;&quot;)">
            <text:p/>
          </table:table-cell>
          <table:table-cell table:style-name="ce23" table:formula="of:=IF(ISNUMBER([.E52]);[.L$1];&quot;&quot;)">
            <text:p/>
          </table:table-cell>
          <table:table-cell table:style-name="ce23" table:formula="of:=IF(ISNUMBER([.F52]);[.M$1];&quot;&quot;)">
            <text:p/>
          </table:table-cell>
          <table:table-cell table:style-name="ce23" table:formula="of:=IF(ISNUMBER([.G52]);[.N$1];&quot;&quot;)">
            <text:p/>
          </table:table-cell>
          <table:table-cell table:style-name="ce26" table:formula="of:=COM.MICROSOFT.CONCAT([.I52:.N52])">
            <text:p/>
          </table:table-cell>
          <table:table-cell table:style-name="ce65"/>
          <table:table-cell table:style-name="ce31" table:formula="of:=[.A52]" office:value-type="float" office:value="0" calcext:value-type="float">
            <text:p>0</text:p>
          </table:table-cell>
          <table:table-cell table:style-name="ce31" table:formula="of:=[.O52]">
            <text:p/>
          </table:table-cell>
          <table:table-cell/>
          <table:table-cell table:style-name="ce71"/>
        </table:table-row>
        <table:table-row table:style-name="ro4">
          <table:table-cell/>
          <table:table-cell table:style-name="ce8" table:number-columns-repeated="6"/>
          <table:table-cell table:style-name="ce12"/>
          <table:table-cell table:style-name="ce16" table:formula="of:=IF(ISNUMBER([.B53]);[.I$1];&quot;&quot;)">
            <text:p/>
          </table:table-cell>
          <table:table-cell table:style-name="ce23" table:formula="of:=IF(ISNUMBER([.C53]);[.J$1];&quot;&quot;)">
            <text:p/>
          </table:table-cell>
          <table:table-cell table:style-name="ce15" table:formula="of:=IF(ISNUMBER([.D53]);[.K$1];&quot;&quot;)">
            <text:p/>
          </table:table-cell>
          <table:table-cell table:style-name="ce23" table:formula="of:=IF(ISNUMBER([.E53]);[.L$1];&quot;&quot;)">
            <text:p/>
          </table:table-cell>
          <table:table-cell table:style-name="ce23" table:formula="of:=IF(ISNUMBER([.F53]);[.M$1];&quot;&quot;)">
            <text:p/>
          </table:table-cell>
          <table:table-cell table:style-name="ce23" table:formula="of:=IF(ISNUMBER([.G53]);[.N$1];&quot;&quot;)">
            <text:p/>
          </table:table-cell>
          <table:table-cell table:style-name="ce26" table:formula="of:=COM.MICROSOFT.CONCAT([.I53:.N53])">
            <text:p/>
          </table:table-cell>
          <table:table-cell table:style-name="ce65"/>
          <table:table-cell table:style-name="ce31" table:formula="of:=[.A53]" office:value-type="float" office:value="0" calcext:value-type="float">
            <text:p>0</text:p>
          </table:table-cell>
          <table:table-cell table:style-name="ce31" table:formula="of:=[.O53]">
            <text:p/>
          </table:table-cell>
          <table:table-cell/>
          <table:table-cell table:style-name="ce71"/>
        </table:table-row>
        <table:table-row table:style-name="ro4">
          <table:table-cell table:number-columns-repeated="16"/>
          <table:table-cell table:style-name="ce31" table:formula="of:=[.A54]" office:value-type="float" office:value="0" calcext:value-type="float">
            <text:p>0</text:p>
          </table:table-cell>
          <table:table-cell table:style-name="ce31" table:formula="of:=[.O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6"/>
          <table:table-cell table:style-name="ce31" table:formula="of:=[.A55]" office:value-type="float" office:value="0" calcext:value-type="float">
            <text:p>0</text:p>
          </table:table-cell>
          <table:table-cell table:style-name="ce31" table:formula="of:=[.O55]"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1048520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JEIAU-tril" table:style-name="ta1">
        <office:forms form:automatic-focus="false" form:apply-design-mode="false"/>
        <table:table-column table:style-name="co11" table:default-cell-style-name="ce37"/>
        <table:table-column table:style-name="co12" table:number-columns-repeated="6" table:default-cell-style-name="Default"/>
        <table:table-column table:style-name="co3" table:default-cell-style-name="Default"/>
        <table:table-column table:style-name="co8" table:number-columns-repeated="6" table:default-cell-style-name="Default"/>
        <table:table-column table:style-name="co4" table:default-cell-style-name="ce27"/>
        <table:table-column table:style-name="co13" table:default-cell-style-name="ce66"/>
        <table:table-column table:style-name="co14" table:default-cell-style-name="ce62"/>
        <table:table-column table:style-name="co15" table:default-cell-style-name="ce62"/>
        <table:table-column table:style-name="co12" table:number-columns-repeated="4" table:default-cell-style-name="ce74"/>
        <table:table-column table:style-name="co5" table:default-cell-style-name="Default"/>
        <table:table-column table:style-name="co16" table:default-cell-style-name="ce72"/>
        <table:table-row table:style-name="ro4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3" office:value-type="string" calcext:value-type="string">
            <text:p>~</text:p>
          </table:table-cell>
          <table:table-cell table:style-name="ce17" table:formula="of:=[.E1]" office:value-type="string" office:string-value="I" calcext:value-type="string">
            <text:p>I</text:p>
          </table:table-cell>
          <table:table-cell table:style-name="ce17" table:formula="of:=[.F1]" office:value-type="string" office:string-value="A" calcext:value-type="string">
            <text:p>A</text:p>
          </table:table-cell>
          <table:table-cell table:style-name="ce17" table:formula="of:=[.G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 table:style-name="ce73" office:value-type="string" calcext:value-type="string">
            <text:p>cudzysłów</text:p>
          </table:table-cell>
          <table:table-cell table:style-name="ce73" office:value-type="string" calcext:value-type="string">
            <text:p>dwukropek</text:p>
          </table:table-cell>
          <table:table-cell table:style-name="ce73" office:value-type="string" calcext:value-type="string">
            <text:p>spacja</text:p>
          </table:table-cell>
          <table:table-cell table:style-name="ce73" office:value-type="string" calcext:value-type="string">
            <text:p>przecinek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4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11"/>
          <table:table-cell table:style-name="ce15" table:formula="of:=IF(ISNUMBER([.B2]);[.I$1];&quot;&quot;)" office:value-type="string" office:string-value="J" calcext:value-type="string">
            <text:p>J</text:p>
          </table:table-cell>
          <table:table-cell table:style-name="ce21" table:formula="of:=IF(ISNUMBER([.C2]);[.J$1];&quot;&quot;)">
            <text:p/>
          </table:table-cell>
          <table:table-cell table:style-name="ce15" table:formula="of:=IF(ISNUMBER([.D2]);[.K$1];&quot;&quot;)">
            <text:p/>
          </table:table-cell>
          <table:table-cell table:style-name="ce21" table:formula="of:=IF(ISNUMBER([.E2]);[.L$1];&quot;&quot;)">
            <text:p/>
          </table:table-cell>
          <table:table-cell table:style-name="ce21" table:formula="of:=IF(ISNUMBER([.F2]);[.M$1];&quot;&quot;)">
            <text:p/>
          </table:table-cell>
          <table:table-cell table:style-name="ce21" table:formula="of:=IF(ISNUMBER([.G2]);[.N$1];&quot;&quot;)">
            <text:p/>
          </table:table-cell>
          <table:table-cell table:style-name="ce24" table:formula="of:=COM.MICROSOFT.CONCAT([.I2:.N2])" office:value-type="string" office:string-value="J" calcext:value-type="string">
            <text:p>J</text:p>
          </table:table-cell>
          <table:table-cell table:style-name="ce64" table:formula="of:=CONCATENATE([$przecinki.$A$2];[.Q2];[$przecinki.$A$2];[$przecinki.$B$2];[$przecinki.$C$2];[$przecinki.$A$2];[.R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O2]" office:value-type="string" office:string-value="J" calcext:value-type="string">
            <text:p>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zmiękczające/uższypiające: siaki, szyk, spiek</text:p>
          </table:table-cell>
        </table:table-row>
        <table:table-row table:style-name="ro4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3]);[.I$1];&quot;&quot;)">
            <text:p/>
          </table:table-cell>
          <table:table-cell table:style-name="ce21" table:formula="of:=IF(ISNUMBER([.C3]);[.J$1];&quot;&quot;)" office:value-type="string" office:string-value="E" calcext:value-type="string">
            <text:p>E</text:p>
          </table:table-cell>
          <table:table-cell table:style-name="ce15" table:formula="of:=IF(ISNUMBER([.D3]);[.K$1];&quot;&quot;)">
            <text:p/>
          </table:table-cell>
          <table:table-cell table:style-name="ce21" table:formula="of:=IF(ISNUMBER([.E3]);[.L$1];&quot;&quot;)">
            <text:p/>
          </table:table-cell>
          <table:table-cell table:style-name="ce21" table:formula="of:=IF(ISNUMBER([.F3]);[.M$1];&quot;&quot;)">
            <text:p/>
          </table:table-cell>
          <table:table-cell table:style-name="ce21" table:formula="of:=IF(ISNUMBER([.G3]);[.N$1];&quot;&quot;)">
            <text:p/>
          </table:table-cell>
          <table:table-cell table:style-name="ce24" table:formula="of:=COM.MICROSOFT.CONCAT([.I3:.N3])" office:value-type="string" office:string-value="E" calcext:value-type="string">
            <text:p>E</text:p>
          </table:table-cell>
          <table:table-cell table:style-name="ce64" table:formula="of:=CONCATENATE([$przecinki.$A$2];[.Q3];[$przecinki.$A$2];[$przecinki.$B$2];[$przecinki.$C$2];[$przecinki.$A$2];[.R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O3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4">
          <table:table-cell table:style-name="ce34" office:value-type="string" calcext:value-type="string">
            <text:p>i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I$1];&quot;&quot;)">
            <text:p/>
          </table:table-cell>
          <table:table-cell table:style-name="ce21" table:formula="of:=IF(ISNUMBER([.C4]);[.J$1];&quot;&quot;)">
            <text:p/>
          </table:table-cell>
          <table:table-cell table:style-name="ce15" table:formula="of:=IF(ISNUMBER([.D4]);[.K$1];&quot;&quot;)">
            <text:p/>
          </table:table-cell>
          <table:table-cell table:style-name="ce21" table:formula="of:=IF(ISNUMBER([.E4]);[.L$1];&quot;&quot;)" office:value-type="string" office:string-value="I" calcext:value-type="string">
            <text:p>I</text:p>
          </table:table-cell>
          <table:table-cell table:style-name="ce21" table:formula="of:=IF(ISNUMBER([.F4]);[.M$1];&quot;&quot;)">
            <text:p/>
          </table:table-cell>
          <table:table-cell table:style-name="ce21" table:formula="of:=IF(ISNUMBER([.G4]);[.N$1];&quot;&quot;)">
            <text:p/>
          </table:table-cell>
          <table:table-cell table:style-name="ce24" table:formula="of:=COM.MICROSOFT.CONCAT([.I4:.N4])" office:value-type="string" office:string-value="I" calcext:value-type="string">
            <text:p>I</text:p>
          </table:table-cell>
          <table:table-cell table:style-name="ce64" table:formula="of:=CONCATENATE([$przecinki.$A$2];[.Q4];[$przecinki.$A$2];[$przecinki.$B$2];[$przecinki.$C$2];[$przecinki.$A$2];[.R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O4]" office:value-type="string" office:string-value="I" calcext:value-type="string">
            <text:p>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4">
          <table:table-cell table:style-name="ce34" office:value-type="string" calcext:value-type="string">
            <text:p>a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I$1];&quot;&quot;)">
            <text:p/>
          </table:table-cell>
          <table:table-cell table:style-name="ce21" table:formula="of:=IF(ISNUMBER([.C5]);[.J$1];&quot;&quot;)">
            <text:p/>
          </table:table-cell>
          <table:table-cell table:style-name="ce15" table:formula="of:=IF(ISNUMBER([.D5]);[.K$1];&quot;&quot;)">
            <text:p/>
          </table:table-cell>
          <table:table-cell table:style-name="ce21" table:formula="of:=IF(ISNUMBER([.E5]);[.L$1];&quot;&quot;)">
            <text:p/>
          </table:table-cell>
          <table:table-cell table:style-name="ce21" table:formula="of:=IF(ISNUMBER([.F5]);[.M$1];&quot;&quot;)" office:value-type="string" office:string-value="A" calcext:value-type="string">
            <text:p>A</text:p>
          </table:table-cell>
          <table:table-cell table:style-name="ce21" table:formula="of:=IF(ISNUMBER([.G5]);[.N$1];&quot;&quot;)">
            <text:p/>
          </table:table-cell>
          <table:table-cell table:style-name="ce24" table:formula="of:=COM.MICROSOFT.CONCAT([.I5:.N5])" office:value-type="string" office:string-value="A" calcext:value-type="string">
            <text:p>A</text:p>
          </table:table-cell>
          <table:table-cell table:style-name="ce64" table:formula="of:=CONCATENATE([$przecinki.$A$2];[.Q5];[$przecinki.$A$2];[$przecinki.$B$2];[$przecinki.$C$2];[$przecinki.$A$2];[.R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O5]" office:value-type="string" office:string-value="A" calcext:value-type="string">
            <text:p>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4">
          <table:table-cell table:style-name="ce34" office:value-type="string" calcext:value-type="string">
            <text:p>u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I$1];&quot;&quot;)">
            <text:p/>
          </table:table-cell>
          <table:table-cell table:style-name="ce21" table:formula="of:=IF(ISNUMBER([.C6]);[.J$1];&quot;&quot;)">
            <text:p/>
          </table:table-cell>
          <table:table-cell table:style-name="ce15" table:formula="of:=IF(ISNUMBER([.D6]);[.K$1];&quot;&quot;)">
            <text:p/>
          </table:table-cell>
          <table:table-cell table:style-name="ce21" table:formula="of:=IF(ISNUMBER([.E6]);[.L$1];&quot;&quot;)">
            <text:p/>
          </table:table-cell>
          <table:table-cell table:style-name="ce21" table:formula="of:=IF(ISNUMBER([.F6]);[.M$1];&quot;&quot;)">
            <text:p/>
          </table:table-cell>
          <table:table-cell table:style-name="ce21" table:formula="of:=IF(ISNUMBER([.G6]);[.N$1];&quot;&quot;)" office:value-type="string" office:string-value="U" calcext:value-type="string">
            <text:p>U</text:p>
          </table:table-cell>
          <table:table-cell table:style-name="ce24" table:formula="of:=COM.MICROSOFT.CONCAT([.I6:.N6])" office:value-type="string" office:string-value="U" calcext:value-type="string">
            <text:p>U</text:p>
          </table:table-cell>
          <table:table-cell table:style-name="ce64" table:formula="of:=CONCATENATE([$przecinki.$A$2];[.Q6];[$przecinki.$A$2];[$przecinki.$B$2];[$przecinki.$C$2];[$przecinki.$A$2];[.R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O6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ól</text:p>
          </table:table-cell>
        </table:table-row>
        <table:table-row table:style-name="ro4">
          <table:table-cell table:style-name="ce51" office:value-type="string" calcext:value-type="string">
            <text:p>ó</text:p>
          </table:table-cell>
          <table:table-cell table:style-name="ce55" table:formula="of:=[.B6]" office:value-type="float" office:value="0" calcext:value-type="float">
            <text:p>0</text:p>
          </table:table-cell>
          <table:table-cell table:style-name="ce55" table:formula="of:=[.C6]" office:value-type="float" office:value="0" calcext:value-type="float">
            <text:p>0</text:p>
          </table:table-cell>
          <table:table-cell table:style-name="ce55" table:formula="of:=[.D6]" office:value-type="float" office:value="0" calcext:value-type="float">
            <text:p>0</text:p>
          </table:table-cell>
          <table:table-cell table:style-name="ce55" table:formula="of:=[.E6]" office:value-type="float" office:value="0" calcext:value-type="float">
            <text:p>0</text:p>
          </table:table-cell>
          <table:table-cell table:style-name="ce55" table:formula="of:=[.F6]" office:value-type="float" office:value="0" calcext:value-type="float">
            <text:p>0</text:p>
          </table:table-cell>
          <table:table-cell table:style-name="ce55" table:formula="of:=[.G6]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I$1];&quot;&quot;)" office:value-type="string" office:string-value="J" calcext:value-type="string">
            <text:p>J</text:p>
          </table:table-cell>
          <table:table-cell table:style-name="ce21" table:formula="of:=IF(ISNUMBER([.C7]);[.J$1];&quot;&quot;)" office:value-type="string" office:string-value="E" calcext:value-type="string">
            <text:p>E</text:p>
          </table:table-cell>
          <table:table-cell table:style-name="ce15" table:formula="of:=IF(ISNUMBER([.D7]);[.K$1];&quot;&quot;)" office:value-type="string" office:string-value="~" calcext:value-type="string">
            <text:p>~</text:p>
          </table:table-cell>
          <table:table-cell table:style-name="ce21" table:formula="of:=IF(ISNUMBER([.E7]);[.L$1];&quot;&quot;)" office:value-type="string" office:string-value="I" calcext:value-type="string">
            <text:p>I</text:p>
          </table:table-cell>
          <table:table-cell table:style-name="ce21" table:formula="of:=IF(ISNUMBER([.F7]);[.M$1];&quot;&quot;)" office:value-type="string" office:string-value="A" calcext:value-type="string">
            <text:p>A</text:p>
          </table:table-cell>
          <table:table-cell table:style-name="ce21" table:formula="of:=IF(ISNUMBER([.G7]);[.N$1];&quot;&quot;)" office:value-type="string" office:string-value="U" calcext:value-type="string">
            <text:p>U</text:p>
          </table:table-cell>
          <table:table-cell table:style-name="ce24" table:formula="of:=COM.MICROSOFT.CONCAT([.I7:.N7])" office:value-type="string" office:string-value="U" calcext:value-type="string">
            <text:p>U</text:p>
          </table:table-cell>
          <table:table-cell table:style-name="ce64" table:formula="of:=CONCATENATE([$przecinki.$A$2];[.Q7];[$przecinki.$A$2];[$przecinki.$B$2];[$przecinki.$C$2];[$przecinki.$A$2];[.R7];[$przecinki.$A$2];[$przecinki.$D$2])" office:value-type="string" office:string-value="&quot;ó&quot;: &quot;U&quot;," calcext:value-type="string">
            <text:p>"ó": "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O7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I$1];&quot;&quot;)">
            <text:p/>
          </table:table-cell>
          <table:table-cell table:style-name="ce21" table:formula="of:=IF(ISNUMBER([.C8]);[.J$1];&quot;&quot;)">
            <text:p/>
          </table:table-cell>
          <table:table-cell table:style-name="ce15" table:formula="of:=IF(ISNUMBER([.D8]);[.K$1];&quot;&quot;)">
            <text:p/>
          </table:table-cell>
          <table:table-cell table:style-name="ce21" table:formula="of:=IF(ISNUMBER([.E8]);[.L$1];&quot;&quot;)">
            <text:p/>
          </table:table-cell>
          <table:table-cell table:style-name="ce21" table:formula="of:=IF(ISNUMBER([.F8]);[.M$1];&quot;&quot;)" office:value-type="string" office:string-value="A" calcext:value-type="string">
            <text:p>A</text:p>
          </table:table-cell>
          <table:table-cell table:style-name="ce21" table:formula="of:=IF(ISNUMBER([.G8]);[.N$1];&quot;&quot;)" office:value-type="string" office:string-value="U" calcext:value-type="string">
            <text:p>U</text:p>
          </table:table-cell>
          <table:table-cell table:style-name="ce24" table:formula="of:=COM.MICROSOFT.CONCAT([.I8:.N8])" office:value-type="string" office:string-value="AU" calcext:value-type="string">
            <text:p>AU</text:p>
          </table:table-cell>
          <table:table-cell table:style-name="ce64" table:formula="of:=CONCATENATE([$przecinki.$A$2];[.Q8];[$przecinki.$A$2];[$przecinki.$B$2];[$przecinki.$C$2];[$przecinki.$A$2];[.R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O8]" office:value-type="string" office:string-value="AU" calcext:value-type="string">
            <text:p>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4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9]);[.I$1];&quot;&quot;)">
            <text:p/>
          </table:table-cell>
          <table:table-cell table:style-name="ce21" table:formula="of:=IF(ISNUMBER([.C9]);[.J$1];&quot;&quot;)" office:value-type="string" office:string-value="E" calcext:value-type="string">
            <text:p>E</text:p>
          </table:table-cell>
          <table:table-cell table:style-name="ce15" table:formula="of:=IF(ISNUMBER([.D9]);[.K$1];&quot;&quot;)" office:value-type="string" office:string-value="~" calcext:value-type="string">
            <text:p>~</text:p>
          </table:table-cell>
          <table:table-cell table:style-name="ce21" table:formula="of:=IF(ISNUMBER([.E9]);[.L$1];&quot;&quot;)">
            <text:p/>
          </table:table-cell>
          <table:table-cell table:style-name="ce21" table:formula="of:=IF(ISNUMBER([.F9]);[.M$1];&quot;&quot;)">
            <text:p/>
          </table:table-cell>
          <table:table-cell table:style-name="ce21" table:formula="of:=IF(ISNUMBER([.G9]);[.N$1];&quot;&quot;)">
            <text:p/>
          </table:table-cell>
          <table:table-cell table:style-name="ce24" table:formula="of:=COM.MICROSOFT.CONCAT([.I9:.N9])" office:value-type="string" office:string-value="E~" calcext:value-type="string">
            <text:p>E~</text:p>
          </table:table-cell>
          <table:table-cell table:style-name="ce64" table:formula="of:=CONCATENATE([$przecinki.$A$2];[.Q9];[$przecinki.$A$2];[$przecinki.$B$2];[$przecinki.$C$2];[$przecinki.$A$2];[.R9];[$przecinki.$A$2];[$przecinki.$D$2])" office:value-type="string" office:string-value="&quot;ę&quot;: &quot;E~&quot;," calcext:value-type="string">
            <text:p>"ę": "E~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O9]" office:value-type="string" office:string-value="E~" calcext:value-type="string">
            <text:p>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4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I$1];&quot;&quot;)">
            <text:p/>
          </table:table-cell>
          <table:table-cell table:style-name="ce21" table:formula="of:=IF(ISNUMBER([.C10]);[.J$1];&quot;&quot;)">
            <text:p/>
          </table:table-cell>
          <table:table-cell table:style-name="ce15" table:formula="of:=IF(ISNUMBER([.D10]);[.K$1];&quot;&quot;)" office:value-type="string" office:string-value="~" calcext:value-type="string">
            <text:p>~</text:p>
          </table:table-cell>
          <table:table-cell table:style-name="ce21" table:formula="of:=IF(ISNUMBER([.E10]);[.L$1];&quot;&quot;)">
            <text:p/>
          </table:table-cell>
          <table:table-cell table:style-name="ce21" table:formula="of:=IF(ISNUMBER([.F10]);[.M$1];&quot;&quot;)" office:value-type="string" office:string-value="A" calcext:value-type="string">
            <text:p>A</text:p>
          </table:table-cell>
          <table:table-cell table:style-name="ce21" table:formula="of:=IF(ISNUMBER([.G10]);[.N$1];&quot;&quot;)">
            <text:p/>
          </table:table-cell>
          <table:table-cell table:style-name="ce24" table:formula="of:=COM.MICROSOFT.CONCAT([.I10:.N10])" office:value-type="string" office:string-value="~A" calcext:value-type="string">
            <text:p>~A</text:p>
          </table:table-cell>
          <table:table-cell table:style-name="ce64" table:formula="of:=CONCATENATE([$przecinki.$A$2];[.Q10];[$przecinki.$A$2];[$przecinki.$B$2];[$przecinki.$C$2];[$przecinki.$A$2];[.R10];[$przecinki.$A$2];[$przecinki.$D$2])" office:value-type="string" office:string-value="&quot;ą&quot;: &quot;~A&quot;," calcext:value-type="string">
            <text:p>"ą": "~A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O10]" office:value-type="string" office:string-value="~A" calcext:value-type="string">
            <text:p>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4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I$1];&quot;&quot;)">
            <text:p/>
          </table:table-cell>
          <table:table-cell table:style-name="ce21" table:formula="of:=IF(ISNUMBER([.C11]);[.J$1];&quot;&quot;)" office:value-type="string" office:string-value="E" calcext:value-type="string">
            <text:p>E</text:p>
          </table:table-cell>
          <table:table-cell table:style-name="ce15" table:formula="of:=IF(ISNUMBER([.D11]);[.K$1];&quot;&quot;)">
            <text:p/>
          </table:table-cell>
          <table:table-cell table:style-name="ce21" table:formula="of:=IF(ISNUMBER([.E11]);[.L$1];&quot;&quot;)">
            <text:p/>
          </table:table-cell>
          <table:table-cell table:style-name="ce21" table:formula="of:=IF(ISNUMBER([.F11]);[.M$1];&quot;&quot;)">
            <text:p/>
          </table:table-cell>
          <table:table-cell table:style-name="ce21" table:formula="of:=IF(ISNUMBER([.G11]);[.N$1];&quot;&quot;)" office:value-type="string" office:string-value="U" calcext:value-type="string">
            <text:p>U</text:p>
          </table:table-cell>
          <table:table-cell table:style-name="ce24" table:formula="of:=COM.MICROSOFT.CONCAT([.I11:.N11])" office:value-type="string" office:string-value="EU" calcext:value-type="string">
            <text:p>EU</text:p>
          </table:table-cell>
          <table:table-cell table:style-name="ce64" table:formula="of:=CONCATENATE([$przecinki.$A$2];[.Q11];[$przecinki.$A$2];[$przecinki.$B$2];[$przecinki.$C$2];[$przecinki.$A$2];[.R11];[$przecinki.$A$2];[$przecinki.$D$2])" office:value-type="string" office:string-value="&quot;y&quot;: &quot;EU&quot;," calcext:value-type="string">
            <text:p>"y": "E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O11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ysk</text:p>
          </table:table-cell>
        </table:table-row>
        <table:table-row table:style-name="ro4">
          <table:table-cell table:style-name="ce34" office:value-type="string" calcext:value-type="string">
            <text:p>i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I$1];&quot;&quot;)" office:value-type="string" office:string-value="J" calcext:value-type="string">
            <text:p>J</text:p>
          </table:table-cell>
          <table:table-cell table:style-name="ce21" table:formula="of:=IF(ISNUMBER([.C12]);[.J$1];&quot;&quot;)">
            <text:p/>
          </table:table-cell>
          <table:table-cell table:style-name="ce15" table:formula="of:=IF(ISNUMBER([.D12]);[.K$1];&quot;&quot;)">
            <text:p/>
          </table:table-cell>
          <table:table-cell table:style-name="ce21" table:formula="of:=IF(ISNUMBER([.E12]);[.L$1];&quot;&quot;)">
            <text:p/>
          </table:table-cell>
          <table:table-cell table:style-name="ce21" table:formula="of:=IF(ISNUMBER([.F12]);[.M$1];&quot;&quot;)" office:value-type="string" office:string-value="A" calcext:value-type="string">
            <text:p>A</text:p>
          </table:table-cell>
          <table:table-cell table:style-name="ce21" table:formula="of:=IF(ISNUMBER([.G12]);[.N$1];&quot;&quot;)">
            <text:p/>
          </table:table-cell>
          <table:table-cell table:style-name="ce24" table:formula="of:=COM.MICROSOFT.CONCAT([.I12:.N12])" office:value-type="string" office:string-value="JA" calcext:value-type="string">
            <text:p>JA</text:p>
          </table:table-cell>
          <table:table-cell table:style-name="ce64" table:formula="of:=CONCATENATE([$przecinki.$A$2];[.Q12];[$przecinki.$A$2];[$przecinki.$B$2];[$przecinki.$C$2];[$przecinki.$A$2];[.R12];[$przecinki.$A$2];[$przecinki.$D$2])" office:value-type="string" office:string-value="&quot;ia&quot;: &quot;JA&quot;," calcext:value-type="string">
            <text:p>"ia": "J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O12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4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0" calcext:value-type="float">
            <text:p>0</text:p>
          </table:table-cell>
          <table:table-cell table:style-name="ce55"/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1" calcext:value-type="float">
            <text:p>1</text:p>
          </table:table-cell>
          <table:table-cell table:style-name="ce55" table:formula="of:=[.G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I$1];&quot;&quot;)" office:value-type="string" office:string-value="J" calcext:value-type="string">
            <text:p>J</text:p>
          </table:table-cell>
          <table:table-cell table:style-name="ce21" table:formula="of:=IF(ISNUMBER([.C13]);[.J$1];&quot;&quot;)" office:value-type="string" office:string-value="E" calcext:value-type="string">
            <text:p>E</text:p>
          </table:table-cell>
          <table:table-cell table:style-name="ce15" table:formula="of:=IF(ISNUMBER([.D13]);[.K$1];&quot;&quot;)">
            <text:p/>
          </table:table-cell>
          <table:table-cell table:style-name="ce21" table:formula="of:=IF(ISNUMBER([.E13]);[.L$1];&quot;&quot;)" office:value-type="string" office:string-value="I" calcext:value-type="string">
            <text:p>I</text:p>
          </table:table-cell>
          <table:table-cell table:style-name="ce21" table:formula="of:=IF(ISNUMBER([.F13]);[.M$1];&quot;&quot;)" office:value-type="string" office:string-value="A" calcext:value-type="string">
            <text:p>A</text:p>
          </table:table-cell>
          <table:table-cell table:style-name="ce21" table:formula="of:=IF(ISNUMBER([.G13]);[.N$1];&quot;&quot;)" office:value-type="string" office:string-value="U" calcext:value-type="string">
            <text:p>U</text:p>
          </table:table-cell>
          <table:table-cell table:style-name="ce24" table:formula="of:=COM.MICROSOFT.CONCAT([.I13:.N13])" office:value-type="string" office:string-value="JA" calcext:value-type="string">
            <text:p>JA</text:p>
          </table:table-cell>
          <table:table-cell table:style-name="ce64" table:formula="of:=CONCATENATE([$przecinki.$A$2];[.Q13];[$przecinki.$A$2];[$przecinki.$B$2];[$przecinki.$C$2];[$przecinki.$A$2];[.R13];[$przecinki.$A$2];[$przecinki.$D$2])" office:value-type="string" office:string-value="&quot;ja&quot;: &quot;JA&quot;," calcext:value-type="string">
            <text:p>"ja": "J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O13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1" calcext:value-type="float">
            <text:p>1</text:p>
          </table:table-cell>
          <table:table-cell table:style-name="ce55" table:formula="of:=[.C13]" office:value-type="float" office:value="0" calcext:value-type="float">
            <text:p>0</text:p>
          </table:table-cell>
          <table:table-cell table:style-name="ce55"/>
          <table:table-cell table:style-name="ce55" table:formula="of:=[.E13]" office:value-type="float" office:value="0" calcext:value-type="float">
            <text:p>0</text:p>
          </table:table-cell>
          <table:table-cell table:style-name="ce55" table:formula="of:=[.F13]" office:value-type="float" office:value="1" calcext:value-type="float">
            <text:p>1</text:p>
          </table:table-cell>
          <table:table-cell table:style-name="ce55" table:formula="of:=[.G13]" office:value-type="float" office:value="0" calcext:value-type="float">
            <text:p>0</text:p>
          </table:table-cell>
          <table:table-cell table:style-name="ce11"/>
          <table:table-cell table:style-name="ce15" table:formula="of:=IF(ISNUMBER([.B14]);[.I$1];&quot;&quot;)" office:value-type="string" office:string-value="J" calcext:value-type="string">
            <text:p>J</text:p>
          </table:table-cell>
          <table:table-cell table:style-name="ce21" table:formula="of:=IF(ISNUMBER([.C14]);[.J$1];&quot;&quot;)" office:value-type="string" office:string-value="E" calcext:value-type="string">
            <text:p>E</text:p>
          </table:table-cell>
          <table:table-cell table:style-name="ce15" table:formula="of:=IF(ISNUMBER([.D14]);[.K$1];&quot;&quot;)">
            <text:p/>
          </table:table-cell>
          <table:table-cell table:style-name="ce21" table:formula="of:=IF(ISNUMBER([.E14]);[.L$1];&quot;&quot;)" office:value-type="string" office:string-value="I" calcext:value-type="string">
            <text:p>I</text:p>
          </table:table-cell>
          <table:table-cell table:style-name="ce21" table:formula="of:=IF(ISNUMBER([.F14]);[.M$1];&quot;&quot;)" office:value-type="string" office:string-value="A" calcext:value-type="string">
            <text:p>A</text:p>
          </table:table-cell>
          <table:table-cell table:style-name="ce21" table:formula="of:=IF(ISNUMBER([.G14]);[.N$1];&quot;&quot;)" office:value-type="string" office:string-value="U" calcext:value-type="string">
            <text:p>U</text:p>
          </table:table-cell>
          <table:table-cell table:style-name="ce24" table:formula="of:=COM.MICROSOFT.CONCAT([.I14:.N14])" office:value-type="string" office:string-value="JA" calcext:value-type="string">
            <text:p>JA</text:p>
          </table:table-cell>
          <table:table-cell table:style-name="ce64" table:formula="of:=CONCATENATE([$przecinki.$A$2];[.Q14];[$przecinki.$A$2];[$przecinki.$B$2];[$przecinki.$C$2];[$przecinki.$A$2];[.R14];[$przecinki.$A$2];[$przecinki.$D$2])" office:value-type="string" office:string-value="&quot;ya&quot;: &quot;JA&quot;," calcext:value-type="string">
            <text:p>"ya": "J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O14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15]);[.I$1];&quot;&quot;)" office:value-type="string" office:string-value="J" calcext:value-type="string">
            <text:p>J</text:p>
          </table:table-cell>
          <table:table-cell table:style-name="ce21" table:formula="of:=IF(ISNUMBER([.C15]);[.J$1];&quot;&quot;)" office:value-type="string" office:string-value="E" calcext:value-type="string">
            <text:p>E</text:p>
          </table:table-cell>
          <table:table-cell table:style-name="ce15" table:formula="of:=IF(ISNUMBER([.D15]);[.K$1];&quot;&quot;)">
            <text:p/>
          </table:table-cell>
          <table:table-cell table:style-name="ce21" table:formula="of:=IF(ISNUMBER([.E15]);[.L$1];&quot;&quot;)">
            <text:p/>
          </table:table-cell>
          <table:table-cell table:style-name="ce21" table:formula="of:=IF(ISNUMBER([.F15]);[.M$1];&quot;&quot;)">
            <text:p/>
          </table:table-cell>
          <table:table-cell table:style-name="ce21" table:formula="of:=IF(ISNUMBER([.G15]);[.N$1];&quot;&quot;)">
            <text:p/>
          </table:table-cell>
          <table:table-cell table:style-name="ce24" table:formula="of:=COM.MICROSOFT.CONCAT([.I15:.N15])" office:value-type="string" office:string-value="JE" calcext:value-type="string">
            <text:p>JE</text:p>
          </table:table-cell>
          <table:table-cell table:style-name="ce64" table:formula="of:=CONCATENATE([$przecinki.$A$2];[.Q15];[$przecinki.$A$2];[$przecinki.$B$2];[$przecinki.$C$2];[$przecinki.$A$2];[.R15];[$przecinki.$A$2];[$przecinki.$D$2])" office:value-type="string" office:string-value="&quot;ie&quot;: &quot;JE&quot;," calcext:value-type="string">
            <text:p>"ie": "JE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O15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4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/>
          <table:table-cell table:style-name="ce55" table:formula="of:=[.E15]" office:value-type="float" office:value="0" calcext:value-type="float">
            <text:p>0</text:p>
          </table:table-cell>
          <table:table-cell table:style-name="ce55" table:formula="of:=[.F15]" office:value-type="float" office:value="0" calcext:value-type="float">
            <text:p>0</text:p>
          </table:table-cell>
          <table:table-cell table:style-name="ce55" table:formula="of:=[.G15]" office:value-type="float" office:value="0" calcext:value-type="float">
            <text:p>0</text:p>
          </table:table-cell>
          <table:table-cell table:style-name="ce11"/>
          <table:table-cell table:style-name="ce15" table:formula="of:=IF(ISNUMBER([.B16]);[.I$1];&quot;&quot;)" office:value-type="string" office:string-value="J" calcext:value-type="string">
            <text:p>J</text:p>
          </table:table-cell>
          <table:table-cell table:style-name="ce21" table:formula="of:=IF(ISNUMBER([.C16]);[.J$1];&quot;&quot;)" office:value-type="string" office:string-value="E" calcext:value-type="string">
            <text:p>E</text:p>
          </table:table-cell>
          <table:table-cell table:style-name="ce15" table:formula="of:=IF(ISNUMBER([.D16]);[.K$1];&quot;&quot;)">
            <text:p/>
          </table:table-cell>
          <table:table-cell table:style-name="ce21" table:formula="of:=IF(ISNUMBER([.E16]);[.L$1];&quot;&quot;)" office:value-type="string" office:string-value="I" calcext:value-type="string">
            <text:p>I</text:p>
          </table:table-cell>
          <table:table-cell table:style-name="ce21" table:formula="of:=IF(ISNUMBER([.F16]);[.M$1];&quot;&quot;)" office:value-type="string" office:string-value="A" calcext:value-type="string">
            <text:p>A</text:p>
          </table:table-cell>
          <table:table-cell table:style-name="ce21" table:formula="of:=IF(ISNUMBER([.G16]);[.N$1];&quot;&quot;)" office:value-type="string" office:string-value="U" calcext:value-type="string">
            <text:p>U</text:p>
          </table:table-cell>
          <table:table-cell table:style-name="ce24" table:formula="of:=COM.MICROSOFT.CONCAT([.I16:.N16])" office:value-type="string" office:string-value="JE" calcext:value-type="string">
            <text:p>JE</text:p>
          </table:table-cell>
          <table:table-cell table:style-name="ce64" table:formula="of:=CONCATENATE([$przecinki.$A$2];[.Q16];[$przecinki.$A$2];[$przecinki.$B$2];[$przecinki.$C$2];[$przecinki.$A$2];[.R16];[$przecinki.$A$2];[$przecinki.$D$2])" office:value-type="string" office:string-value="&quot;je&quot;: &quot;JE&quot;," calcext:value-type="string">
            <text:p>"je": "JE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O16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1" calcext:value-type="float">
            <text:p>1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/>
          <table:table-cell table:style-name="ce55" table:formula="of:=[.E16]" office:value-type="float" office:value="0" calcext:value-type="float">
            <text:p>0</text:p>
          </table:table-cell>
          <table:table-cell table:style-name="ce55" table:formula="of:=[.F16]" office:value-type="float" office:value="0" calcext:value-type="float">
            <text:p>0</text:p>
          </table:table-cell>
          <table:table-cell table:style-name="ce55" table:formula="of:=[.G16]" office:value-type="float" office:value="0" calcext:value-type="float">
            <text:p>0</text:p>
          </table:table-cell>
          <table:table-cell table:style-name="ce11"/>
          <table:table-cell table:style-name="ce15" table:formula="of:=IF(ISNUMBER([.B17]);[.I$1];&quot;&quot;)" office:value-type="string" office:string-value="J" calcext:value-type="string">
            <text:p>J</text:p>
          </table:table-cell>
          <table:table-cell table:style-name="ce21" table:formula="of:=IF(ISNUMBER([.C17]);[.J$1];&quot;&quot;)" office:value-type="string" office:string-value="E" calcext:value-type="string">
            <text:p>E</text:p>
          </table:table-cell>
          <table:table-cell table:style-name="ce15" table:formula="of:=IF(ISNUMBER([.D17]);[.K$1];&quot;&quot;)">
            <text:p/>
          </table:table-cell>
          <table:table-cell table:style-name="ce21" table:formula="of:=IF(ISNUMBER([.E17]);[.L$1];&quot;&quot;)" office:value-type="string" office:string-value="I" calcext:value-type="string">
            <text:p>I</text:p>
          </table:table-cell>
          <table:table-cell table:style-name="ce21" table:formula="of:=IF(ISNUMBER([.F17]);[.M$1];&quot;&quot;)" office:value-type="string" office:string-value="A" calcext:value-type="string">
            <text:p>A</text:p>
          </table:table-cell>
          <table:table-cell table:style-name="ce21" table:formula="of:=IF(ISNUMBER([.G17]);[.N$1];&quot;&quot;)" office:value-type="string" office:string-value="U" calcext:value-type="string">
            <text:p>U</text:p>
          </table:table-cell>
          <table:table-cell table:style-name="ce24" table:formula="of:=COM.MICROSOFT.CONCAT([.I17:.N17])" office:value-type="string" office:string-value="JE" calcext:value-type="string">
            <text:p>JE</text:p>
          </table:table-cell>
          <table:table-cell table:style-name="ce64" table:formula="of:=CONCATENATE([$przecinki.$A$2];[.Q17];[$przecinki.$A$2];[$przecinki.$B$2];[$przecinki.$C$2];[$przecinki.$A$2];[.R17];[$przecinki.$A$2];[$przecinki.$D$2])" office:value-type="string" office:string-value="&quot;ye&quot;: &quot;JE&quot;," calcext:value-type="string">
            <text:p>"ye": "JE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O17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I$1];&quot;&quot;)" office:value-type="string" office:string-value="J" calcext:value-type="string">
            <text:p>J</text:p>
          </table:table-cell>
          <table:table-cell table:style-name="ce21" table:formula="of:=IF(ISNUMBER([.C18]);[.J$1];&quot;&quot;)">
            <text:p/>
          </table:table-cell>
          <table:table-cell table:style-name="ce15" table:formula="of:=IF(ISNUMBER([.D18]);[.K$1];&quot;&quot;)">
            <text:p/>
          </table:table-cell>
          <table:table-cell table:style-name="ce21" table:formula="of:=IF(ISNUMBER([.E18]);[.L$1];&quot;&quot;)">
            <text:p/>
          </table:table-cell>
          <table:table-cell table:style-name="ce21" table:formula="of:=IF(ISNUMBER([.F18]);[.M$1];&quot;&quot;)" office:value-type="string" office:string-value="A" calcext:value-type="string">
            <text:p>A</text:p>
          </table:table-cell>
          <table:table-cell table:style-name="ce21" table:formula="of:=IF(ISNUMBER([.G18]);[.N$1];&quot;&quot;)" office:value-type="string" office:string-value="U" calcext:value-type="string">
            <text:p>U</text:p>
          </table:table-cell>
          <table:table-cell table:style-name="ce24" table:formula="of:=COM.MICROSOFT.CONCAT([.I18:.N18])" office:value-type="string" office:string-value="JAU" calcext:value-type="string">
            <text:p>JAU</text:p>
          </table:table-cell>
          <table:table-cell table:style-name="ce64" table:formula="of:=CONCATENATE([$przecinki.$A$2];[.Q18];[$przecinki.$A$2];[$przecinki.$B$2];[$przecinki.$C$2];[$przecinki.$A$2];[.R18];[$przecinki.$A$2];[$przecinki.$D$2])" office:value-type="string" office:string-value="&quot;io&quot;: &quot;JAU&quot;," calcext:value-type="string">
            <text:p>"io": "J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O18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4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55" table:formula="of:=[.G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I$1];&quot;&quot;)" office:value-type="string" office:string-value="J" calcext:value-type="string">
            <text:p>J</text:p>
          </table:table-cell>
          <table:table-cell table:style-name="ce21" table:formula="of:=IF(ISNUMBER([.C19]);[.J$1];&quot;&quot;)" office:value-type="string" office:string-value="E" calcext:value-type="string">
            <text:p>E</text:p>
          </table:table-cell>
          <table:table-cell table:style-name="ce15" table:formula="of:=IF(ISNUMBER([.D19]);[.K$1];&quot;&quot;)" office:value-type="string" office:string-value="~" calcext:value-type="string">
            <text:p>~</text:p>
          </table:table-cell>
          <table:table-cell table:style-name="ce21" table:formula="of:=IF(ISNUMBER([.E19]);[.L$1];&quot;&quot;)" office:value-type="string" office:string-value="I" calcext:value-type="string">
            <text:p>I</text:p>
          </table:table-cell>
          <table:table-cell table:style-name="ce21" table:formula="of:=IF(ISNUMBER([.F19]);[.M$1];&quot;&quot;)" office:value-type="string" office:string-value="A" calcext:value-type="string">
            <text:p>A</text:p>
          </table:table-cell>
          <table:table-cell table:style-name="ce21" table:formula="of:=IF(ISNUMBER([.G19]);[.N$1];&quot;&quot;)" office:value-type="string" office:string-value="U" calcext:value-type="string">
            <text:p>U</text:p>
          </table:table-cell>
          <table:table-cell table:style-name="ce24" table:formula="of:=COM.MICROSOFT.CONCAT([.I19:.N19])" office:value-type="string" office:string-value="JAU" calcext:value-type="string">
            <text:p>JAU</text:p>
          </table:table-cell>
          <table:table-cell table:style-name="ce64" table:formula="of:=CONCATENATE([$przecinki.$A$2];[.Q19];[$przecinki.$A$2];[$przecinki.$B$2];[$przecinki.$C$2];[$przecinki.$A$2];[.R19];[$przecinki.$A$2];[$przecinki.$D$2])" office:value-type="string" office:string-value="&quot;jo&quot;: &quot;JAU&quot;," calcext:value-type="string">
            <text:p>"jo": "J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O19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55" table:formula="of:=[.G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I$1];&quot;&quot;)" office:value-type="string" office:string-value="J" calcext:value-type="string">
            <text:p>J</text:p>
          </table:table-cell>
          <table:table-cell table:style-name="ce21" table:formula="of:=IF(ISNUMBER([.C20]);[.J$1];&quot;&quot;)" office:value-type="string" office:string-value="E" calcext:value-type="string">
            <text:p>E</text:p>
          </table:table-cell>
          <table:table-cell table:style-name="ce15" table:formula="of:=IF(ISNUMBER([.D20]);[.K$1];&quot;&quot;)" office:value-type="string" office:string-value="~" calcext:value-type="string">
            <text:p>~</text:p>
          </table:table-cell>
          <table:table-cell table:style-name="ce21" table:formula="of:=IF(ISNUMBER([.E20]);[.L$1];&quot;&quot;)" office:value-type="string" office:string-value="I" calcext:value-type="string">
            <text:p>I</text:p>
          </table:table-cell>
          <table:table-cell table:style-name="ce21" table:formula="of:=IF(ISNUMBER([.F20]);[.M$1];&quot;&quot;)" office:value-type="string" office:string-value="A" calcext:value-type="string">
            <text:p>A</text:p>
          </table:table-cell>
          <table:table-cell table:style-name="ce21" table:formula="of:=IF(ISNUMBER([.G20]);[.N$1];&quot;&quot;)" office:value-type="string" office:string-value="U" calcext:value-type="string">
            <text:p>U</text:p>
          </table:table-cell>
          <table:table-cell table:style-name="ce24" table:formula="of:=COM.MICROSOFT.CONCAT([.I20:.N20])" office:value-type="string" office:string-value="JAU" calcext:value-type="string">
            <text:p>JAU</text:p>
          </table:table-cell>
          <table:table-cell table:style-name="ce64" table:formula="of:=CONCATENATE([$przecinki.$A$2];[.Q20];[$przecinki.$A$2];[$przecinki.$B$2];[$przecinki.$C$2];[$przecinki.$A$2];[.R20];[$przecinki.$A$2];[$przecinki.$D$2])" office:value-type="string" office:string-value="&quot;yo&quot;: &quot;JAU&quot;," calcext:value-type="string">
            <text:p>"yo": "J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O20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I$1];&quot;&quot;)" office:value-type="string" office:string-value="J" calcext:value-type="string">
            <text:p>J</text:p>
          </table:table-cell>
          <table:table-cell table:style-name="ce21" table:formula="of:=IF(ISNUMBER([.C21]);[.J$1];&quot;&quot;)">
            <text:p/>
          </table:table-cell>
          <table:table-cell table:style-name="ce15" table:formula="of:=IF(ISNUMBER([.D21]);[.K$1];&quot;&quot;)">
            <text:p/>
          </table:table-cell>
          <table:table-cell table:style-name="ce21" table:formula="of:=IF(ISNUMBER([.E21]);[.L$1];&quot;&quot;)">
            <text:p/>
          </table:table-cell>
          <table:table-cell table:style-name="ce21" table:formula="of:=IF(ISNUMBER([.F21]);[.M$1];&quot;&quot;)">
            <text:p/>
          </table:table-cell>
          <table:table-cell table:style-name="ce21" table:formula="of:=IF(ISNUMBER([.G21]);[.N$1];&quot;&quot;)" office:value-type="string" office:string-value="U" calcext:value-type="string">
            <text:p>U</text:p>
          </table:table-cell>
          <table:table-cell table:style-name="ce24" table:formula="of:=COM.MICROSOFT.CONCAT([.I21:.N21])" office:value-type="string" office:string-value="JU" calcext:value-type="string">
            <text:p>JU</text:p>
          </table:table-cell>
          <table:table-cell table:style-name="ce64" table:formula="of:=CONCATENATE([$przecinki.$A$2];[.Q21];[$przecinki.$A$2];[$przecinki.$B$2];[$przecinki.$C$2];[$przecinki.$A$2];[.R21];[$przecinki.$A$2];[$przecinki.$D$2])" office:value-type="string" office:string-value="&quot;iu&quot;: &quot;JU&quot;," calcext:value-type="string">
            <text:p>"iu": "J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O21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4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I$1];&quot;&quot;)" office:value-type="string" office:string-value="J" calcext:value-type="string">
            <text:p>J</text:p>
          </table:table-cell>
          <table:table-cell table:style-name="ce21" table:formula="of:=IF(ISNUMBER([.C22]);[.J$1];&quot;&quot;)">
            <text:p/>
          </table:table-cell>
          <table:table-cell table:style-name="ce15" table:formula="of:=IF(ISNUMBER([.D22]);[.K$1];&quot;&quot;)">
            <text:p/>
          </table:table-cell>
          <table:table-cell table:style-name="ce21" table:formula="of:=IF(ISNUMBER([.E22]);[.L$1];&quot;&quot;)">
            <text:p/>
          </table:table-cell>
          <table:table-cell table:style-name="ce21" table:formula="of:=IF(ISNUMBER([.F22]);[.M$1];&quot;&quot;)">
            <text:p/>
          </table:table-cell>
          <table:table-cell table:style-name="ce21" table:formula="of:=IF(ISNUMBER([.G22]);[.N$1];&quot;&quot;)" office:value-type="string" office:string-value="U" calcext:value-type="string">
            <text:p>U</text:p>
          </table:table-cell>
          <table:table-cell table:style-name="ce24" table:formula="of:=COM.MICROSOFT.CONCAT([.I22:.N22])" office:value-type="string" office:string-value="JU" calcext:value-type="string">
            <text:p>JU</text:p>
          </table:table-cell>
          <table:table-cell table:style-name="ce64" table:formula="of:=CONCATENATE([$przecinki.$A$2];[.Q22];[$przecinki.$A$2];[$przecinki.$B$2];[$przecinki.$C$2];[$przecinki.$A$2];[.R22];[$przecinki.$A$2];[$przecinki.$D$2])" office:value-type="string" office:string-value="&quot;ju&quot;: &quot;JU&quot;," calcext:value-type="string">
            <text:p>"ju": "J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O22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I$1];&quot;&quot;)" office:value-type="string" office:string-value="J" calcext:value-type="string">
            <text:p>J</text:p>
          </table:table-cell>
          <table:table-cell table:style-name="ce21" table:formula="of:=IF(ISNUMBER([.C23]);[.J$1];&quot;&quot;)">
            <text:p/>
          </table:table-cell>
          <table:table-cell table:style-name="ce15" table:formula="of:=IF(ISNUMBER([.D23]);[.K$1];&quot;&quot;)">
            <text:p/>
          </table:table-cell>
          <table:table-cell table:style-name="ce21" table:formula="of:=IF(ISNUMBER([.E23]);[.L$1];&quot;&quot;)">
            <text:p/>
          </table:table-cell>
          <table:table-cell table:style-name="ce21" table:formula="of:=IF(ISNUMBER([.F23]);[.M$1];&quot;&quot;)">
            <text:p/>
          </table:table-cell>
          <table:table-cell table:style-name="ce21" table:formula="of:=IF(ISNUMBER([.G23]);[.N$1];&quot;&quot;)" office:value-type="string" office:string-value="U" calcext:value-type="string">
            <text:p>U</text:p>
          </table:table-cell>
          <table:table-cell table:style-name="ce24" table:formula="of:=COM.MICROSOFT.CONCAT([.I23:.N23])" office:value-type="string" office:string-value="JU" calcext:value-type="string">
            <text:p>JU</text:p>
          </table:table-cell>
          <table:table-cell table:style-name="ce64" table:formula="of:=CONCATENATE([$przecinki.$A$2];[.Q23];[$przecinki.$A$2];[$przecinki.$B$2];[$przecinki.$C$2];[$przecinki.$A$2];[.R23];[$przecinki.$A$2];[$przecinki.$D$2])" office:value-type="string" office:string-value="&quot;yu&quot;: &quot;JU&quot;," calcext:value-type="string">
            <text:p>"yu": "J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O23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ió</text:p>
          </table:table-cell>
          <table:table-cell table:style-name="ce55" table:formula="of:=[.B23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3]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I$1];&quot;&quot;)" office:value-type="string" office:string-value="J" calcext:value-type="string">
            <text:p>J</text:p>
          </table:table-cell>
          <table:table-cell table:style-name="ce21" table:formula="of:=IF(ISNUMBER([.C24]);[.J$1];&quot;&quot;)">
            <text:p/>
          </table:table-cell>
          <table:table-cell table:style-name="ce15" table:formula="of:=IF(ISNUMBER([.D24]);[.K$1];&quot;&quot;)">
            <text:p/>
          </table:table-cell>
          <table:table-cell table:style-name="ce21" table:formula="of:=IF(ISNUMBER([.E24]);[.L$1];&quot;&quot;)">
            <text:p/>
          </table:table-cell>
          <table:table-cell table:style-name="ce21" table:formula="of:=IF(ISNUMBER([.F24]);[.M$1];&quot;&quot;)">
            <text:p/>
          </table:table-cell>
          <table:table-cell table:style-name="ce21" table:formula="of:=IF(ISNUMBER([.G24]);[.N$1];&quot;&quot;)" office:value-type="string" office:string-value="U" calcext:value-type="string">
            <text:p>U</text:p>
          </table:table-cell>
          <table:table-cell table:style-name="ce24" table:formula="of:=COM.MICROSOFT.CONCAT([.I24:.N24])" office:value-type="string" office:string-value="JU" calcext:value-type="string">
            <text:p>JU</text:p>
          </table:table-cell>
          <table:table-cell table:style-name="ce64" table:formula="of:=CONCATENATE([$przecinki.$A$2];[.Q24];[$przecinki.$A$2];[$przecinki.$B$2];[$przecinki.$C$2];[$przecinki.$A$2];[.R24];[$przecinki.$A$2];[$przecinki.$D$2])" office:value-type="string" office:string-value="&quot;ió&quot;: &quot;JU&quot;," calcext:value-type="string">
            <text:p>"ió": "J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O24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I$1];&quot;&quot;)" office:value-type="string" office:string-value="J" calcext:value-type="string">
            <text:p>J</text:p>
          </table:table-cell>
          <table:table-cell table:style-name="ce21" table:formula="of:=IF(ISNUMBER([.C25]);[.J$1];&quot;&quot;)">
            <text:p/>
          </table:table-cell>
          <table:table-cell table:style-name="ce15" table:formula="of:=IF(ISNUMBER([.D25]);[.K$1];&quot;&quot;)">
            <text:p/>
          </table:table-cell>
          <table:table-cell table:style-name="ce21" table:formula="of:=IF(ISNUMBER([.E25]);[.L$1];&quot;&quot;)">
            <text:p/>
          </table:table-cell>
          <table:table-cell table:style-name="ce21" table:formula="of:=IF(ISNUMBER([.F25]);[.M$1];&quot;&quot;)">
            <text:p/>
          </table:table-cell>
          <table:table-cell table:style-name="ce21" table:formula="of:=IF(ISNUMBER([.G25]);[.N$1];&quot;&quot;)" office:value-type="string" office:string-value="U" calcext:value-type="string">
            <text:p>U</text:p>
          </table:table-cell>
          <table:table-cell table:style-name="ce24" table:formula="of:=COM.MICROSOFT.CONCAT([.I25:.N25])" office:value-type="string" office:string-value="JU" calcext:value-type="string">
            <text:p>JU</text:p>
          </table:table-cell>
          <table:table-cell table:style-name="ce64" table:formula="of:=CONCATENATE([$przecinki.$A$2];[.Q25];[$przecinki.$A$2];[$przecinki.$B$2];[$przecinki.$C$2];[$przecinki.$A$2];[.R25];[$przecinki.$A$2];[$przecinki.$D$2])" office:value-type="string" office:string-value="&quot;jó&quot;: &quot;JU&quot;," calcext:value-type="string">
            <text:p>"jó": "J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O25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ó</text:p>
          </table:table-cell>
          <table:table-cell table:style-name="ce55" table:formula="of:=[.B25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5]" office:value-type="float" office:value="1" calcext:value-type="float">
            <text:p>1</text:p>
          </table:table-cell>
          <table:table-cell table:style-name="ce11"/>
          <table:table-cell table:style-name="ce15" table:formula="of:=IF(ISNUMBER([.B26]);[.I$1];&quot;&quot;)" office:value-type="string" office:string-value="J" calcext:value-type="string">
            <text:p>J</text:p>
          </table:table-cell>
          <table:table-cell table:style-name="ce21" table:formula="of:=IF(ISNUMBER([.C26]);[.J$1];&quot;&quot;)">
            <text:p/>
          </table:table-cell>
          <table:table-cell table:style-name="ce15" table:formula="of:=IF(ISNUMBER([.D26]);[.K$1];&quot;&quot;)">
            <text:p/>
          </table:table-cell>
          <table:table-cell table:style-name="ce21" table:formula="of:=IF(ISNUMBER([.E26]);[.L$1];&quot;&quot;)">
            <text:p/>
          </table:table-cell>
          <table:table-cell table:style-name="ce21" table:formula="of:=IF(ISNUMBER([.F26]);[.M$1];&quot;&quot;)">
            <text:p/>
          </table:table-cell>
          <table:table-cell table:style-name="ce21" table:formula="of:=IF(ISNUMBER([.G26]);[.N$1];&quot;&quot;)" office:value-type="string" office:string-value="U" calcext:value-type="string">
            <text:p>U</text:p>
          </table:table-cell>
          <table:table-cell table:style-name="ce24" table:formula="of:=COM.MICROSOFT.CONCAT([.I26:.N26])" office:value-type="string" office:string-value="JU" calcext:value-type="string">
            <text:p>JU</text:p>
          </table:table-cell>
          <table:table-cell table:style-name="ce64" table:formula="of:=CONCATENATE([$przecinki.$A$2];[.Q26];[$przecinki.$A$2];[$przecinki.$B$2];[$przecinki.$C$2];[$przecinki.$A$2];[.R26];[$przecinki.$A$2];[$przecinki.$D$2])" office:value-type="string" office:string-value="&quot;yó&quot;: &quot;JU&quot;," calcext:value-type="string">
            <text:p>"yó": "JU",</text:p>
          </table:table-cell>
          <table:table-cell table:style-name="ce31" table:formula="of:=[.A26]" office:value-type="string" office:string-value="yó" calcext:value-type="string">
            <text:p>yó</text:p>
          </table:table-cell>
          <table:table-cell table:style-name="ce31" table:formula="of:=[.O26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I$1];&quot;&quot;)" office:value-type="string" office:string-value="J" calcext:value-type="string">
            <text:p>J</text:p>
          </table:table-cell>
          <table:table-cell table:style-name="ce21" table:formula="of:=IF(ISNUMBER([.C27]);[.J$1];&quot;&quot;)">
            <text:p/>
          </table:table-cell>
          <table:table-cell table:style-name="ce15" table:formula="of:=IF(ISNUMBER([.D27]);[.K$1];&quot;&quot;)">
            <text:p/>
          </table:table-cell>
          <table:table-cell table:style-name="ce21" table:formula="of:=IF(ISNUMBER([.E27]);[.L$1];&quot;&quot;)" office:value-type="string" office:string-value="I" calcext:value-type="string">
            <text:p>I</text:p>
          </table:table-cell>
          <table:table-cell table:style-name="ce21" table:formula="of:=IF(ISNUMBER([.F27]);[.M$1];&quot;&quot;)">
            <text:p/>
          </table:table-cell>
          <table:table-cell table:style-name="ce21" table:formula="of:=IF(ISNUMBER([.G27]);[.N$1];&quot;&quot;)">
            <text:p/>
          </table:table-cell>
          <table:table-cell table:style-name="ce24" table:formula="of:=COM.MICROSOFT.CONCAT([.I27:.N27])" office:value-type="string" office:string-value="JI" calcext:value-type="string">
            <text:p>JI</text:p>
          </table:table-cell>
          <table:table-cell table:style-name="ce64" table:formula="of:=CONCATENATE([$przecinki.$A$2];[.Q27];[$przecinki.$A$2];[$przecinki.$B$2];[$przecinki.$C$2];[$przecinki.$A$2];[.R27];[$przecinki.$A$2];[$przecinki.$D$2])" office:value-type="string" office:string-value="&quot;ii&quot;: &quot;JI&quot;," calcext:value-type="string">
            <text:p>"ii": "JI",</text:p>
          </table:table-cell>
          <table:table-cell table:style-name="ce31" table:formula="of:=[.A27]" office:value-type="string" office:string-value="ii" calcext:value-type="string">
            <text:p>ii</text:p>
          </table:table-cell>
          <table:table-cell table:style-name="ce31" table:formula="of:=[.O27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Jidysz?, szyk, łyk, nik + ew. końcówki: żmii, frezji, spacji</text:p>
          </table:table-cell>
        </table:table-row>
        <table:table-row table:style-name="ro4">
          <table:table-cell table:style-name="ce51" office:value-type="string" calcext:value-type="string">
            <text:p>ji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7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8]);[.I$1];&quot;&quot;)" office:value-type="string" office:string-value="J" calcext:value-type="string">
            <text:p>J</text:p>
          </table:table-cell>
          <table:table-cell table:style-name="ce21" table:formula="of:=IF(ISNUMBER([.C28]);[.J$1];&quot;&quot;)">
            <text:p/>
          </table:table-cell>
          <table:table-cell table:style-name="ce15" table:formula="of:=IF(ISNUMBER([.D28]);[.K$1];&quot;&quot;)">
            <text:p/>
          </table:table-cell>
          <table:table-cell table:style-name="ce21" table:formula="of:=IF(ISNUMBER([.E28]);[.L$1];&quot;&quot;)" office:value-type="string" office:string-value="I" calcext:value-type="string">
            <text:p>I</text:p>
          </table:table-cell>
          <table:table-cell table:style-name="ce21" table:formula="of:=IF(ISNUMBER([.F28]);[.M$1];&quot;&quot;)">
            <text:p/>
          </table:table-cell>
          <table:table-cell table:style-name="ce21" table:formula="of:=IF(ISNUMBER([.G28]);[.N$1];&quot;&quot;)">
            <text:p/>
          </table:table-cell>
          <table:table-cell table:style-name="ce24" table:formula="of:=COM.MICROSOFT.CONCAT([.I28:.N28])" office:value-type="string" office:string-value="JI" calcext:value-type="string">
            <text:p>JI</text:p>
          </table:table-cell>
          <table:table-cell table:style-name="ce64" table:formula="of:=CONCATENATE([$przecinki.$A$2];[.Q28];[$przecinki.$A$2];[$przecinki.$B$2];[$przecinki.$C$2];[$przecinki.$A$2];[.R28];[$przecinki.$A$2];[$przecinki.$D$2])" office:value-type="string" office:string-value="&quot;ji&quot;: &quot;JI&quot;," calcext:value-type="string">
            <text:p>"ji": "JI",</text:p>
          </table:table-cell>
          <table:table-cell table:style-name="ce31" table:formula="of:=[.A28]" office:value-type="string" office:string-value="ji" calcext:value-type="string">
            <text:p>ji</text:p>
          </table:table-cell>
          <table:table-cell table:style-name="ce31" table:formula="of:=[.O28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i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9]);[.I$1];&quot;&quot;)" office:value-type="string" office:string-value="J" calcext:value-type="string">
            <text:p>J</text:p>
          </table:table-cell>
          <table:table-cell table:style-name="ce21" table:formula="of:=IF(ISNUMBER([.C29]);[.J$1];&quot;&quot;)">
            <text:p/>
          </table:table-cell>
          <table:table-cell table:style-name="ce15" table:formula="of:=IF(ISNUMBER([.D29]);[.K$1];&quot;&quot;)">
            <text:p/>
          </table:table-cell>
          <table:table-cell table:style-name="ce21" table:formula="of:=IF(ISNUMBER([.E29]);[.L$1];&quot;&quot;)" office:value-type="string" office:string-value="I" calcext:value-type="string">
            <text:p>I</text:p>
          </table:table-cell>
          <table:table-cell table:style-name="ce21" table:formula="of:=IF(ISNUMBER([.F29]);[.M$1];&quot;&quot;)">
            <text:p/>
          </table:table-cell>
          <table:table-cell table:style-name="ce21" table:formula="of:=IF(ISNUMBER([.G29]);[.N$1];&quot;&quot;)">
            <text:p/>
          </table:table-cell>
          <table:table-cell table:style-name="ce24" table:formula="of:=COM.MICROSOFT.CONCAT([.I29:.N29])" office:value-type="string" office:string-value="JI" calcext:value-type="string">
            <text:p>JI</text:p>
          </table:table-cell>
          <table:table-cell table:style-name="ce64" table:formula="of:=CONCATENATE([$przecinki.$A$2];[.Q29];[$przecinki.$A$2];[$przecinki.$B$2];[$przecinki.$C$2];[$przecinki.$A$2];[.R29];[$przecinki.$A$2];[$przecinki.$D$2])" office:value-type="string" office:string-value="&quot;yi&quot;: &quot;JI&quot;," calcext:value-type="string">
            <text:p>"yi": "JI",</text:p>
          </table:table-cell>
          <table:table-cell table:style-name="ce31" table:formula="of:=[.A29]" office:value-type="string" office:string-value="yi" calcext:value-type="string">
            <text:p>yi</text:p>
          </table:table-cell>
          <table:table-cell table:style-name="ce31" table:formula="of:=[.O29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jy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0]);[.I$1];&quot;&quot;)" office:value-type="string" office:string-value="J" calcext:value-type="string">
            <text:p>J</text:p>
          </table:table-cell>
          <table:table-cell table:style-name="ce21" table:formula="of:=IF(ISNUMBER([.C30]);[.J$1];&quot;&quot;)">
            <text:p/>
          </table:table-cell>
          <table:table-cell table:style-name="ce15" table:formula="of:=IF(ISNUMBER([.D30]);[.K$1];&quot;&quot;)">
            <text:p/>
          </table:table-cell>
          <table:table-cell table:style-name="ce21" table:formula="of:=IF(ISNUMBER([.E30]);[.L$1];&quot;&quot;)" office:value-type="string" office:string-value="I" calcext:value-type="string">
            <text:p>I</text:p>
          </table:table-cell>
          <table:table-cell table:style-name="ce21" table:formula="of:=IF(ISNUMBER([.F30]);[.M$1];&quot;&quot;)">
            <text:p/>
          </table:table-cell>
          <table:table-cell table:style-name="ce21" table:formula="of:=IF(ISNUMBER([.G30]);[.N$1];&quot;&quot;)">
            <text:p/>
          </table:table-cell>
          <table:table-cell table:style-name="ce24" table:formula="of:=COM.MICROSOFT.CONCAT([.I30:.N30])" office:value-type="string" office:string-value="JI" calcext:value-type="string">
            <text:p>JI</text:p>
          </table:table-cell>
          <table:table-cell table:style-name="ce64" table:formula="of:=CONCATENATE([$przecinki.$A$2];[.Q30];[$przecinki.$A$2];[$przecinki.$B$2];[$przecinki.$C$2];[$przecinki.$A$2];[.R30];[$przecinki.$A$2];[$przecinki.$D$2])" office:value-type="string" office:string-value="&quot;jy&quot;: &quot;JI&quot;," calcext:value-type="string">
            <text:p>"jy": "JI",</text:p>
          </table:table-cell>
          <table:table-cell table:style-name="ce31" table:formula="of:=[.A30]" office:value-type="string" office:string-value="jy" calcext:value-type="string">
            <text:p>jy</text:p>
          </table:table-cell>
          <table:table-cell table:style-name="ce31" table:formula="of:=[.O30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1]);[.I$1];&quot;&quot;)" office:value-type="string" office:string-value="J" calcext:value-type="string">
            <text:p>J</text:p>
          </table:table-cell>
          <table:table-cell table:style-name="ce21" table:formula="of:=IF(ISNUMBER([.C31]);[.J$1];&quot;&quot;)" office:value-type="string" office:string-value="E" calcext:value-type="string">
            <text:p>E</text:p>
          </table:table-cell>
          <table:table-cell table:style-name="ce15" table:formula="of:=IF(ISNUMBER([.D31]);[.K$1];&quot;&quot;)" office:value-type="string" office:string-value="~" calcext:value-type="string">
            <text:p>~</text:p>
          </table:table-cell>
          <table:table-cell table:style-name="ce21" table:formula="of:=IF(ISNUMBER([.E31]);[.L$1];&quot;&quot;)">
            <text:p/>
          </table:table-cell>
          <table:table-cell table:style-name="ce21" table:formula="of:=IF(ISNUMBER([.F31]);[.M$1];&quot;&quot;)">
            <text:p/>
          </table:table-cell>
          <table:table-cell table:style-name="ce21" table:formula="of:=IF(ISNUMBER([.G31]);[.N$1];&quot;&quot;)">
            <text:p/>
          </table:table-cell>
          <table:table-cell table:style-name="ce24" table:formula="of:=COM.MICROSOFT.CONCAT([.I31:.N31])" office:value-type="string" office:string-value="JE~" calcext:value-type="string">
            <text:p>JE~</text:p>
          </table:table-cell>
          <table:table-cell table:style-name="ce64" table:formula="of:=CONCATENATE([$przecinki.$A$2];[.Q31];[$przecinki.$A$2];[$przecinki.$B$2];[$przecinki.$C$2];[$przecinki.$A$2];[.R31];[$przecinki.$A$2];[$przecinki.$D$2])" office:value-type="string" office:string-value="&quot;ię&quot;: &quot;JE~&quot;," calcext:value-type="string">
            <text:p>"ię": "JE~",</text:p>
          </table:table-cell>
          <table:table-cell table:style-name="ce31" table:formula="of:=[.A31]" office:value-type="string" office:string-value="ię" calcext:value-type="string">
            <text:p>ię</text:p>
          </table:table-cell>
          <table:table-cell table:style-name="ce31" table:formula="of:=[.O31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4">
          <table:table-cell table:style-name="ce51" office:value-type="string" calcext:value-type="string">
            <text:p>ję</text:p>
          </table:table-cell>
          <table:table-cell table:style-name="ce55" table:formula="of:=[.B31]" office:value-type="float" office:value="1" calcext:value-type="float">
            <text:p>1</text:p>
          </table:table-cell>
          <table:table-cell table:style-name="ce55" table:formula="of:=[.C31]" office:value-type="float" office:value="1" calcext:value-type="float">
            <text:p>1</text:p>
          </table:table-cell>
          <table:table-cell table:style-name="ce55" table:formula="of:=[.D31]" office:value-type="float" office:value="1" calcext:value-type="float">
            <text:p>1</text:p>
          </table:table-cell>
          <table:table-cell table:style-name="ce55" table:formula="of:=[.E31]" office:value-type="float" office:value="0" calcext:value-type="float">
            <text:p>0</text:p>
          </table:table-cell>
          <table:table-cell table:style-name="ce55" table:formula="of:=[.F31]" office:value-type="float" office:value="0" calcext:value-type="float">
            <text:p>0</text:p>
          </table:table-cell>
          <table:table-cell table:style-name="ce55" table:formula="of:=[.G31]" office:value-type="float" office:value="0" calcext:value-type="float">
            <text:p>0</text:p>
          </table:table-cell>
          <table:table-cell table:style-name="ce11"/>
          <table:table-cell table:style-name="ce15" table:formula="of:=IF(ISNUMBER([.B32]);[.I$1];&quot;&quot;)" office:value-type="string" office:string-value="J" calcext:value-type="string">
            <text:p>J</text:p>
          </table:table-cell>
          <table:table-cell table:style-name="ce21" table:formula="of:=IF(ISNUMBER([.C32]);[.J$1];&quot;&quot;)" office:value-type="string" office:string-value="E" calcext:value-type="string">
            <text:p>E</text:p>
          </table:table-cell>
          <table:table-cell table:style-name="ce15" table:formula="of:=IF(ISNUMBER([.D32]);[.K$1];&quot;&quot;)" office:value-type="string" office:string-value="~" calcext:value-type="string">
            <text:p>~</text:p>
          </table:table-cell>
          <table:table-cell table:style-name="ce21" table:formula="of:=IF(ISNUMBER([.E32]);[.L$1];&quot;&quot;)" office:value-type="string" office:string-value="I" calcext:value-type="string">
            <text:p>I</text:p>
          </table:table-cell>
          <table:table-cell table:style-name="ce21" table:formula="of:=IF(ISNUMBER([.F32]);[.M$1];&quot;&quot;)" office:value-type="string" office:string-value="A" calcext:value-type="string">
            <text:p>A</text:p>
          </table:table-cell>
          <table:table-cell table:style-name="ce21" table:formula="of:=IF(ISNUMBER([.G32]);[.N$1];&quot;&quot;)" office:value-type="string" office:string-value="U" calcext:value-type="string">
            <text:p>U</text:p>
          </table:table-cell>
          <table:table-cell table:style-name="ce24" table:formula="of:=COM.MICROSOFT.CONCAT([.I32:.N32])" office:value-type="string" office:string-value="JE~" calcext:value-type="string">
            <text:p>JE~</text:p>
          </table:table-cell>
          <table:table-cell table:style-name="ce64" table:formula="of:=CONCATENATE([$przecinki.$A$2];[.Q32];[$przecinki.$A$2];[$przecinki.$B$2];[$przecinki.$C$2];[$przecinki.$A$2];[.R32];[$przecinki.$A$2];[$przecinki.$D$2])" office:value-type="string" office:string-value="&quot;ję&quot;: &quot;JE~&quot;," calcext:value-type="string">
            <text:p>"ję": "JE~",</text:p>
          </table:table-cell>
          <table:table-cell table:style-name="ce31" table:formula="of:=[.A32]" office:value-type="string" office:string-value="ję" calcext:value-type="string">
            <text:p>ję</text:p>
          </table:table-cell>
          <table:table-cell table:style-name="ce31" table:formula="of:=[.O32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ę</text:p>
          </table:table-cell>
          <table:table-cell table:style-name="ce55" table:formula="of:=[.B32]" office:value-type="float" office:value="1" calcext:value-type="float">
            <text:p>1</text:p>
          </table:table-cell>
          <table:table-cell table:style-name="ce55" table:formula="of:=[.C32]" office:value-type="float" office:value="1" calcext:value-type="float">
            <text:p>1</text:p>
          </table:table-cell>
          <table:table-cell table:style-name="ce55" table:formula="of:=[.D32]" office:value-type="float" office:value="1" calcext:value-type="float">
            <text:p>1</text:p>
          </table:table-cell>
          <table:table-cell table:style-name="ce55" table:formula="of:=[.E32]" office:value-type="float" office:value="0" calcext:value-type="float">
            <text:p>0</text:p>
          </table:table-cell>
          <table:table-cell table:style-name="ce55" table:formula="of:=[.F32]" office:value-type="float" office:value="0" calcext:value-type="float">
            <text:p>0</text:p>
          </table:table-cell>
          <table:table-cell table:style-name="ce55" table:formula="of:=[.G32]" office:value-type="float" office:value="0" calcext:value-type="float">
            <text:p>0</text:p>
          </table:table-cell>
          <table:table-cell table:style-name="ce11"/>
          <table:table-cell table:style-name="ce15" table:formula="of:=IF(ISNUMBER([.B33]);[.I$1];&quot;&quot;)" office:value-type="string" office:string-value="J" calcext:value-type="string">
            <text:p>J</text:p>
          </table:table-cell>
          <table:table-cell table:style-name="ce21" table:formula="of:=IF(ISNUMBER([.C33]);[.J$1];&quot;&quot;)" office:value-type="string" office:string-value="E" calcext:value-type="string">
            <text:p>E</text:p>
          </table:table-cell>
          <table:table-cell table:style-name="ce15" table:formula="of:=IF(ISNUMBER([.D33]);[.K$1];&quot;&quot;)" office:value-type="string" office:string-value="~" calcext:value-type="string">
            <text:p>~</text:p>
          </table:table-cell>
          <table:table-cell table:style-name="ce21" table:formula="of:=IF(ISNUMBER([.E33]);[.L$1];&quot;&quot;)" office:value-type="string" office:string-value="I" calcext:value-type="string">
            <text:p>I</text:p>
          </table:table-cell>
          <table:table-cell table:style-name="ce21" table:formula="of:=IF(ISNUMBER([.F33]);[.M$1];&quot;&quot;)" office:value-type="string" office:string-value="A" calcext:value-type="string">
            <text:p>A</text:p>
          </table:table-cell>
          <table:table-cell table:style-name="ce21" table:formula="of:=IF(ISNUMBER([.G33]);[.N$1];&quot;&quot;)" office:value-type="string" office:string-value="U" calcext:value-type="string">
            <text:p>U</text:p>
          </table:table-cell>
          <table:table-cell table:style-name="ce24" table:formula="of:=COM.MICROSOFT.CONCAT([.I33:.N33])" office:value-type="string" office:string-value="JE~" calcext:value-type="string">
            <text:p>JE~</text:p>
          </table:table-cell>
          <table:table-cell table:style-name="ce64" table:formula="of:=CONCATENATE([$przecinki.$A$2];[.Q33];[$przecinki.$A$2];[$przecinki.$B$2];[$przecinki.$C$2];[$przecinki.$A$2];[.R33];[$przecinki.$A$2];[$przecinki.$D$2])" office:value-type="string" office:string-value="&quot;yę&quot;: &quot;JE~&quot;," calcext:value-type="string">
            <text:p>"yę": "JE~",</text:p>
          </table:table-cell>
          <table:table-cell table:style-name="ce31" table:formula="of:=[.A33]" office:value-type="string" office:string-value="yę" calcext:value-type="string">
            <text:p>yę</text:p>
          </table:table-cell>
          <table:table-cell table:style-name="ce31" table:formula="of:=[.O33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 office:value-type="string" calcext:value-type="string">
            <text:p>i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4]);[.I$1];&quot;&quot;)" office:value-type="string" office:string-value="J" calcext:value-type="string">
            <text:p>J</text:p>
          </table:table-cell>
          <table:table-cell table:style-name="ce21" table:formula="of:=IF(ISNUMBER([.C34]);[.J$1];&quot;&quot;)">
            <text:p/>
          </table:table-cell>
          <table:table-cell table:style-name="ce15" table:formula="of:=IF(ISNUMBER([.D34]);[.K$1];&quot;&quot;)" office:value-type="string" office:string-value="~" calcext:value-type="string">
            <text:p>~</text:p>
          </table:table-cell>
          <table:table-cell table:style-name="ce21" table:formula="of:=IF(ISNUMBER([.E34]);[.L$1];&quot;&quot;)">
            <text:p/>
          </table:table-cell>
          <table:table-cell table:style-name="ce21" table:formula="of:=IF(ISNUMBER([.F34]);[.M$1];&quot;&quot;)" office:value-type="string" office:string-value="A" calcext:value-type="string">
            <text:p>A</text:p>
          </table:table-cell>
          <table:table-cell table:style-name="ce21" table:formula="of:=IF(ISNUMBER([.G34]);[.N$1];&quot;&quot;)">
            <text:p/>
          </table:table-cell>
          <table:table-cell table:style-name="ce24" table:formula="of:=COM.MICROSOFT.CONCAT([.I34:.N34])" office:value-type="string" office:string-value="J~A" calcext:value-type="string">
            <text:p>J~A</text:p>
          </table:table-cell>
          <table:table-cell table:style-name="ce64" table:formula="of:=CONCATENATE([$przecinki.$A$2];[.Q34];[$przecinki.$A$2];[$przecinki.$B$2];[$przecinki.$C$2];[$przecinki.$A$2];[.R34];[$przecinki.$A$2];[$przecinki.$D$2])" office:value-type="string" office:string-value="&quot;ią&quot;: &quot;J~A&quot;," calcext:value-type="string">
            <text:p>"ią": "J~A",</text:p>
          </table:table-cell>
          <table:table-cell table:style-name="ce31" table:formula="of:=[.A34]" office:value-type="string" office:string-value="ią" calcext:value-type="string">
            <text:p>ią</text:p>
          </table:table-cell>
          <table:table-cell table:style-name="ce31" table:formula="of:=[.O34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4">
          <table:table-cell table:style-name="ce51" office:value-type="string" calcext:value-type="string">
            <text:p>ją</text:p>
          </table:table-cell>
          <table:table-cell table:style-name="ce55" table:formula="of:=[.B34]" office:value-type="float" office:value="1" calcext:value-type="float">
            <text:p>1</text:p>
          </table:table-cell>
          <table:table-cell table:style-name="ce55" table:formula="of:=[.C34]" office:value-type="float" office:value="0" calcext:value-type="float">
            <text:p>0</text:p>
          </table:table-cell>
          <table:table-cell table:style-name="ce55" table:formula="of:=[.D34]" office:value-type="float" office:value="1" calcext:value-type="float">
            <text:p>1</text:p>
          </table:table-cell>
          <table:table-cell table:style-name="ce55" table:formula="of:=[.E34]" office:value-type="float" office:value="0" calcext:value-type="float">
            <text:p>0</text:p>
          </table:table-cell>
          <table:table-cell table:style-name="ce55" table:formula="of:=[.F34]" office:value-type="float" office:value="1" calcext:value-type="float">
            <text:p>1</text:p>
          </table:table-cell>
          <table:table-cell table:style-name="ce55" table:formula="of:=[.G34]" office:value-type="float" office:value="0" calcext:value-type="float">
            <text:p>0</text:p>
          </table:table-cell>
          <table:table-cell table:style-name="ce11"/>
          <table:table-cell table:style-name="ce15" table:formula="of:=IF(ISNUMBER([.B35]);[.I$1];&quot;&quot;)" office:value-type="string" office:string-value="J" calcext:value-type="string">
            <text:p>J</text:p>
          </table:table-cell>
          <table:table-cell table:style-name="ce21" table:formula="of:=IF(ISNUMBER([.C35]);[.J$1];&quot;&quot;)" office:value-type="string" office:string-value="E" calcext:value-type="string">
            <text:p>E</text:p>
          </table:table-cell>
          <table:table-cell table:style-name="ce15" table:formula="of:=IF(ISNUMBER([.D35]);[.K$1];&quot;&quot;)" office:value-type="string" office:string-value="~" calcext:value-type="string">
            <text:p>~</text:p>
          </table:table-cell>
          <table:table-cell table:style-name="ce21" table:formula="of:=IF(ISNUMBER([.E35]);[.L$1];&quot;&quot;)" office:value-type="string" office:string-value="I" calcext:value-type="string">
            <text:p>I</text:p>
          </table:table-cell>
          <table:table-cell table:style-name="ce21" table:formula="of:=IF(ISNUMBER([.F35]);[.M$1];&quot;&quot;)" office:value-type="string" office:string-value="A" calcext:value-type="string">
            <text:p>A</text:p>
          </table:table-cell>
          <table:table-cell table:style-name="ce21" table:formula="of:=IF(ISNUMBER([.G35]);[.N$1];&quot;&quot;)" office:value-type="string" office:string-value="U" calcext:value-type="string">
            <text:p>U</text:p>
          </table:table-cell>
          <table:table-cell table:style-name="ce24" table:formula="of:=COM.MICROSOFT.CONCAT([.I35:.N35])" office:value-type="string" office:string-value="J~A" calcext:value-type="string">
            <text:p>J~A</text:p>
          </table:table-cell>
          <table:table-cell table:style-name="ce64" table:formula="of:=CONCATENATE([$przecinki.$A$2];[.Q35];[$przecinki.$A$2];[$przecinki.$B$2];[$przecinki.$C$2];[$przecinki.$A$2];[.R35];[$przecinki.$A$2];[$przecinki.$D$2])" office:value-type="string" office:string-value="&quot;ją&quot;: &quot;J~A&quot;," calcext:value-type="string">
            <text:p>"ją": "J~A",</text:p>
          </table:table-cell>
          <table:table-cell table:style-name="ce31" table:formula="of:=[.A35]" office:value-type="string" office:string-value="ją" calcext:value-type="string">
            <text:p>ją</text:p>
          </table:table-cell>
          <table:table-cell table:style-name="ce31" table:formula="of:=[.O35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yą</text:p>
          </table:table-cell>
          <table:table-cell table:style-name="ce55" table:formula="of:=[.B35]" office:value-type="float" office:value="1" calcext:value-type="float">
            <text:p>1</text:p>
          </table:table-cell>
          <table:table-cell table:style-name="ce55" table:formula="of:=[.C35]" office:value-type="float" office:value="0" calcext:value-type="float">
            <text:p>0</text:p>
          </table:table-cell>
          <table:table-cell table:style-name="ce55" table:formula="of:=[.D35]" office:value-type="float" office:value="1" calcext:value-type="float">
            <text:p>1</text:p>
          </table:table-cell>
          <table:table-cell table:style-name="ce55" table:formula="of:=[.E35]" office:value-type="float" office:value="0" calcext:value-type="float">
            <text:p>0</text:p>
          </table:table-cell>
          <table:table-cell table:style-name="ce55" table:formula="of:=[.F35]" office:value-type="float" office:value="1" calcext:value-type="float">
            <text:p>1</text:p>
          </table:table-cell>
          <table:table-cell table:style-name="ce55" table:formula="of:=[.G35]" office:value-type="float" office:value="0" calcext:value-type="float">
            <text:p>0</text:p>
          </table:table-cell>
          <table:table-cell table:style-name="ce11"/>
          <table:table-cell table:style-name="ce15" table:formula="of:=IF(ISNUMBER([.B36]);[.I$1];&quot;&quot;)" office:value-type="string" office:string-value="J" calcext:value-type="string">
            <text:p>J</text:p>
          </table:table-cell>
          <table:table-cell table:style-name="ce21" table:formula="of:=IF(ISNUMBER([.C36]);[.J$1];&quot;&quot;)" office:value-type="string" office:string-value="E" calcext:value-type="string">
            <text:p>E</text:p>
          </table:table-cell>
          <table:table-cell table:style-name="ce15" table:formula="of:=IF(ISNUMBER([.D36]);[.K$1];&quot;&quot;)" office:value-type="string" office:string-value="~" calcext:value-type="string">
            <text:p>~</text:p>
          </table:table-cell>
          <table:table-cell table:style-name="ce21" table:formula="of:=IF(ISNUMBER([.E36]);[.L$1];&quot;&quot;)" office:value-type="string" office:string-value="I" calcext:value-type="string">
            <text:p>I</text:p>
          </table:table-cell>
          <table:table-cell table:style-name="ce21" table:formula="of:=IF(ISNUMBER([.F36]);[.M$1];&quot;&quot;)" office:value-type="string" office:string-value="A" calcext:value-type="string">
            <text:p>A</text:p>
          </table:table-cell>
          <table:table-cell table:style-name="ce21" table:formula="of:=IF(ISNUMBER([.G36]);[.N$1];&quot;&quot;)" office:value-type="string" office:string-value="U" calcext:value-type="string">
            <text:p>U</text:p>
          </table:table-cell>
          <table:table-cell table:style-name="ce24" table:formula="of:=COM.MICROSOFT.CONCAT([.I36:.N36])" office:value-type="string" office:string-value="J~A" calcext:value-type="string">
            <text:p>J~A</text:p>
          </table:table-cell>
          <table:table-cell table:style-name="ce64" table:formula="of:=CONCATENATE([$przecinki.$A$2];[.Q36];[$przecinki.$A$2];[$przecinki.$B$2];[$przecinki.$C$2];[$przecinki.$A$2];[.R36];[$przecinki.$A$2];[$przecinki.$D$2])" office:value-type="string" office:string-value="&quot;yą&quot;: &quot;J~A&quot;," calcext:value-type="string">
            <text:p>"yą": "J~A",</text:p>
          </table:table-cell>
          <table:table-cell table:style-name="ce31" table:formula="of:=[.A36]" office:value-type="string" office:string-value="yą" calcext:value-type="string">
            <text:p>yą</text:p>
          </table:table-cell>
          <table:table-cell table:style-name="ce31" table:formula="of:=[.O36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51" office:value-type="string" calcext:value-type="string">
            <text:p>ae</text:p>
          </table:table-cell>
          <table:table-cell table:style-name="ce55" table:formula="of:=[.B3]" office:value-type="float" office:value="0" calcext:value-type="float">
            <text:p>0</text:p>
          </table:table-cell>
          <table:table-cell table:style-name="ce55" table:formula="of:=[.C3]" office:value-type="float" office:value="1" calcext:value-type="float">
            <text:p>1</text:p>
          </table:table-cell>
          <table:table-cell table:style-name="ce55" table:formula="of:=[.D3]" office:value-type="float" office:value="0" calcext:value-type="float">
            <text:p>0</text:p>
          </table:table-cell>
          <table:table-cell table:style-name="ce55" table:formula="of:=[.E3]" office:value-type="float" office:value="0" calcext:value-type="float">
            <text:p>0</text:p>
          </table:table-cell>
          <table:table-cell table:style-name="ce55" table:formula="of:=[.F3]" office:value-type="float" office:value="0" calcext:value-type="float">
            <text:p>0</text:p>
          </table:table-cell>
          <table:table-cell table:style-name="ce55" table:formula="of:=[.G3]" office:value-type="float" office:value="0" calcext:value-type="float">
            <text:p>0</text:p>
          </table:table-cell>
          <table:table-cell table:style-name="ce11"/>
          <table:table-cell table:style-name="ce15" table:formula="of:=IF(ISNUMBER([.B37]);[.I$1];&quot;&quot;)" office:value-type="string" office:string-value="J" calcext:value-type="string">
            <text:p>J</text:p>
          </table:table-cell>
          <table:table-cell table:style-name="ce21" table:formula="of:=IF(ISNUMBER([.C37]);[.J$1];&quot;&quot;)" office:value-type="string" office:string-value="E" calcext:value-type="string">
            <text:p>E</text:p>
          </table:table-cell>
          <table:table-cell table:style-name="ce15" table:formula="of:=IF(ISNUMBER([.D37]);[.K$1];&quot;&quot;)" office:value-type="string" office:string-value="~" calcext:value-type="string">
            <text:p>~</text:p>
          </table:table-cell>
          <table:table-cell table:style-name="ce21" table:formula="of:=IF(ISNUMBER([.E37]);[.L$1];&quot;&quot;)" office:value-type="string" office:string-value="I" calcext:value-type="string">
            <text:p>I</text:p>
          </table:table-cell>
          <table:table-cell table:style-name="ce21" table:formula="of:=IF(ISNUMBER([.F37]);[.M$1];&quot;&quot;)" office:value-type="string" office:string-value="A" calcext:value-type="string">
            <text:p>A</text:p>
          </table:table-cell>
          <table:table-cell table:style-name="ce21" table:formula="of:=IF(ISNUMBER([.G37]);[.N$1];&quot;&quot;)" office:value-type="string" office:string-value="U" calcext:value-type="string">
            <text:p>U</text:p>
          </table:table-cell>
          <table:table-cell table:style-name="ce24" table:formula="of:=COM.MICROSOFT.CONCAT([.I37:.N37])" office:value-type="string" office:string-value="E" calcext:value-type="string">
            <text:p>E</text:p>
          </table:table-cell>
          <table:table-cell table:style-name="ce64" table:formula="of:=CONCATENATE([$przecinki.$A$2];[.Q37];[$przecinki.$A$2];[$przecinki.$B$2];[$przecinki.$C$2];[$przecinki.$A$2];[.R37];[$przecinki.$A$2];[$przecinki.$D$2])" office:value-type="string" office:string-value="&quot;ae&quot;: &quot;E&quot;," calcext:value-type="string">
            <text:p>"ae": "E",</text:p>
          </table:table-cell>
          <table:table-cell table:style-name="ce31" table:formula="of:=[.A37]" office:value-type="string" office:string-value="ae" calcext:value-type="string">
            <text:p>ae</text:p>
          </table:table-cell>
          <table:table-cell table:style-name="ce31" table:formula="of:=[.O37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ae (łac)</text:p>
          </table:table-cell>
        </table:table-row>
        <table:table-row table:style-name="ro4">
          <table:table-cell table:style-name="ce51"/>
          <table:table-cell table:style-name="ce55" table:number-columns-repeated="6"/>
          <table:table-cell table:style-name="ce11"/>
          <table:table-cell table:style-name="ce15"/>
          <table:table-cell table:style-name="ce21"/>
          <table:table-cell table:style-name="ce15"/>
          <table:table-cell table:style-name="ce21" table:number-columns-repeated="3"/>
          <table:table-cell table:style-name="ce24"/>
          <table:table-cell table:style-name="ce64" table:formula="of:=CONCATENATE([$przecinki.$A$2];[.Q38];[$przecinki.$A$2];[$przecinki.$B$2];[$przecinki.$C$2];[$przecinki.$A$2];[.R38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 table:number-columns-repeated="5"/>
          <table:table-cell table:style-name="ce69"/>
        </table:table-row>
        <table:table-row table:style-name="ro4">
          <table:table-cell table:style-name="ce3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9]);[.I$1];&quot;&quot;)">
            <text:p/>
          </table:table-cell>
          <table:table-cell table:style-name="ce21" table:formula="of:=IF(ISNUMBER([.C39]);[.J$1];&quot;&quot;)">
            <text:p/>
          </table:table-cell>
          <table:table-cell table:style-name="ce15" table:formula="of:=IF(ISNUMBER([.D39]);[.K$1];&quot;&quot;)">
            <text:p/>
          </table:table-cell>
          <table:table-cell table:style-name="ce21" table:formula="of:=IF(ISNUMBER([.E39]);[.L$1];&quot;&quot;)" office:value-type="string" office:string-value="I" calcext:value-type="string">
            <text:p>I</text:p>
          </table:table-cell>
          <table:table-cell table:style-name="ce21" table:formula="of:=IF(ISNUMBER([.F39]);[.M$1];&quot;&quot;)">
            <text:p/>
          </table:table-cell>
          <table:table-cell table:style-name="ce21" table:formula="of:=IF(ISNUMBER([.G39]);[.N$1];&quot;&quot;)" office:value-type="string" office:string-value="U" calcext:value-type="string">
            <text:p>U</text:p>
          </table:table-cell>
          <table:table-cell table:style-name="ce24" table:formula="of:=COM.MICROSOFT.CONCAT([.I39:.N39])" office:value-type="string" office:string-value="IU" calcext:value-type="string">
            <text:p>IU</text:p>
          </table:table-cell>
          <table:table-cell table:style-name="ce64" table:formula="of:=CONCATENATE([$przecinki.$A$2];[.Q39];[$przecinki.$A$2];[$przecinki.$B$2];[$przecinki.$C$2];[$przecinki.$A$2];[.R39];[$przecinki.$A$2];[$przecinki.$D$2])" office:value-type="string" office:string-value="&quot;0&quot;: &quot;IU&quot;," calcext:value-type="string">
            <text:p>"0": "IU",</text:p>
          </table:table-cell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O39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0]);[.I$1];&quot;&quot;)">
            <text:p/>
          </table:table-cell>
          <table:table-cell table:style-name="ce21" table:formula="of:=IF(ISNUMBER([.C40]);[.J$1];&quot;&quot;)" office:value-type="string" office:string-value="E" calcext:value-type="string">
            <text:p>E</text:p>
          </table:table-cell>
          <table:table-cell table:style-name="ce15" table:formula="of:=IF(ISNUMBER([.D40]);[.K$1];&quot;&quot;)">
            <text:p/>
          </table:table-cell>
          <table:table-cell table:style-name="ce21" table:formula="of:=IF(ISNUMBER([.E40]);[.L$1];&quot;&quot;)" office:value-type="string" office:string-value="I" calcext:value-type="string">
            <text:p>I</text:p>
          </table:table-cell>
          <table:table-cell table:style-name="ce21" table:formula="of:=IF(ISNUMBER([.F40]);[.M$1];&quot;&quot;)">
            <text:p/>
          </table:table-cell>
          <table:table-cell table:style-name="ce21" table:formula="of:=IF(ISNUMBER([.G40]);[.N$1];&quot;&quot;)" office:value-type="string" office:string-value="U" calcext:value-type="string">
            <text:p>U</text:p>
          </table:table-cell>
          <table:table-cell table:style-name="ce24" table:formula="of:=COM.MICROSOFT.CONCAT([.I40:.N40])" office:value-type="string" office:string-value="EIU" calcext:value-type="string">
            <text:p>EIU</text:p>
          </table:table-cell>
          <table:table-cell table:style-name="ce64" table:formula="of:=CONCATENATE([$przecinki.$A$2];[.Q40];[$przecinki.$A$2];[$przecinki.$B$2];[$przecinki.$C$2];[$przecinki.$A$2];[.R40];[$przecinki.$A$2];[$przecinki.$D$2])" office:value-type="string" office:string-value="&quot;0&quot;: &quot;EIU&quot;," calcext:value-type="string">
            <text:p>"0": "EIU",</text:p>
          </table:table-cell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O40]" office:value-type="string" office:string-value="EIU" calcext:value-type="string">
            <text:p>E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1]);[.I$1];&quot;&quot;)">
            <text:p/>
          </table:table-cell>
          <table:table-cell table:style-name="ce21" table:formula="of:=IF(ISNUMBER([.C41]);[.J$1];&quot;&quot;)" office:value-type="string" office:string-value="E" calcext:value-type="string">
            <text:p>E</text:p>
          </table:table-cell>
          <table:table-cell table:style-name="ce15" table:formula="of:=IF(ISNUMBER([.D41]);[.K$1];&quot;&quot;)">
            <text:p/>
          </table:table-cell>
          <table:table-cell table:style-name="ce21" table:formula="of:=IF(ISNUMBER([.E41]);[.L$1];&quot;&quot;)">
            <text:p/>
          </table:table-cell>
          <table:table-cell table:style-name="ce21" table:formula="of:=IF(ISNUMBER([.F41]);[.M$1];&quot;&quot;)">
            <text:p/>
          </table:table-cell>
          <table:table-cell table:style-name="ce21" table:formula="of:=IF(ISNUMBER([.G41]);[.N$1];&quot;&quot;)" office:value-type="string" office:string-value="U" calcext:value-type="string">
            <text:p>U</text:p>
          </table:table-cell>
          <table:table-cell table:style-name="ce24" table:formula="of:=COM.MICROSOFT.CONCAT([.I41:.N41])" office:value-type="string" office:string-value="EU" calcext:value-type="string">
            <text:p>EU</text:p>
          </table:table-cell>
          <table:table-cell table:style-name="ce64" table:formula="of:=CONCATENATE([$przecinki.$A$2];[.Q41];[$przecinki.$A$2];[$przecinki.$B$2];[$przecinki.$C$2];[$przecinki.$A$2];[.R41];[$przecinki.$A$2];[$przecinki.$D$2])" office:value-type="string" office:string-value="&quot;0&quot;: &quot;EU&quot;," calcext:value-type="string">
            <text:p>"0": "EU",</text:p>
          </table:table-cell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O41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I$1];&quot;&quot;)" office:value-type="string" office:string-value="J" calcext:value-type="string">
            <text:p>J</text:p>
          </table:table-cell>
          <table:table-cell table:style-name="ce21" table:formula="of:=IF(ISNUMBER([.C42]);[.J$1];&quot;&quot;)">
            <text:p/>
          </table:table-cell>
          <table:table-cell table:style-name="ce15" table:formula="of:=IF(ISNUMBER([.D42]);[.K$1];&quot;&quot;)">
            <text:p/>
          </table:table-cell>
          <table:table-cell table:style-name="ce21" table:formula="of:=IF(ISNUMBER([.E42]);[.L$1];&quot;&quot;)" office:value-type="string" office:string-value="I" calcext:value-type="string">
            <text:p>I</text:p>
          </table:table-cell>
          <table:table-cell table:style-name="ce21" table:formula="of:=IF(ISNUMBER([.F42]);[.M$1];&quot;&quot;)" office:value-type="string" office:string-value="A" calcext:value-type="string">
            <text:p>A</text:p>
          </table:table-cell>
          <table:table-cell table:style-name="ce21" table:formula="of:=IF(ISNUMBER([.G42]);[.N$1];&quot;&quot;)">
            <text:p/>
          </table:table-cell>
          <table:table-cell table:style-name="ce24" table:formula="of:=COM.MICROSOFT.CONCAT([.I42:.N42])" office:value-type="string" office:string-value="JIA" calcext:value-type="string">
            <text:p>JIA</text:p>
          </table:table-cell>
          <table:table-cell table:style-name="ce64" table:formula="of:=CONCATENATE([$przecinki.$A$2];[.Q42];[$przecinki.$A$2];[$przecinki.$B$2];[$przecinki.$C$2];[$przecinki.$A$2];[.R42];[$przecinki.$A$2];[$przecinki.$D$2])" office:value-type="string" office:string-value="&quot;0&quot;: &quot;JIA&quot;," calcext:value-type="string">
            <text:p>"0": "JIA",</text:p>
          </table:table-cell>
          <table:table-cell table:style-name="ce31" table:formula="of:=[.A42]" office:value-type="float" office:value="0" calcext:value-type="float">
            <text:p>0</text:p>
          </table:table-cell>
          <table:table-cell table:style-name="ce31" table:formula="of:=[.O42]" office:value-type="string" office:string-value="JIA" calcext:value-type="string">
            <text:p>J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3]);[.I$1];&quot;&quot;)">
            <text:p/>
          </table:table-cell>
          <table:table-cell table:style-name="ce21" table:formula="of:=IF(ISNUMBER([.C43]);[.J$1];&quot;&quot;)" office:value-type="string" office:string-value="E" calcext:value-type="string">
            <text:p>E</text:p>
          </table:table-cell>
          <table:table-cell table:style-name="ce15" table:formula="of:=IF(ISNUMBER([.D43]);[.K$1];&quot;&quot;)">
            <text:p/>
          </table:table-cell>
          <table:table-cell table:style-name="ce21" table:formula="of:=IF(ISNUMBER([.E43]);[.L$1];&quot;&quot;)">
            <text:p/>
          </table:table-cell>
          <table:table-cell table:style-name="ce21" table:formula="of:=IF(ISNUMBER([.F43]);[.M$1];&quot;&quot;)" office:value-type="string" office:string-value="A" calcext:value-type="string">
            <text:p>A</text:p>
          </table:table-cell>
          <table:table-cell table:style-name="ce21" table:formula="of:=IF(ISNUMBER([.G43]);[.N$1];&quot;&quot;)">
            <text:p/>
          </table:table-cell>
          <table:table-cell table:style-name="ce24" table:formula="of:=COM.MICROSOFT.CONCAT([.I43:.N43])" office:value-type="string" office:string-value="EA" calcext:value-type="string">
            <text:p>EA</text:p>
          </table:table-cell>
          <table:table-cell table:style-name="ce64" table:formula="of:=CONCATENATE([$przecinki.$A$2];[.Q43];[$przecinki.$A$2];[$przecinki.$B$2];[$przecinki.$C$2];[$przecinki.$A$2];[.R43];[$przecinki.$A$2];[$przecinki.$D$2])" office:value-type="string" office:string-value="&quot;0&quot;: &quot;EA&quot;," calcext:value-type="string">
            <text:p>"0": "EA",</text:p>
          </table:table-cell>
          <table:table-cell table:style-name="ce31" table:formula="of:=[.A43]" office:value-type="float" office:value="0" calcext:value-type="float">
            <text:p>0</text:p>
          </table:table-cell>
          <table:table-cell table:style-name="ce31" table:formula="of:=[.O43]" office:value-type="string" office:string-value="EA" calcext:value-type="string">
            <text:p>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4]);[.I$1];&quot;&quot;)">
            <text:p/>
          </table:table-cell>
          <table:table-cell table:style-name="ce21" table:formula="of:=IF(ISNUMBER([.C44]);[.J$1];&quot;&quot;)" office:value-type="string" office:string-value="E" calcext:value-type="string">
            <text:p>E</text:p>
          </table:table-cell>
          <table:table-cell table:style-name="ce15" table:formula="of:=IF(ISNUMBER([.D44]);[.K$1];&quot;&quot;)">
            <text:p/>
          </table:table-cell>
          <table:table-cell table:style-name="ce21" table:formula="of:=IF(ISNUMBER([.E44]);[.L$1];&quot;&quot;)" office:value-type="string" office:string-value="I" calcext:value-type="string">
            <text:p>I</text:p>
          </table:table-cell>
          <table:table-cell table:style-name="ce21" table:formula="of:=IF(ISNUMBER([.F44]);[.M$1];&quot;&quot;)" office:value-type="string" office:string-value="A" calcext:value-type="string">
            <text:p>A</text:p>
          </table:table-cell>
          <table:table-cell table:style-name="ce21" table:formula="of:=IF(ISNUMBER([.G44]);[.N$1];&quot;&quot;)">
            <text:p/>
          </table:table-cell>
          <table:table-cell table:style-name="ce24" table:formula="of:=COM.MICROSOFT.CONCAT([.I44:.N44])" office:value-type="string" office:string-value="EIA" calcext:value-type="string">
            <text:p>EIA</text:p>
          </table:table-cell>
          <table:table-cell table:style-name="ce64" table:formula="of:=CONCATENATE([$przecinki.$A$2];[.Q44];[$przecinki.$A$2];[$przecinki.$B$2];[$przecinki.$C$2];[$przecinki.$A$2];[.R44];[$przecinki.$A$2];[$przecinki.$D$2])" office:value-type="string" office:string-value="&quot;0&quot;: &quot;EIA&quot;," calcext:value-type="string">
            <text:p>"0": "EIA",</text:p>
          </table:table-cell>
          <table:table-cell table:style-name="ce31" table:formula="of:=[.A44]" office:value-type="float" office:value="0" calcext:value-type="float">
            <text:p>0</text:p>
          </table:table-cell>
          <table:table-cell table:style-name="ce31" table:formula="of:=[.O44]" office:value-type="string" office:string-value="EIA" calcext:value-type="string">
            <text:p>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5]);[.I$1];&quot;&quot;)" office:value-type="string" office:string-value="J" calcext:value-type="string">
            <text:p>J</text:p>
          </table:table-cell>
          <table:table-cell table:style-name="ce21" table:formula="of:=IF(ISNUMBER([.C45]);[.J$1];&quot;&quot;)" office:value-type="string" office:string-value="E" calcext:value-type="string">
            <text:p>E</text:p>
          </table:table-cell>
          <table:table-cell table:style-name="ce15" table:formula="of:=IF(ISNUMBER([.D45]);[.K$1];&quot;&quot;)">
            <text:p/>
          </table:table-cell>
          <table:table-cell table:style-name="ce21" table:formula="of:=IF(ISNUMBER([.E45]);[.L$1];&quot;&quot;)">
            <text:p/>
          </table:table-cell>
          <table:table-cell table:style-name="ce21" table:formula="of:=IF(ISNUMBER([.F45]);[.M$1];&quot;&quot;)" office:value-type="string" office:string-value="A" calcext:value-type="string">
            <text:p>A</text:p>
          </table:table-cell>
          <table:table-cell table:style-name="ce21" table:formula="of:=IF(ISNUMBER([.G45]);[.N$1];&quot;&quot;)">
            <text:p/>
          </table:table-cell>
          <table:table-cell table:style-name="ce24" table:formula="of:=COM.MICROSOFT.CONCAT([.I45:.N45])" office:value-type="string" office:string-value="JEA" calcext:value-type="string">
            <text:p>JEA</text:p>
          </table:table-cell>
          <table:table-cell table:style-name="ce64" table:formula="of:=CONCATENATE([$przecinki.$A$2];[.Q45];[$przecinki.$A$2];[$przecinki.$B$2];[$przecinki.$C$2];[$przecinki.$A$2];[.R45];[$przecinki.$A$2];[$przecinki.$D$2])" office:value-type="string" office:string-value="&quot;0&quot;: &quot;JEA&quot;," calcext:value-type="string">
            <text:p>"0": "JEA",</text:p>
          </table:table-cell>
          <table:table-cell table:style-name="ce31" table:formula="of:=[.A45]" office:value-type="float" office:value="0" calcext:value-type="float">
            <text:p>0</text:p>
          </table:table-cell>
          <table:table-cell table:style-name="ce31" table:formula="of:=[.O45]" office:value-type="string" office:string-value="JEA" calcext:value-type="string">
            <text:p>J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6]);[.I$1];&quot;&quot;)">
            <text:p/>
          </table:table-cell>
          <table:table-cell table:style-name="ce21" table:formula="of:=IF(ISNUMBER([.C46]);[.J$1];&quot;&quot;)" office:value-type="string" office:string-value="E" calcext:value-type="string">
            <text:p>E</text:p>
          </table:table-cell>
          <table:table-cell table:style-name="ce15" table:formula="of:=IF(ISNUMBER([.D46]);[.K$1];&quot;&quot;)">
            <text:p/>
          </table:table-cell>
          <table:table-cell table:style-name="ce21" table:formula="of:=IF(ISNUMBER([.E46]);[.L$1];&quot;&quot;)">
            <text:p/>
          </table:table-cell>
          <table:table-cell table:style-name="ce21" table:formula="of:=IF(ISNUMBER([.F46]);[.M$1];&quot;&quot;)" office:value-type="string" office:string-value="A" calcext:value-type="string">
            <text:p>A</text:p>
          </table:table-cell>
          <table:table-cell table:style-name="ce21" table:formula="of:=IF(ISNUMBER([.G46]);[.N$1];&quot;&quot;)" office:value-type="string" office:string-value="U" calcext:value-type="string">
            <text:p>U</text:p>
          </table:table-cell>
          <table:table-cell table:style-name="ce24" table:formula="of:=COM.MICROSOFT.CONCAT([.I46:.N46])" office:value-type="string" office:string-value="EAU" calcext:value-type="string">
            <text:p>EAU</text:p>
          </table:table-cell>
          <table:table-cell table:style-name="ce64" table:formula="of:=CONCATENATE([$przecinki.$A$2];[.Q46];[$przecinki.$A$2];[$przecinki.$B$2];[$przecinki.$C$2];[$przecinki.$A$2];[.R46];[$przecinki.$A$2];[$przecinki.$D$2])" office:value-type="string" office:string-value="&quot;0&quot;: &quot;EAU&quot;," calcext:value-type="string">
            <text:p>"0": "EAU",</text:p>
          </table:table-cell>
          <table:table-cell table:style-name="ce31" table:formula="of:=[.A46]" office:value-type="float" office:value="0" calcext:value-type="float">
            <text:p>0</text:p>
          </table:table-cell>
          <table:table-cell table:style-name="ce31" table:formula="of:=[.O46]" office:value-type="string" office:string-value="EAU" calcext:value-type="string">
            <text:p>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style-name="ce39"/>
          <table:table-cell table:style-name="ce40" table:formula="of:=IF(ISNUMBER([.B47]);[.I$1];&quot;&quot;)" office:value-type="string" office:string-value="J" calcext:value-type="string">
            <text:p>J</text:p>
          </table:table-cell>
          <table:table-cell table:style-name="ce41" table:formula="of:=IF(ISNUMBER([.C47]);[.J$1];&quot;&quot;)" office:value-type="string" office:string-value="E" calcext:value-type="string">
            <text:p>E</text:p>
          </table:table-cell>
          <table:table-cell table:style-name="ce15" table:formula="of:=IF(ISNUMBER([.D47]);[.K$1];&quot;&quot;)">
            <text:p/>
          </table:table-cell>
          <table:table-cell table:style-name="ce41" table:formula="of:=IF(ISNUMBER([.E47]);[.L$1];&quot;&quot;)">
            <text:p/>
          </table:table-cell>
          <table:table-cell table:style-name="ce41" table:formula="of:=IF(ISNUMBER([.F47]);[.M$1];&quot;&quot;)" office:value-type="string" office:string-value="A" calcext:value-type="string">
            <text:p>A</text:p>
          </table:table-cell>
          <table:table-cell table:style-name="ce41" table:formula="of:=IF(ISNUMBER([.G47]);[.N$1];&quot;&quot;)" office:value-type="string" office:string-value="U" calcext:value-type="string">
            <text:p>U</text:p>
          </table:table-cell>
          <table:table-cell table:style-name="ce42" table:formula="of:=COM.MICROSOFT.CONCAT([.I47:.N47])" office:value-type="string" office:string-value="JEAU" calcext:value-type="string">
            <text:p>JEAU</text:p>
          </table:table-cell>
          <table:table-cell table:style-name="ce64" table:formula="of:=CONCATENATE([$przecinki.$A$2];[.Q47];[$przecinki.$A$2];[$przecinki.$B$2];[$przecinki.$C$2];[$przecinki.$A$2];[.R47];[$przecinki.$A$2];[$przecinki.$D$2])" office:value-type="string" office:string-value="&quot;0&quot;: &quot;JEAU&quot;," calcext:value-type="string">
            <text:p>"0": "JEAU",</text:p>
          </table:table-cell>
          <table:table-cell table:style-name="ce31" table:formula="of:=[.A47]" office:value-type="float" office:value="0" calcext:value-type="float">
            <text:p>0</text:p>
          </table:table-cell>
          <table:table-cell table:style-name="ce31" table:formula="of:=[.O47]" office:value-type="string" office:string-value="JEAU" calcext:value-type="string">
            <text:p>J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0"/>
        </table:table-row>
        <table:table-row table:style-name="ro4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8]);[.I$1];&quot;&quot;)" office:value-type="string" office:string-value="J" calcext:value-type="string">
            <text:p>J</text:p>
          </table:table-cell>
          <table:table-cell table:style-name="ce21" table:formula="of:=IF(ISNUMBER([.C48]);[.J$1];&quot;&quot;)" office:value-type="string" office:string-value="E" calcext:value-type="string">
            <text:p>E</text:p>
          </table:table-cell>
          <table:table-cell table:style-name="ce15" table:formula="of:=IF(ISNUMBER([.D48]);[.K$1];&quot;&quot;)">
            <text:p/>
          </table:table-cell>
          <table:table-cell table:style-name="ce21" table:formula="of:=IF(ISNUMBER([.E48]);[.L$1];&quot;&quot;)" office:value-type="string" office:string-value="I" calcext:value-type="string">
            <text:p>I</text:p>
          </table:table-cell>
          <table:table-cell table:style-name="ce21" table:formula="of:=IF(ISNUMBER([.F48]);[.M$1];&quot;&quot;)" office:value-type="string" office:string-value="A" calcext:value-type="string">
            <text:p>A</text:p>
          </table:table-cell>
          <table:table-cell table:style-name="ce21" table:formula="of:=IF(ISNUMBER([.G48]);[.N$1];&quot;&quot;)">
            <text:p/>
          </table:table-cell>
          <table:table-cell table:style-name="ce24" table:formula="of:=COM.MICROSOFT.CONCAT([.I48:.N48])" office:value-type="string" office:string-value="JEIA" calcext:value-type="string">
            <text:p>JEIA</text:p>
          </table:table-cell>
          <table:table-cell table:style-name="ce64" table:formula="of:=CONCATENATE([$przecinki.$A$2];[.Q48];[$przecinki.$A$2];[$przecinki.$B$2];[$przecinki.$C$2];[$przecinki.$A$2];[.R48];[$przecinki.$A$2];[$przecinki.$D$2])" office:value-type="string" office:string-value="&quot;0&quot;: &quot;JEIA&quot;," calcext:value-type="string">
            <text:p>"0": "JEIA",</text:p>
          </table:table-cell>
          <table:table-cell table:style-name="ce31" table:formula="of:=[.A48]" office:value-type="float" office:value="0" calcext:value-type="float">
            <text:p>0</text:p>
          </table:table-cell>
          <table:table-cell table:style-name="ce31" table:formula="of:=[.O48]" office:value-type="string" office:string-value="JEIA" calcext:value-type="string">
            <text:p>J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9]);[.I$1];&quot;&quot;)">
            <text:p/>
          </table:table-cell>
          <table:table-cell table:style-name="ce21" table:formula="of:=IF(ISNUMBER([.C49]);[.J$1];&quot;&quot;)" office:value-type="string" office:string-value="E" calcext:value-type="string">
            <text:p>E</text:p>
          </table:table-cell>
          <table:table-cell table:style-name="ce15" table:formula="of:=IF(ISNUMBER([.D49]);[.K$1];&quot;&quot;)">
            <text:p/>
          </table:table-cell>
          <table:table-cell table:style-name="ce21" table:formula="of:=IF(ISNUMBER([.E49]);[.L$1];&quot;&quot;)" office:value-type="string" office:string-value="I" calcext:value-type="string">
            <text:p>I</text:p>
          </table:table-cell>
          <table:table-cell table:style-name="ce21" table:formula="of:=IF(ISNUMBER([.F49]);[.M$1];&quot;&quot;)" office:value-type="string" office:string-value="A" calcext:value-type="string">
            <text:p>A</text:p>
          </table:table-cell>
          <table:table-cell table:style-name="ce21" table:formula="of:=IF(ISNUMBER([.G49]);[.N$1];&quot;&quot;)" office:value-type="string" office:string-value="U" calcext:value-type="string">
            <text:p>U</text:p>
          </table:table-cell>
          <table:table-cell table:style-name="ce24" table:formula="of:=COM.MICROSOFT.CONCAT([.I49:.N49])" office:value-type="string" office:string-value="EIAU" calcext:value-type="string">
            <text:p>EIAU</text:p>
          </table:table-cell>
          <table:table-cell table:style-name="ce64" table:formula="of:=CONCATENATE([$przecinki.$A$2];[.Q49];[$przecinki.$A$2];[$przecinki.$B$2];[$przecinki.$C$2];[$przecinki.$A$2];[.R49];[$przecinki.$A$2];[$przecinki.$D$2])" office:value-type="string" office:string-value="&quot;0&quot;: &quot;EIAU&quot;," calcext:value-type="string">
            <text:p>"0": "EIAU",</text:p>
          </table:table-cell>
          <table:table-cell table:style-name="ce31" table:formula="of:=[.A49]" office:value-type="float" office:value="0" calcext:value-type="float">
            <text:p>0</text:p>
          </table:table-cell>
          <table:table-cell table:style-name="ce31" table:formula="of:=[.O49]" office:value-type="string" office:string-value="EIAU" calcext:value-type="string">
            <text:p>EI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6"/>
          <table:table-cell table:style-name="ce7" table:number-columns-repeated="6"/>
          <table:table-cell table:style-name="ce11"/>
          <table:table-cell table:style-name="ce15" table:formula="of:=IF(ISNUMBER([.B50]);[.I$1];&quot;&quot;)">
            <text:p/>
          </table:table-cell>
          <table:table-cell table:style-name="ce21" table:formula="of:=IF(ISNUMBER([.C50]);[.J$1];&quot;&quot;)">
            <text:p/>
          </table:table-cell>
          <table:table-cell table:style-name="ce15" table:formula="of:=IF(ISNUMBER([.D50]);[.K$1];&quot;&quot;)">
            <text:p/>
          </table:table-cell>
          <table:table-cell table:style-name="ce21" table:formula="of:=IF(ISNUMBER([.E50]);[.L$1];&quot;&quot;)">
            <text:p/>
          </table:table-cell>
          <table:table-cell table:style-name="ce21" table:formula="of:=IF(ISNUMBER([.F50]);[.M$1];&quot;&quot;)">
            <text:p/>
          </table:table-cell>
          <table:table-cell table:style-name="ce21" table:formula="of:=IF(ISNUMBER([.G50]);[.N$1];&quot;&quot;)">
            <text:p/>
          </table:table-cell>
          <table:table-cell table:style-name="ce24" table:formula="of:=COM.MICROSOFT.CONCAT([.I50:.N50])">
            <text:p/>
          </table:table-cell>
          <table:table-cell table:style-name="ce63"/>
          <table:table-cell table:style-name="ce31" table:formula="of:=[.A50]" office:value-type="float" office:value="0" calcext:value-type="float">
            <text:p>0</text:p>
          </table:table-cell>
          <table:table-cell table:style-name="ce31" table:formula="of:=[.O50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4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1]);[.I$1];&quot;&quot;)">
            <text:p/>
          </table:table-cell>
          <table:table-cell table:style-name="ce23" table:formula="of:=IF(ISNUMBER([.C51]);[.J$1];&quot;&quot;)">
            <text:p/>
          </table:table-cell>
          <table:table-cell table:style-name="ce15" table:formula="of:=IF(ISNUMBER([.D51]);[.K$1];&quot;&quot;)">
            <text:p/>
          </table:table-cell>
          <table:table-cell table:style-name="ce23" table:formula="of:=IF(ISNUMBER([.E51]);[.L$1];&quot;&quot;)">
            <text:p/>
          </table:table-cell>
          <table:table-cell table:style-name="ce23" table:formula="of:=IF(ISNUMBER([.F51]);[.M$1];&quot;&quot;)">
            <text:p/>
          </table:table-cell>
          <table:table-cell table:style-name="ce23" table:formula="of:=IF(ISNUMBER([.G51]);[.N$1];&quot;&quot;)">
            <text:p/>
          </table:table-cell>
          <table:table-cell table:style-name="ce26" table:formula="of:=COM.MICROSOFT.CONCAT([.I51:.N51])">
            <text:p/>
          </table:table-cell>
          <table:table-cell table:style-name="ce65"/>
          <table:table-cell table:style-name="ce31" table:formula="of:=[.A51]" office:value-type="float" office:value="0" calcext:value-type="float">
            <text:p>0</text:p>
          </table:table-cell>
          <table:table-cell table:style-name="ce31" table:formula="of:=[.O51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4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2]);[.I$1];&quot;&quot;)">
            <text:p/>
          </table:table-cell>
          <table:table-cell table:style-name="ce23" table:formula="of:=IF(ISNUMBER([.C52]);[.J$1];&quot;&quot;)">
            <text:p/>
          </table:table-cell>
          <table:table-cell table:style-name="ce15" table:formula="of:=IF(ISNUMBER([.D52]);[.K$1];&quot;&quot;)">
            <text:p/>
          </table:table-cell>
          <table:table-cell table:style-name="ce23" table:formula="of:=IF(ISNUMBER([.E52]);[.L$1];&quot;&quot;)">
            <text:p/>
          </table:table-cell>
          <table:table-cell table:style-name="ce23" table:formula="of:=IF(ISNUMBER([.F52]);[.M$1];&quot;&quot;)">
            <text:p/>
          </table:table-cell>
          <table:table-cell table:style-name="ce23" table:formula="of:=IF(ISNUMBER([.G52]);[.N$1];&quot;&quot;)">
            <text:p/>
          </table:table-cell>
          <table:table-cell table:style-name="ce26" table:formula="of:=COM.MICROSOFT.CONCAT([.I52:.N52])">
            <text:p/>
          </table:table-cell>
          <table:table-cell table:style-name="ce65"/>
          <table:table-cell table:style-name="ce31" table:formula="of:=[.A52]" office:value-type="float" office:value="0" calcext:value-type="float">
            <text:p>0</text:p>
          </table:table-cell>
          <table:table-cell table:style-name="ce31" table:formula="of:=[.O52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4">
          <table:table-cell/>
          <table:table-cell table:style-name="ce8" table:number-columns-repeated="6"/>
          <table:table-cell table:style-name="ce12"/>
          <table:table-cell table:style-name="ce16" table:formula="of:=IF(ISNUMBER([.B53]);[.I$1];&quot;&quot;)">
            <text:p/>
          </table:table-cell>
          <table:table-cell table:style-name="ce23" table:formula="of:=IF(ISNUMBER([.C53]);[.J$1];&quot;&quot;)">
            <text:p/>
          </table:table-cell>
          <table:table-cell table:style-name="ce15" table:formula="of:=IF(ISNUMBER([.D53]);[.K$1];&quot;&quot;)">
            <text:p/>
          </table:table-cell>
          <table:table-cell table:style-name="ce23" table:formula="of:=IF(ISNUMBER([.E53]);[.L$1];&quot;&quot;)">
            <text:p/>
          </table:table-cell>
          <table:table-cell table:style-name="ce23" table:formula="of:=IF(ISNUMBER([.F53]);[.M$1];&quot;&quot;)">
            <text:p/>
          </table:table-cell>
          <table:table-cell table:style-name="ce23" table:formula="of:=IF(ISNUMBER([.G53]);[.N$1];&quot;&quot;)">
            <text:p/>
          </table:table-cell>
          <table:table-cell table:style-name="ce26" table:formula="of:=COM.MICROSOFT.CONCAT([.I53:.N53])">
            <text:p/>
          </table:table-cell>
          <table:table-cell table:style-name="ce65"/>
          <table:table-cell table:style-name="ce31" table:formula="of:=[.A53]" office:value-type="float" office:value="0" calcext:value-type="float">
            <text:p>0</text:p>
          </table:table-cell>
          <table:table-cell table:style-name="ce31" table:formula="of:=[.O53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4">
          <table:table-cell table:number-columns-repeated="16"/>
          <table:table-cell table:style-name="ce31" table:formula="of:=[.A54]" office:value-type="float" office:value="0" calcext:value-type="float">
            <text:p>0</text:p>
          </table:table-cell>
          <table:table-cell table:style-name="ce31" table:formula="of:=[.O54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16"/>
          <table:table-cell table:style-name="ce31" table:formula="of:=[.A55]" office:value-type="float" office:value="0" calcext:value-type="float">
            <text:p>0</text:p>
          </table:table-cell>
          <table:table-cell table:style-name="ce31" table:formula="of:=[.O55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4" table:number-rows-repeated="1048520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kombinacje" table:style-name="ta1">
        <table:table-column table:style-name="co5" table:default-cell-style-name="Default"/>
        <table:table-column table:style-name="co3" table:number-columns-repeated="11" table:default-cell-style-name="Default"/>
        <table:table-column table:style-name="co5" table:default-cell-style-name="ce27"/>
        <table:table-column table:style-name="co10" table:default-cell-style-name="ce62"/>
        <table:table-row table:style-name="ro4"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A" calcext:value-type="string">
            <text:p>A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E" calcext:value-type="string">
            <text:p>E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A" calcext:value-type="string">
            <text:p>A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A" calcext:value-type="string">
            <text:p>A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 office:value-type="string" office:string-value="I" calcext:value-type="string">
            <text:p>I</text:p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I" calcext:value-type="string">
            <text:p>I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 office:value-type="string" office:string-value="E" calcext:value-type="string">
            <text:p>E</text:p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E" calcext:value-type="string">
            <text:p>E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 office:value-type="string" office:string-value="U" calcext:value-type="string">
            <text:p>U</text:p>
          </table:table-cell>
          <table:table-cell table:style-name="ce24" table:formula="of:=COM.MICROSOFT.CONCAT([.H6:.L6])" office:value-type="string" office:string-value="U" calcext:value-type="string">
            <text:p>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7]);[.H$1];&quot;&quot;)" office:value-type="string" office:string-value="J" calcext:value-type="string">
            <text:p>J</text:p>
          </table:table-cell>
          <table:table-cell table:style-name="ce21" table:formula="of:=IF(ISNUMBER([.C7]);[.I$1];&quot;&quot;)" office:value-type="string" office:string-value="A" calcext:value-type="string">
            <text:p>A</text:p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>
            <text:p/>
          </table:table-cell>
          <table:table-cell table:style-name="ce24" table:formula="of:=COM.MICROSOFT.CONCAT([.H7:.L7])" office:value-type="string" office:string-value="JA" calcext:value-type="string">
            <text:p>JA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 office:value-type="string" office:string-value="A" calcext:value-type="string">
            <text:p>A</text:p>
          </table:table-cell>
          <table:table-cell table:style-name="ce21" table:formula="of:=IF(ISNUMBER([.D8]);[.J$1];&quot;&quot;)" office:value-type="string" office:string-value="I" calcext:value-type="string">
            <text:p>I</text:p>
          </table:table-cell>
          <table:table-cell table:style-name="ce21" table:formula="of:=IF(ISNUMBER([.E8]);[.K$1];&quot;&quot;)">
            <text:p/>
          </table:table-cell>
          <table:table-cell table:style-name="ce21" table:formula="of:=IF(ISNUMBER([.F8]);[.L$1];&quot;&quot;)">
            <text:p/>
          </table:table-cell>
          <table:table-cell table:style-name="ce24" table:formula="of:=COM.MICROSOFT.CONCAT([.H8:.L8])" office:value-type="string" office:string-value="AI" calcext:value-type="string">
            <text:p>AI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>
            <text:p/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 office:value-type="string" office:string-value="E" calcext:value-type="string">
            <text:p>E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IE" calcext:value-type="string">
            <text:p>IE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>
            <text:p/>
          </table:table-cell>
          <table:table-cell table:style-name="ce21" table:formula="of:=IF(ISNUMBER([.E10]);[.K$1];&quot;&quot;)" office:value-type="string" office:string-value="E" calcext:value-type="string">
            <text:p>E</text:p>
          </table:table-cell>
          <table:table-cell table:style-name="ce21" table:formula="of:=IF(ISNUMBER([.F10]);[.L$1];&quot;&quot;)" office:value-type="string" office:string-value="U" calcext:value-type="string">
            <text:p>U</text:p>
          </table:table-cell>
          <table:table-cell table:style-name="ce24" table:formula="of:=COM.MICROSOFT.CONCAT([.H10:.L10])" office:value-type="string" office:string-value="EU" calcext:value-type="string">
            <text:p>EU</text:p>
          </table:table-cell>
          <table:table-cell table:style-name="ce31"/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1]);[.H$1];&quot;&quot;)" office:value-type="string" office:string-value="J" calcext:value-type="string">
            <text:p>J</text:p>
          </table:table-cell>
          <table:table-cell table:style-name="ce21" table:formula="of:=IF(ISNUMBER([.C11]);[.I$1];&quot;&quot;)">
            <text:p/>
          </table:table-cell>
          <table:table-cell table:style-name="ce21" table:formula="of:=IF(ISNUMBER([.D11]);[.J$1];&quot;&quot;)" office:value-type="string" office:string-value="I" calcext:value-type="string">
            <text:p>I</text:p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JI" calcext:value-type="string">
            <text:p>JI</text:p>
          </table:table-cell>
          <table:table-cell table:style-name="ce31"/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>
            <text:p/>
          </table:table-cell>
          <table:table-cell table:style-name="ce21" table:formula="of:=IF(ISNUMBER([.D12]);[.J$1];&quot;&quot;)">
            <text:p/>
          </table:table-cell>
          <table:table-cell table:style-name="ce21" table:formula="of:=IF(ISNUMBER([.E12]);[.K$1];&quot;&quot;)" office:value-type="string" office:string-value="E" calcext:value-type="string">
            <text:p>E</text:p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E" calcext:value-type="string">
            <text:p>JE</text:p>
          </table:table-cell>
          <table:table-cell table:style-name="ce31"/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>
            <text:p/>
          </table:table-cell>
          <table:table-cell table:style-name="ce21" table:formula="of:=IF(ISNUMBER([.D13]);[.J$1];&quot;&quot;)">
            <text:p/>
          </table:table-cell>
          <table:table-cell table:style-name="ce21" table:formula="of:=IF(ISNUMBER([.E13]);[.K$1];&quot;&quot;)">
            <text:p/>
          </table:table-cell>
          <table:table-cell table:style-name="ce21" table:formula="of:=IF(ISNUMBER([.F13]);[.L$1];&quot;&quot;)" office:value-type="string" office:string-value="U" calcext:value-type="string">
            <text:p>U</text:p>
          </table:table-cell>
          <table:table-cell table:style-name="ce24" table:formula="of:=COM.MICROSOFT.CONCAT([.H13:.L13])" office:value-type="string" office:string-value="JU" calcext:value-type="string">
            <text:p>JU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4]);[.H$1];&quot;&quot;)">
            <text:p/>
          </table:table-cell>
          <table:table-cell table:style-name="ce21" table:formula="of:=IF(ISNUMBER([.C14]);[.I$1];&quot;&quot;)" office:value-type="string" office:string-value="A" calcext:value-type="string">
            <text:p>A</text:p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E" calcext:value-type="string">
            <text:p>E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AE" calcext:value-type="string">
            <text:p>AE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5]);[.H$1];&quot;&quot;)">
            <text:p/>
          </table:table-cell>
          <table:table-cell table:style-name="ce21" table:formula="of:=IF(ISNUMBER([.C15]);[.I$1];&quot;&quot;)" office:value-type="string" office:string-value="A" calcext:value-type="string">
            <text:p>A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 office:value-type="string" office:string-value="U" calcext:value-type="string">
            <text:p>U</text:p>
          </table:table-cell>
          <table:table-cell table:style-name="ce24" table:formula="of:=COM.MICROSOFT.CONCAT([.H15:.L15])" office:value-type="string" office:string-value="AU" calcext:value-type="string">
            <text:p>AU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6]);[.H$1];&quot;&quot;)">
            <text:p/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 office:value-type="string" office:string-value="I" calcext:value-type="string">
            <text:p>I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 office:value-type="string" office:string-value="U" calcext:value-type="string">
            <text:p>U</text:p>
          </table:table-cell>
          <table:table-cell table:style-name="ce24" table:formula="of:=COM.MICROSOFT.CONCAT([.H16:.L16])" office:value-type="string" office:string-value="IU" calcext:value-type="string">
            <text:p>I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 office:value-type="string" office:string-value="A" calcext:value-type="string">
            <text:p>A</text:p>
          </table:table-cell>
          <table:table-cell table:style-name="ce21" table:formula="of:=IF(ISNUMBER([.D17]);[.J$1];&quot;&quot;)" office:value-type="string" office:string-value="I" calcext:value-type="string">
            <text:p>I</text:p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AI" calcext:value-type="string">
            <text:p>JAI</text:p>
          </table:table-cell>
          <table:table-cell table:style-name="ce31"/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 office:value-type="string" office:string-value="I" calcext:value-type="string">
            <text:p>I</text:p>
          </table:table-cell>
          <table:table-cell table:style-name="ce21" table:formula="of:=IF(ISNUMBER([.E18]);[.K$1];&quot;&quot;)" office:value-type="string" office:string-value="E" calcext:value-type="string">
            <text:p>E</text:p>
          </table:table-cell>
          <table:table-cell table:style-name="ce21" table:formula="of:=IF(ISNUMBER([.F18]);[.L$1];&quot;&quot;)">
            <text:p/>
          </table:table-cell>
          <table:table-cell table:style-name="ce24" table:formula="of:=COM.MICROSOFT.CONCAT([.H18:.L18])" office:value-type="string" office:string-value="JIE" calcext:value-type="string">
            <text:p>JIE</text:p>
          </table:table-cell>
          <table:table-cell table:style-name="ce31"/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 office:value-type="string" office:string-value="E" calcext:value-type="string">
            <text:p>E</text:p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EU" calcext:value-type="string">
            <text:p>JE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A" calcext:value-type="string">
            <text:p>A</text:p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 office:value-type="string" office:string-value="E" calcext:value-type="string">
            <text:p>E</text:p>
          </table:table-cell>
          <table:table-cell table:style-name="ce21" table:formula="of:=IF(ISNUMBER([.F20]);[.L$1];&quot;&quot;)">
            <text:p/>
          </table:table-cell>
          <table:table-cell table:style-name="ce24" table:formula="of:=COM.MICROSOFT.CONCAT([.H20:.L20])" office:value-type="string" office:string-value="JAE" calcext:value-type="string">
            <text:p>JAE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 office:value-type="string" office:string-value="J" calcext:value-type="string">
            <text:p>J</text:p>
          </table:table-cell>
          <table:table-cell table:style-name="ce21" table:formula="of:=IF(ISNUMBER([.C21]);[.I$1];&quot;&quot;)" office:value-type="string" office:string-value="A" calcext:value-type="string">
            <text:p>A</text:p>
          </table:table-cell>
          <table:table-cell table:style-name="ce21" table:formula="of:=IF(ISNUMBER([.D21]);[.J$1];&quot;&quot;)">
            <text:p/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JAU" calcext:value-type="string">
            <text:p>JAU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2]);[.H$1];&quot;&quot;)">
            <text:p/>
          </table:table-cell>
          <table:table-cell table:style-name="ce21" table:formula="of:=IF(ISNUMBER([.C22]);[.I$1];&quot;&quot;)" office:value-type="string" office:string-value="A" calcext:value-type="string">
            <text:p>A</text:p>
          </table:table-cell>
          <table:table-cell table:style-name="ce21" table:formula="of:=IF(ISNUMBER([.D22]);[.J$1];&quot;&quot;)" office:value-type="string" office:string-value="I" calcext:value-type="string">
            <text:p>I</text:p>
          </table:table-cell>
          <table:table-cell table:style-name="ce21" table:formula="of:=IF(ISNUMBER([.E22]);[.K$1];&quot;&quot;)" office:value-type="string" office:string-value="E" calcext:value-type="string">
            <text:p>E</text:p>
          </table:table-cell>
          <table:table-cell table:style-name="ce21" table:formula="of:=IF(ISNUMBER([.F22]);[.L$1];&quot;&quot;)">
            <text:p/>
          </table:table-cell>
          <table:table-cell table:style-name="ce24" table:formula="of:=COM.MICROSOFT.CONCAT([.H22:.L22])" office:value-type="string" office:string-value="AIE" calcext:value-type="string">
            <text:p>AIE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 office:value-type="string" office:string-value="A" calcext:value-type="string">
            <text:p>A</text:p>
          </table:table-cell>
          <table:table-cell table:style-name="ce21" table:formula="of:=IF(ISNUMBER([.D23]);[.J$1];&quot;&quot;)" office:value-type="string" office:string-value="I" calcext:value-type="string">
            <text:p>I</text:p>
          </table:table-cell>
          <table:table-cell table:style-name="ce21" table:formula="of:=IF(ISNUMBER([.E23]);[.K$1];&quot;&quot;)">
            <text:p/>
          </table:table-cell>
          <table:table-cell table:style-name="ce21" table:formula="of:=IF(ISNUMBER([.F23]);[.L$1];&quot;&quot;)" office:value-type="string" office:string-value="U" calcext:value-type="string">
            <text:p>U</text:p>
          </table:table-cell>
          <table:table-cell table:style-name="ce24" table:formula="of:=COM.MICROSOFT.CONCAT([.H23:.L23])" office:value-type="string" office:string-value="AIU" calcext:value-type="string">
            <text:p>AIU</text:p>
          </table:table-cell>
          <table:table-cell table:style-name="ce31"/>
        </table:table-row>
        <table:table-row table:style-name="ro4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>
            <text:p/>
          </table:table-cell>
          <table:table-cell table:style-name="ce21" table:formula="of:=IF(ISNUMBER([.C24]);[.I$1];&quot;&quot;)" office:value-type="string" office:string-value="A" calcext:value-type="string">
            <text:p>A</text:p>
          </table:table-cell>
          <table:table-cell table:style-name="ce21" table:formula="of:=IF(ISNUMBER([.D24]);[.J$1];&quot;&quot;)">
            <text:p/>
          </table:table-cell>
          <table:table-cell table:style-name="ce21" table:formula="of:=IF(ISNUMBER([.E24]);[.K$1];&quot;&quot;)" office:value-type="string" office:string-value="E" calcext:value-type="string">
            <text:p>E</text:p>
          </table:table-cell>
          <table:table-cell table:style-name="ce21" table:formula="of:=IF(ISNUMBER([.F24]);[.L$1];&quot;&quot;)" office:value-type="string" office:string-value="U" calcext:value-type="string">
            <text:p>U</text:p>
          </table:table-cell>
          <table:table-cell table:style-name="ce24" table:formula="of:=COM.MICROSOFT.CONCAT([.H24:.L24])" office:value-type="string" office:string-value="AEU" calcext:value-type="string">
            <text:p>AEU</text:p>
          </table:table-cell>
          <table:table-cell table:style-name="ce31"/>
        </table:table-row>
        <table:table-row table:style-name="ro4">
          <table:table-cell table:style-name="ce4"/>
          <table:table-cell table:style-name="ce7"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>
            <text:p/>
          </table:table-cell>
          <table:table-cell table:style-name="ce21" table:formula="of:=IF(ISNUMBER([.D25]);[.J$1];&quot;&quot;)" office:value-type="string" office:string-value="I" calcext:value-type="string">
            <text:p>I</text:p>
          </table:table-cell>
          <table:table-cell table:style-name="ce21" table:formula="of:=IF(ISNUMBER([.E25]);[.K$1];&quot;&quot;)" office:value-type="string" office:string-value="E" calcext:value-type="string">
            <text:p>E</text:p>
          </table:table-cell>
          <table:table-cell table:style-name="ce21" table:formula="of:=IF(ISNUMBER([.F25]);[.L$1];&quot;&quot;)" office:value-type="string" office:string-value="U" calcext:value-type="string">
            <text:p>U</text:p>
          </table:table-cell>
          <table:table-cell table:style-name="ce24" table:formula="of:=COM.MICROSOFT.CONCAT([.H25:.L25])" office:value-type="string" office:string-value="IEU" calcext:value-type="string">
            <text:p>IE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4" table:style-name="ce38" office:value-type="float" office:value="1" calcext:value-type="float">
            <text:p>1</text:p>
          </table:table-cell>
          <table:table-cell table:style-name="ce38"/>
          <table:table-cell table:style-name="ce39"/>
          <table:table-cell table:style-name="ce40" table:formula="of:=IF(ISNUMBER([.B26]);[.H$1];&quot;&quot;)" office:value-type="string" office:string-value="J" calcext:value-type="string">
            <text:p>J</text:p>
          </table:table-cell>
          <table:table-cell table:style-name="ce41" table:formula="of:=IF(ISNUMBER([.C26]);[.I$1];&quot;&quot;)" office:value-type="string" office:string-value="A" calcext:value-type="string">
            <text:p>A</text:p>
          </table:table-cell>
          <table:table-cell table:style-name="ce41" table:formula="of:=IF(ISNUMBER([.D26]);[.J$1];&quot;&quot;)" office:value-type="string" office:string-value="I" calcext:value-type="string">
            <text:p>I</text:p>
          </table:table-cell>
          <table:table-cell table:style-name="ce41" table:formula="of:=IF(ISNUMBER([.E26]);[.K$1];&quot;&quot;)" office:value-type="string" office:string-value="E" calcext:value-type="string">
            <text:p>E</text:p>
          </table:table-cell>
          <table:table-cell table:style-name="ce41" table:formula="of:=IF(ISNUMBER([.F26]);[.L$1];&quot;&quot;)">
            <text:p/>
          </table:table-cell>
          <table:table-cell table:style-name="ce42" table:formula="of:=COM.MICROSOFT.CONCAT([.H26:.L26])" office:value-type="string" office:string-value="JAIE" calcext:value-type="string">
            <text:p>JAIE</text:p>
          </table:table-cell>
          <table:table-cell table:style-name="ce43"/>
        </table:table-row>
        <table:table-row table:style-name="ro4">
          <table:table-cell table:style-name="ce1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7]);[.H$1];&quot;&quot;)">
            <text:p/>
          </table:table-cell>
          <table:table-cell table:style-name="ce21" table:formula="of:=IF(ISNUMBER([.C27]);[.I$1];&quot;&quot;)" office:value-type="string" office:string-value="A" calcext:value-type="string">
            <text:p>A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 office:value-type="string" office:string-value="E" calcext:value-type="string">
            <text:p>E</text:p>
          </table:table-cell>
          <table:table-cell table:style-name="ce21" table:formula="of:=IF(ISNUMBER([.F27]);[.L$1];&quot;&quot;)" office:value-type="string" office:string-value="U" calcext:value-type="string">
            <text:p>U</text:p>
          </table:table-cell>
          <table:table-cell table:style-name="ce24" table:formula="of:=COM.MICROSOFT.CONCAT([.H27:.L27])" office:value-type="string" office:string-value="AIEU" calcext:value-type="string">
            <text:p>AIE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8]);[.H$1];&quot;&quot;)" office:value-type="string" office:string-value="J" calcext:value-type="string">
            <text:p>J</text:p>
          </table:table-cell>
          <table:table-cell table:style-name="ce21" table:formula="of:=IF(ISNUMBER([.C28]);[.I$1];&quot;&quot;)" office:value-type="string" office:string-value="A" calcext:value-type="string">
            <text:p>A</text:p>
          </table:table-cell>
          <table:table-cell table:style-name="ce21" table:formula="of:=IF(ISNUMBER([.D28]);[.J$1];&quot;&quot;)">
            <text:p/>
          </table:table-cell>
          <table:table-cell table:style-name="ce21" table:formula="of:=IF(ISNUMBER([.E28]);[.K$1];&quot;&quot;)" office:value-type="string" office:string-value="E" calcext:value-type="string">
            <text:p>E</text:p>
          </table:table-cell>
          <table:table-cell table:style-name="ce21" table:formula="of:=IF(ISNUMBER([.F28]);[.L$1];&quot;&quot;)" office:value-type="string" office:string-value="U" calcext:value-type="string">
            <text:p>U</text:p>
          </table:table-cell>
          <table:table-cell table:style-name="ce24" table:formula="of:=COM.MICROSOFT.CONCAT([.H28:.L28])" office:value-type="string" office:string-value="JAEU" calcext:value-type="string">
            <text:p>JAEU</text:p>
          </table:table-cell>
          <table:table-cell table:style-name="ce31"/>
        </table:table-row>
        <table:table-row table:style-name="ro4">
          <table:table-cell table:style-name="ce1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9]);[.H$1];&quot;&quot;)" office:value-type="string" office:string-value="J" calcext:value-type="string">
            <text:p>J</text:p>
          </table:table-cell>
          <table:table-cell table:style-name="ce23" table:formula="of:=IF(ISNUMBER([.C29]);[.I$1];&quot;&quot;)">
            <text:p/>
          </table:table-cell>
          <table:table-cell table:style-name="ce23" table:formula="of:=IF(ISNUMBER([.D29]);[.J$1];&quot;&quot;)" office:value-type="string" office:string-value="I" calcext:value-type="string">
            <text:p>I</text:p>
          </table:table-cell>
          <table:table-cell table:style-name="ce23" table:formula="of:=IF(ISNUMBER([.E29]);[.K$1];&quot;&quot;)">
            <text:p/>
          </table:table-cell>
          <table:table-cell table:style-name="ce23" table:formula="of:=IF(ISNUMBER([.F29]);[.L$1];&quot;&quot;)" office:value-type="string" office:string-value="U" calcext:value-type="string">
            <text:p>U</text:p>
          </table:table-cell>
          <table:table-cell table:style-name="ce26" table:formula="of:=COM.MICROSOFT.CONCAT([.H29:.L29])" office:value-type="string" office:string-value="JIU" calcext:value-type="string">
            <text:p>JIU</text:p>
          </table:table-cell>
          <table:table-cell table:style-name="ce31"/>
        </table:table-row>
        <table:table-row table:style-name="ro4">
          <table:table-cell table:style-name="ce1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30]);[.H$1];&quot;&quot;)" office:value-type="string" office:string-value="J" calcext:value-type="string">
            <text:p>J</text:p>
          </table:table-cell>
          <table:table-cell table:style-name="ce23" table:formula="of:=IF(ISNUMBER([.C30]);[.I$1];&quot;&quot;)">
            <text:p/>
          </table:table-cell>
          <table:table-cell table:style-name="ce23" table:formula="of:=IF(ISNUMBER([.D30]);[.J$1];&quot;&quot;)" office:value-type="string" office:string-value="I" calcext:value-type="string">
            <text:p>I</text:p>
          </table:table-cell>
          <table:table-cell table:style-name="ce23" table:formula="of:=IF(ISNUMBER([.E30]);[.K$1];&quot;&quot;)" office:value-type="string" office:string-value="E" calcext:value-type="string">
            <text:p>E</text:p>
          </table:table-cell>
          <table:table-cell table:style-name="ce23" table:formula="of:=IF(ISNUMBER([.F30]);[.L$1];&quot;&quot;)" office:value-type="string" office:string-value="U" calcext:value-type="string">
            <text:p>U</text:p>
          </table:table-cell>
          <table:table-cell table:style-name="ce26" table:formula="of:=COM.MICROSOFT.CONCAT([.H30:.L30])" office:value-type="string" office:string-value="JIEU" calcext:value-type="string">
            <text:p>JIE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31]);[.H$1];&quot;&quot;)" office:value-type="string" office:string-value="J" calcext:value-type="string">
            <text:p>J</text:p>
          </table:table-cell>
          <table:table-cell table:style-name="ce23" table:formula="of:=IF(ISNUMBER([.C31]);[.I$1];&quot;&quot;)" office:value-type="string" office:string-value="A" calcext:value-type="string">
            <text:p>A</text:p>
          </table:table-cell>
          <table:table-cell table:style-name="ce23" table:formula="of:=IF(ISNUMBER([.D31]);[.J$1];&quot;&quot;)" office:value-type="string" office:string-value="I" calcext:value-type="string">
            <text:p>I</text:p>
          </table:table-cell>
          <table:table-cell table:style-name="ce23" table:formula="of:=IF(ISNUMBER([.E31]);[.K$1];&quot;&quot;)">
            <text:p/>
          </table:table-cell>
          <table:table-cell table:style-name="ce23" table:formula="of:=IF(ISNUMBER([.F31]);[.L$1];&quot;&quot;)" office:value-type="string" office:string-value="U" calcext:value-type="string">
            <text:p>U</text:p>
          </table:table-cell>
          <table:table-cell table:style-name="ce26" table:formula="of:=COM.MICROSOFT.CONCAT([.H31:.L31])" office:value-type="string" office:string-value="JAIU" calcext:value-type="string">
            <text:p>JAIU</text:p>
          </table:table-cell>
          <table:table-cell table:style-name="ce31"/>
        </table:table-row>
        <table:table-row table:style-name="ro4">
          <table:table-cell table:style-name="ce1"/>
          <table:table-cell table:number-columns-repeated="5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32]);[.H$1];&quot;&quot;)" office:value-type="string" office:string-value="J" calcext:value-type="string">
            <text:p>J</text:p>
          </table:table-cell>
          <table:table-cell table:style-name="ce23" table:formula="of:=IF(ISNUMBER([.C32]);[.I$1];&quot;&quot;)" office:value-type="string" office:string-value="A" calcext:value-type="string">
            <text:p>A</text:p>
          </table:table-cell>
          <table:table-cell table:style-name="ce23" table:formula="of:=IF(ISNUMBER([.D32]);[.J$1];&quot;&quot;)" office:value-type="string" office:string-value="I" calcext:value-type="string">
            <text:p>I</text:p>
          </table:table-cell>
          <table:table-cell table:style-name="ce23" table:formula="of:=IF(ISNUMBER([.E32]);[.K$1];&quot;&quot;)" office:value-type="string" office:string-value="E" calcext:value-type="string">
            <text:p>E</text:p>
          </table:table-cell>
          <table:table-cell table:style-name="ce23" table:formula="of:=IF(ISNUMBER([.F32]);[.L$1];&quot;&quot;)" office:value-type="string" office:string-value="U" calcext:value-type="string">
            <text:p>U</text:p>
          </table:table-cell>
          <table:table-cell table:style-name="ce26" table:formula="of:=COM.MICROSOFT.CONCAT([.H32:.L32])" office:value-type="string" office:string-value="JAIEU" calcext:value-type="string">
            <text:p>JAIEU</text:p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>
            <text:p/>
          </table:table-cell>
          <table:table-cell table:style-name="ce21" table:formula="of:=IF(ISNUMBER([.D33]);[.J$1];&quot;&quot;)">
            <text:p/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>
            <text:p/>
          </table:table-cell>
          <table:table-cell table:style-name="ce24" table:formula="of:=COM.MICROSOFT.CONCAT([.H33:.L33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>
            <text:p/>
          </table:table-cell>
          <table:table-cell table:style-name="ce21" table:formula="of:=IF(ISNUMBER([.D34]);[.J$1];&quot;&quot;)">
            <text:p/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>
            <text:p/>
          </table:table-cell>
          <table:table-cell table:style-name="ce24" table:formula="of:=COM.MICROSOFT.CONCAT([.H34:.L34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>
            <text:p/>
          </table:table-cell>
          <table:table-cell table:style-name="ce21" table:formula="of:=IF(ISNUMBER([.D35]);[.J$1];&quot;&quot;)">
            <text:p/>
          </table:table-cell>
          <table:table-cell table:style-name="ce21" table:formula="of:=IF(ISNUMBER([.E35]);[.K$1];&quot;&quot;)">
            <text:p/>
          </table:table-cell>
          <table:table-cell table:style-name="ce21" table:formula="of:=IF(ISNUMBER([.F35]);[.L$1];&quot;&quot;)">
            <text:p/>
          </table:table-cell>
          <table:table-cell table:style-name="ce24" table:formula="of:=COM.MICROSOFT.CONCAT([.H35:.L35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6]);[.H$1];&quot;&quot;)">
            <text:p/>
          </table:table-cell>
          <table:table-cell table:style-name="ce21" table:formula="of:=IF(ISNUMBER([.C36]);[.I$1];&quot;&quot;)">
            <text:p/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>
            <text:p/>
          </table:table-cell>
          <table:table-cell table:style-name="ce24" table:formula="of:=COM.MICROSOFT.CONCAT([.H36:.L36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>
            <text:p/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>
            <text:p/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8]);[.H$1];&quot;&quot;)">
            <text:p/>
          </table:table-cell>
          <table:table-cell table:style-name="ce21" table:formula="of:=IF(ISNUMBER([.C38]);[.I$1];&quot;&quot;)">
            <text:p/>
          </table:table-cell>
          <table:table-cell table:style-name="ce21" table:formula="of:=IF(ISNUMBER([.D38]);[.J$1];&quot;&quot;)">
            <text:p/>
          </table:table-cell>
          <table:table-cell table:style-name="ce21" table:formula="of:=IF(ISNUMBER([.E38]);[.K$1];&quot;&quot;)">
            <text:p/>
          </table:table-cell>
          <table:table-cell table:style-name="ce21" table:formula="of:=IF(ISNUMBER([.F38]);[.L$1];&quot;&quot;)">
            <text:p/>
          </table:table-cell>
          <table:table-cell table:style-name="ce24" table:formula="of:=COM.MICROSOFT.CONCAT([.H38:.L38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9]);[.H$1];&quot;&quot;)">
            <text:p/>
          </table:table-cell>
          <table:table-cell table:style-name="ce21" table:formula="of:=IF(ISNUMBER([.C39]);[.I$1];&quot;&quot;)">
            <text:p/>
          </table:table-cell>
          <table:table-cell table:style-name="ce21" table:formula="of:=IF(ISNUMBER([.D39]);[.J$1];&quot;&quot;)">
            <text:p/>
          </table:table-cell>
          <table:table-cell table:style-name="ce21" table:formula="of:=IF(ISNUMBER([.E39]);[.K$1];&quot;&quot;)">
            <text:p/>
          </table:table-cell>
          <table:table-cell table:style-name="ce21" table:formula="of:=IF(ISNUMBER([.F39]);[.L$1];&quot;&quot;)">
            <text:p/>
          </table:table-cell>
          <table:table-cell table:style-name="ce24" table:formula="of:=COM.MICROSOFT.CONCAT([.H39:.L39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>
            <text:p/>
          </table:table-cell>
          <table:table-cell table:style-name="ce21" table:formula="of:=IF(ISNUMBER([.D40]);[.J$1];&quot;&quot;)">
            <text:p/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>
            <text:p/>
          </table:table-cell>
          <table:table-cell table:style-name="ce24" table:formula="of:=COM.MICROSOFT.CONCAT([.H40:.L40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1]);[.H$1];&quot;&quot;)">
            <text:p/>
          </table:table-cell>
          <table:table-cell table:style-name="ce21" table:formula="of:=IF(ISNUMBER([.C41]);[.I$1];&quot;&quot;)">
            <text:p/>
          </table:table-cell>
          <table:table-cell table:style-name="ce21" table:formula="of:=IF(ISNUMBER([.D41]);[.J$1];&quot;&quot;)">
            <text:p/>
          </table:table-cell>
          <table:table-cell table:style-name="ce21" table:formula="of:=IF(ISNUMBER([.E41]);[.K$1];&quot;&quot;)">
            <text:p/>
          </table:table-cell>
          <table:table-cell table:style-name="ce21" table:formula="of:=IF(ISNUMBER([.F41]);[.L$1];&quot;&quot;)">
            <text:p/>
          </table:table-cell>
          <table:table-cell table:style-name="ce24" table:formula="of:=COM.MICROSOFT.CONCAT([.H41:.L41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2]);[.H$1];&quot;&quot;)">
            <text:p/>
          </table:table-cell>
          <table:table-cell table:style-name="ce21" table:formula="of:=IF(ISNUMBER([.C42]);[.I$1];&quot;&quot;)">
            <text:p/>
          </table:table-cell>
          <table:table-cell table:style-name="ce21" table:formula="of:=IF(ISNUMBER([.D42]);[.J$1];&quot;&quot;)">
            <text:p/>
          </table:table-cell>
          <table:table-cell table:style-name="ce21" table:formula="of:=IF(ISNUMBER([.E42]);[.K$1];&quot;&quot;)">
            <text:p/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>
            <text:p/>
          </table:table-cell>
          <table:table-cell table:style-name="ce21" table:formula="of:=IF(ISNUMBER([.D43]);[.J$1];&quot;&quot;)">
            <text:p/>
          </table:table-cell>
          <table:table-cell table:style-name="ce21" table:formula="of:=IF(ISNUMBER([.E43]);[.K$1];&quot;&quot;)">
            <text:p/>
          </table:table-cell>
          <table:table-cell table:style-name="ce21" table:formula="of:=IF(ISNUMBER([.F43]);[.L$1];&quot;&quot;)">
            <text:p/>
          </table:table-cell>
          <table:table-cell table:style-name="ce24" table:formula="of:=COM.MICROSOFT.CONCAT([.H43:.L43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>
            <text:p/>
          </table:table-cell>
          <table:table-cell table:style-name="ce21" table:formula="of:=IF(ISNUMBER([.D44]);[.J$1];&quot;&quot;)">
            <text:p/>
          </table:table-cell>
          <table:table-cell table:style-name="ce21" table:formula="of:=IF(ISNUMBER([.E44]);[.K$1];&quot;&quot;)">
            <text:p/>
          </table:table-cell>
          <table:table-cell table:style-name="ce21" table:formula="of:=IF(ISNUMBER([.F44]);[.L$1];&quot;&quot;)">
            <text:p/>
          </table:table-cell>
          <table:table-cell table:style-name="ce24" table:formula="of:=COM.MICROSOFT.CONCAT([.H44:.L44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5]);[.H$1];&quot;&quot;)">
            <text:p/>
          </table:table-cell>
          <table:table-cell table:style-name="ce21" table:formula="of:=IF(ISNUMBER([.C45]);[.I$1];&quot;&quot;)">
            <text:p/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>
            <text:p/>
          </table:table-cell>
          <table:table-cell table:style-name="ce21" table:formula="of:=IF(ISNUMBER([.F45]);[.L$1];&quot;&quot;)">
            <text:p/>
          </table:table-cell>
          <table:table-cell table:style-name="ce24" table:formula="of:=COM.MICROSOFT.CONCAT([.H45:.L45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6]);[.H$1];&quot;&quot;)">
            <text:p/>
          </table:table-cell>
          <table:table-cell table:style-name="ce21" table:formula="of:=IF(ISNUMBER([.C46]);[.I$1];&quot;&quot;)">
            <text:p/>
          </table:table-cell>
          <table:table-cell table:style-name="ce21" table:formula="of:=IF(ISNUMBER([.D46]);[.J$1];&quot;&quot;)">
            <text:p/>
          </table:table-cell>
          <table:table-cell table:style-name="ce21" table:formula="of:=IF(ISNUMBER([.E46]);[.K$1];&quot;&quot;)">
            <text:p/>
          </table:table-cell>
          <table:table-cell table:style-name="ce21" table:formula="of:=IF(ISNUMBER([.F46]);[.L$1];&quot;&quot;)">
            <text:p/>
          </table:table-cell>
          <table:table-cell table:style-name="ce24" table:formula="of:=COM.MICROSOFT.CONCAT([.H46:.L46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7]);[.H$1];&quot;&quot;)">
            <text:p/>
          </table:table-cell>
          <table:table-cell table:style-name="ce21" table:formula="of:=IF(ISNUMBER([.C47]);[.I$1];&quot;&quot;)">
            <text:p/>
          </table:table-cell>
          <table:table-cell table:style-name="ce21" table:formula="of:=IF(ISNUMBER([.D47]);[.J$1];&quot;&quot;)">
            <text:p/>
          </table:table-cell>
          <table:table-cell table:style-name="ce21" table:formula="of:=IF(ISNUMBER([.E47]);[.K$1];&quot;&quot;)">
            <text:p/>
          </table:table-cell>
          <table:table-cell table:style-name="ce21" table:formula="of:=IF(ISNUMBER([.F47]);[.L$1];&quot;&quot;)">
            <text:p/>
          </table:table-cell>
          <table:table-cell table:style-name="ce24" table:formula="of:=COM.MICROSOFT.CONCAT([.H47:.L47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8]);[.H$1];&quot;&quot;)">
            <text:p/>
          </table:table-cell>
          <table:table-cell table:style-name="ce21" table:formula="of:=IF(ISNUMBER([.C48]);[.I$1];&quot;&quot;)">
            <text:p/>
          </table:table-cell>
          <table:table-cell table:style-name="ce21" table:formula="of:=IF(ISNUMBER([.D48]);[.J$1];&quot;&quot;)">
            <text:p/>
          </table:table-cell>
          <table:table-cell table:style-name="ce21" table:formula="of:=IF(ISNUMBER([.E48]);[.K$1];&quot;&quot;)">
            <text:p/>
          </table:table-cell>
          <table:table-cell table:style-name="ce21" table:formula="of:=IF(ISNUMBER([.F48]);[.L$1];&quot;&quot;)">
            <text:p/>
          </table:table-cell>
          <table:table-cell table:style-name="ce24" table:formula="of:=COM.MICROSOFT.CONCAT([.H48:.L48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9]);[.H$1];&quot;&quot;)">
            <text:p/>
          </table:table-cell>
          <table:table-cell table:style-name="ce21" table:formula="of:=IF(ISNUMBER([.C49]);[.I$1];&quot;&quot;)">
            <text:p/>
          </table:table-cell>
          <table:table-cell table:style-name="ce21" table:formula="of:=IF(ISNUMBER([.D49]);[.J$1];&quot;&quot;)">
            <text:p/>
          </table:table-cell>
          <table:table-cell table:style-name="ce21" table:formula="of:=IF(ISNUMBER([.E49]);[.K$1];&quot;&quot;)">
            <text:p/>
          </table:table-cell>
          <table:table-cell table:style-name="ce21" table:formula="of:=IF(ISNUMBER([.F49]);[.L$1];&quot;&quot;)">
            <text:p/>
          </table:table-cell>
          <table:table-cell table:style-name="ce24" table:formula="of:=COM.MICROSOFT.CONCAT([.H49:.L49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0]);[.H$1];&quot;&quot;)">
            <text:p/>
          </table:table-cell>
          <table:table-cell table:style-name="ce21" table:formula="of:=IF(ISNUMBER([.C50]);[.I$1];&quot;&quot;)">
            <text:p/>
          </table:table-cell>
          <table:table-cell table:style-name="ce21" table:formula="of:=IF(ISNUMBER([.D50]);[.J$1];&quot;&quot;)">
            <text:p/>
          </table:table-cell>
          <table:table-cell table:style-name="ce21" table:formula="of:=IF(ISNUMBER([.E50]);[.K$1];&quot;&quot;)">
            <text:p/>
          </table:table-cell>
          <table:table-cell table:style-name="ce21" table:formula="of:=IF(ISNUMBER([.F50]);[.L$1];&quot;&quot;)">
            <text:p/>
          </table:table-cell>
          <table:table-cell table:style-name="ce24" table:formula="of:=COM.MICROSOFT.CONCAT([.H50:.L50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1]);[.H$1];&quot;&quot;)">
            <text:p/>
          </table:table-cell>
          <table:table-cell table:style-name="ce21" table:formula="of:=IF(ISNUMBER([.C51]);[.I$1];&quot;&quot;)">
            <text:p/>
          </table:table-cell>
          <table:table-cell table:style-name="ce21" table:formula="of:=IF(ISNUMBER([.D51]);[.J$1];&quot;&quot;)">
            <text:p/>
          </table:table-cell>
          <table:table-cell table:style-name="ce21" table:formula="of:=IF(ISNUMBER([.E51]);[.K$1];&quot;&quot;)">
            <text:p/>
          </table:table-cell>
          <table:table-cell table:style-name="ce21" table:formula="of:=IF(ISNUMBER([.F51]);[.L$1];&quot;&quot;)">
            <text:p/>
          </table:table-cell>
          <table:table-cell table:style-name="ce24" table:formula="of:=COM.MICROSOFT.CONCAT([.H51:.L51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2]);[.H$1];&quot;&quot;)">
            <text:p/>
          </table:table-cell>
          <table:table-cell table:style-name="ce21" table:formula="of:=IF(ISNUMBER([.C52]);[.I$1];&quot;&quot;)">
            <text:p/>
          </table:table-cell>
          <table:table-cell table:style-name="ce21" table:formula="of:=IF(ISNUMBER([.D52]);[.J$1];&quot;&quot;)">
            <text:p/>
          </table:table-cell>
          <table:table-cell table:style-name="ce21" table:formula="of:=IF(ISNUMBER([.E52]);[.K$1];&quot;&quot;)">
            <text:p/>
          </table:table-cell>
          <table:table-cell table:style-name="ce21" table:formula="of:=IF(ISNUMBER([.F52]);[.L$1];&quot;&quot;)">
            <text:p/>
          </table:table-cell>
          <table:table-cell table:style-name="ce24" table:formula="of:=COM.MICROSOFT.CONCAT([.H52:.L52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3]);[.H$1];&quot;&quot;)">
            <text:p/>
          </table:table-cell>
          <table:table-cell table:style-name="ce21" table:formula="of:=IF(ISNUMBER([.C53]);[.I$1];&quot;&quot;)">
            <text:p/>
          </table:table-cell>
          <table:table-cell table:style-name="ce21" table:formula="of:=IF(ISNUMBER([.D53]);[.J$1];&quot;&quot;)">
            <text:p/>
          </table:table-cell>
          <table:table-cell table:style-name="ce21" table:formula="of:=IF(ISNUMBER([.E53]);[.K$1];&quot;&quot;)">
            <text:p/>
          </table:table-cell>
          <table:table-cell table:style-name="ce21" table:formula="of:=IF(ISNUMBER([.F53]);[.L$1];&quot;&quot;)">
            <text:p/>
          </table:table-cell>
          <table:table-cell table:style-name="ce24" table:formula="of:=COM.MICROSOFT.CONCAT([.H53:.L53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4]);[.H$1];&quot;&quot;)">
            <text:p/>
          </table:table-cell>
          <table:table-cell table:style-name="ce21" table:formula="of:=IF(ISNUMBER([.C54]);[.I$1];&quot;&quot;)">
            <text:p/>
          </table:table-cell>
          <table:table-cell table:style-name="ce21" table:formula="of:=IF(ISNUMBER([.D54]);[.J$1];&quot;&quot;)">
            <text:p/>
          </table:table-cell>
          <table:table-cell table:style-name="ce21" table:formula="of:=IF(ISNUMBER([.E54]);[.K$1];&quot;&quot;)">
            <text:p/>
          </table:table-cell>
          <table:table-cell table:style-name="ce21" table:formula="of:=IF(ISNUMBER([.F54]);[.L$1];&quot;&quot;)">
            <text:p/>
          </table:table-cell>
          <table:table-cell table:style-name="ce24" table:formula="of:=COM.MICROSOFT.CONCAT([.H54:.L54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5]);[.H$1];&quot;&quot;)">
            <text:p/>
          </table:table-cell>
          <table:table-cell table:style-name="ce21" table:formula="of:=IF(ISNUMBER([.C55]);[.I$1];&quot;&quot;)">
            <text:p/>
          </table:table-cell>
          <table:table-cell table:style-name="ce21" table:formula="of:=IF(ISNUMBER([.D55]);[.J$1];&quot;&quot;)">
            <text:p/>
          </table:table-cell>
          <table:table-cell table:style-name="ce21" table:formula="of:=IF(ISNUMBER([.E55]);[.K$1];&quot;&quot;)">
            <text:p/>
          </table:table-cell>
          <table:table-cell table:style-name="ce21" table:formula="of:=IF(ISNUMBER([.F55]);[.L$1];&quot;&quot;)">
            <text:p/>
          </table:table-cell>
          <table:table-cell table:style-name="ce24" table:formula="of:=COM.MICROSOFT.CONCAT([.H55:.L55])">
            <text:p/>
          </table:table-cell>
          <table:table-cell table:style-name="ce31"/>
        </table:table-row>
        <table:table-row table:style-name="ro4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6]);[.H$1];&quot;&quot;)">
            <text:p/>
          </table:table-cell>
          <table:table-cell table:style-name="ce21" table:formula="of:=IF(ISNUMBER([.C56]);[.I$1];&quot;&quot;)">
            <text:p/>
          </table:table-cell>
          <table:table-cell table:style-name="ce21" table:formula="of:=IF(ISNUMBER([.D56]);[.J$1];&quot;&quot;)">
            <text:p/>
          </table:table-cell>
          <table:table-cell table:style-name="ce21" table:formula="of:=IF(ISNUMBER([.E56]);[.K$1];&quot;&quot;)">
            <text:p/>
          </table:table-cell>
          <table:table-cell table:style-name="ce21" table:formula="of:=IF(ISNUMBER([.F56]);[.L$1];&quot;&quot;)">
            <text:p/>
          </table:table-cell>
          <table:table-cell table:style-name="ce24" table:formula="of:=COM.MICROSOFT.CONCAT([.H56:.L56])">
            <text:p/>
          </table:table-cell>
          <table:table-cell table:style-name="ce31"/>
        </table:table-row>
        <table:table-row table:style-name="ro4" table:number-rows-repeated="1048519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przecinki" table:style-name="ta1">
        <table:table-column table:style-name="co5" table:number-columns-repeated="4" table:default-cell-style-name="ce93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</table:table-row>
        <table:table-row table:style-name="ro3">
          <table:table-cell table:style-name="ce94" office:value-type="string" calcext:value-type="string">
            <text:p>"</text:p>
          </table:table-cell>
          <table:table-cell table:style-name="ce94" office:value-type="string" calcext:value-type="string">
            <text:p>: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Black" svg:font-family="'Arial Black'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.00.0000</text:date>, <text:time style:data-style-name="N2" text:time-value="17:14:21.4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1-29T17:17:05.796000000</dc:date>
    <meta:editing-duration>P6DT21H58M52S</meta:editing-duration>
    <meta:editing-cycles>64</meta:editing-cycles>
    <meta:generator>LibreOffice/7.0.3.1$Windows_X86_64 LibreOffice_project/d7547858d014d4cf69878db179d326fc3483e082</meta:generator>
    <meta:document-statistic meta:table-count="6" meta:cell-count="2742" meta:object-count="0"/>
  </office:meta>
</office:document-meta>
</file>